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8D1000025270000522C5FD20D9B.svm"/>
  <manifest:file-entry manifest:media-type="" manifest:full-path="Pictures/20000537000023B7000036376BEAFE43.svm"/>
  <manifest:file-entry manifest:media-type="" manifest:full-path="Pictures/2000028A000020FF0000169228A4DCF7.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ymbol" svg:font-family="Symbol" style:font-family-generic="roman" style:font-pitch="variable" style:font-charset="x-symbol"/>
    <style:font-face style:name="Times New Roman1" svg:font-family="'Times New Roman'" style:font-family-generic="roman" style:font-pitch="variable" style:font-charset="x-symbol"/>
    <style:font-face style:name="Tahoma2" svg:font-family="Tahoma"/>
    <style:font-face style:name="Courier New" svg:font-family="'Courier New'" style:font-family-generic="modern" style:font-pitch="fixed"/>
    <style:font-face style:name="Arial Unicode MS" svg:font-family="'Arial Unicode MS'" style:font-pitch="variable"/>
    <style:font-face style:name="MS Gothic" svg:font-family="'MS Gothic'" style:font-pitch="variable"/>
    <style:font-face style:name="MS Mincho" svg:font-family="'MS Mincho'" style:font-pitch="variable"/>
    <style:font-face style:name="Tahoma" svg:font-family="Tahoma"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24pt" fo:font-weight="bold" style:font-size-asian="24pt" style:font-weight-asian="bold" style:font-size-complex="24pt" style:font-weight-complex="bold"/>
    </style:style>
    <style:style style:name="P2" style:family="paragraph" style:parent-style-name="Standard">
      <style:text-properties style:font-name="Arial" fo:font-style="italic" style:font-style-asian="italic" style:font-style-complex="italic"/>
    </style:style>
    <style:style style:name="P3" style:family="paragraph" style:parent-style-name="Standard">
      <style:paragraph-properties fo:text-align="center" style:justify-single-word="false"/>
      <style:text-properties style:font-name="Times New Roman" fo:font-size="12pt" fo:font-weight="normal"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style:font-name="Courier New" fo:font-size="10pt" fo:font-weight="normal" style:font-size-asian="10pt" style:font-weight-asian="normal" style:font-size-complex="10pt" style:font-weight-complex="normal"/>
    </style:style>
    <style:style style:name="P5" style:family="paragraph" style:parent-style-name="Standard">
      <style:text-properties fo:font-style="normal" fo:font-weight="normal" style:font-style-asian="normal" style:font-weight-asian="normal" style:font-style-complex="normal" style:font-weight-complex="normal"/>
    </style:style>
    <style:style style:name="P6" style:family="paragraph" style:parent-style-name="Standard">
      <style:paragraph-properties>
        <style:tab-stops>
          <style:tab-stop style:position="1.871cm"/>
        </style:tab-stops>
      </style:paragraph-properties>
      <style:text-properties fo:font-style="normal" fo:font-weight="normal" style:font-style-asian="normal" style:font-weight-asian="normal" style:font-style-complex="normal" style:font-weight-complex="normal"/>
    </style:style>
    <style:style style:name="P7" style:family="paragraph" style:parent-style-name="Standard">
      <style:paragraph-properties fo:text-align="center" style:justify-single-word="false">
        <style:tab-stops>
          <style:tab-stop style:position="1.871cm"/>
        </style:tab-stops>
      </style:paragraph-properties>
      <style:text-properties fo:font-style="normal" fo:font-weight="normal" style:font-style-asian="normal" style:font-weight-asian="normal" style:font-style-complex="normal" style:font-weight-complex="normal"/>
    </style:style>
    <style:style style:name="P8" style:family="paragraph" style:parent-style-name="Standard">
      <style:text-properties fo:font-style="italic" fo:font-weight="normal" style:font-style-asian="italic" style:font-weight-asian="normal" style:font-style-complex="italic" style:font-weight-complex="normal"/>
    </style:style>
    <style:style style:name="P9" style:family="paragraph" style:parent-style-name="Standard">
      <style:paragraph-properties fo:text-align="center" style:justify-single-word="false"/>
      <style:text-properties fo:font-size="9pt" fo:font-style="normal" fo:font-weight="normal" style:font-size-asian="9pt" style:font-style-asian="normal" style:font-weight-asian="normal" style:font-size-complex="9pt" style:font-style-complex="normal" style:font-weight-complex="normal"/>
    </style:style>
    <style:style style:name="P10" style:family="paragraph" style:parent-style-name="Text_20_body">
      <style:paragraph-properties fo:margin-top="0cm" fo:margin-bottom="0.212cm"/>
    </style:style>
    <style:style style:name="P11" style:family="paragraph" style:parent-style-name="Text_20_body">
      <style:paragraph-properties fo:margin-top="0cm" fo:margin-bottom="0.212cm"/>
      <style:text-properties style:font-name="Times New Roman" style:font-name-asian="Symbol" style:font-name-complex="Symbol"/>
    </style:style>
    <style:style style:name="P12" style:family="paragraph" style:parent-style-name="Text_20_body">
      <style:paragraph-properties fo:margin-top="0cm" fo:margin-bottom="0.212cm"/>
      <style:text-properties fo:font-size="10pt" fo:font-style="normal" style:font-size-asian="9pt" style:font-style-asian="normal" style:font-size-complex="9pt" style:font-style-complex="normal"/>
    </style:style>
    <style:style style:name="P13" style:family="paragraph" style:parent-style-name="Text_20_body">
      <style:paragraph-properties fo:text-align="start" style:justify-single-word="false"/>
      <style:text-properties fo:font-style="normal" style:font-style-asian="normal" style:font-style-complex="normal"/>
    </style:style>
    <style:style style:name="P14" style:family="paragraph" style:parent-style-name="Text_20_body">
      <style:paragraph-properties fo:text-align="center" style:justify-single-word="false"/>
      <style:text-properties fo:font-style="normal" style:font-style-asian="normal" style:font-style-complex="normal"/>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center" style:justify-single-word="false"/>
    </style:style>
    <style:style style:name="P17" style:family="paragraph" style:parent-style-name="Heading_20_2">
      <style:paragraph-properties fo:break-before="page"/>
    </style:style>
    <style:style style:name="P18" style:family="paragraph" style:parent-style-name="Standard">
      <style:paragraph-properties fo:break-before="page">
        <style:tab-stops>
          <style:tab-stop style:position="1.871cm"/>
        </style:tab-stops>
      </style:paragraph-properties>
      <style:text-properties fo:font-style="italic" fo:font-weight="normal" style:font-style-asian="italic" style:font-weight-asian="normal" style:font-style-complex="italic" style:font-weight-complex="normal"/>
    </style:style>
    <style:style style:name="P19" style:family="paragraph" style:parent-style-name="Property">
      <style:paragraph-properties fo:margin-top="0cm" fo:margin-bottom="0.3cm" style:shadow="none">
        <style:tab-stops/>
      </style:paragraph-properties>
    </style:style>
    <style:style style:name="P20" style:family="paragraph" style:parent-style-name="Property">
      <style:paragraph-properties fo:margin-top="0cm" fo:margin-bottom="0.3cm" fo:text-align="center" style:justify-single-word="false" style:shadow="none">
        <style:tab-stops/>
      </style:paragraph-properties>
      <style:text-properties style:font-name="Symbol" fo:font-style="normal" fo:font-weight="normal" style:font-name-asian="Symbol" style:font-style-asian="normal" style:font-weight-asian="normal" style:font-name-complex="Symbol" style:font-style-complex="normal" style:font-weight-complex="normal"/>
    </style:style>
    <style:style style:name="P21" style:family="paragraph" style:parent-style-name="Property">
      <style:paragraph-properties fo:margin-left="2.205cm" fo:margin-right="0cm" fo:margin-top="0cm" fo:margin-bottom="0.3cm" fo:text-align="center" style:justify-single-word="false" fo:text-indent="-2.205cm" style:auto-text-indent="false" style:shadow="none">
        <style:tab-stops/>
      </style:paragraph-properties>
      <style:text-properties fo:font-style="normal" fo:font-weight="bold" style:font-style-asian="normal" style:font-weight-asian="bold" style:font-style-complex="normal" style:font-weight-complex="bold"/>
    </style:style>
    <style:style style:name="P22" style:family="paragraph" style:parent-style-name="Property">
      <style:paragraph-properties fo:margin-left="2.205cm" fo:margin-right="0cm" fo:margin-top="0cm" fo:margin-bottom="0.3cm" fo:text-indent="-2.205cm" style:auto-text-indent="false" style:shadow="none">
        <style:tab-stops/>
      </style:paragraph-properties>
      <style:text-properties fo:font-style="normal" fo:font-weight="bold" style:font-style-asian="normal" style:font-weight-asian="bold" style:font-style-complex="normal" style:font-weight-complex="bold"/>
    </style:style>
    <style:style style:name="P23" style:family="paragraph" style:parent-style-name="Text_20_body">
      <style:paragraph-properties fo:margin-left="2.205cm" fo:margin-right="0cm" fo:margin-top="0cm" fo:margin-bottom="0.3cm" fo:text-align="center" style:justify-single-word="false" fo:text-indent="-2.205cm" style:auto-text-indent="false" style:shadow="none">
        <style:tab-stops/>
      </style:paragraph-properties>
      <style:text-properties fo:font-style="normal" fo:font-weight="normal" style:font-style-asian="normal" style:font-weight-asian="normal" style:font-style-complex="normal" style:font-weight-complex="normal"/>
    </style:style>
    <style:style style:name="P24" style:family="paragraph" style:parent-style-name="Text_20_body">
      <style:paragraph-properties fo:margin-left="2.205cm" fo:margin-right="0cm" fo:margin-top="0cm" fo:margin-bottom="0.3cm" fo:text-align="center" style:justify-single-word="false" fo:text-indent="-2.205cm" style:auto-text-indent="false" style:shadow="none">
        <style:tab-stops/>
      </style:paragraph-properties>
      <style:text-properties fo:font-size="9pt" fo:font-style="normal" style:font-size-asian="9pt" style:font-style-asian="normal" style:font-size-complex="9pt" style:font-style-complex="normal"/>
    </style:style>
    <style:style style:name="P25" style:family="paragraph" style:parent-style-name="Text_20_body">
      <style:paragraph-properties fo:margin-left="2.205cm" fo:margin-right="0cm" fo:margin-top="0cm" fo:margin-bottom="0.3cm" fo:text-align="center" style:justify-single-word="false" fo:text-indent="-2.205cm" style:auto-text-indent="false" style:shadow="none">
        <style:tab-stops/>
      </style:paragraph-properties>
      <style:text-properties fo:font-size="9pt" fo:font-style="normal" fo:font-weight="normal" style:font-size-asian="9pt" style:font-style-asian="normal" style:font-weight-asian="normal" style:font-size-complex="9pt" style:font-style-complex="normal" style:font-weight-complex="normal"/>
    </style:style>
    <style:style style:name="P26" style:family="paragraph" style:parent-style-name="Figure">
      <style:paragraph-properties fo:text-align="center" style:justify-single-word="false"/>
      <style:text-properties fo:font-size="9pt" fo:font-style="normal" style:font-size-asian="9pt" style:font-style-asian="normal" style:font-size-complex="9pt" style:font-style-complex="normal"/>
    </style:style>
    <style:style style:name="P27" style:family="paragraph" style:parent-style-name="Property">
      <style:paragraph-properties fo:margin-left="2.646cm" fo:margin-right="0cm" fo:margin-top="0cm" fo:margin-bottom="0.3cm" fo:text-indent="-2.646cm" style:auto-text-indent="false" style:shadow="none">
        <style:tab-stops/>
      </style:paragraph-properties>
      <style:text-properties style:font-name="Arial" fo:font-style="italic" style:font-style-asian="italic" style:font-style-complex="italic"/>
    </style:style>
    <style:style style:name="P28" style:family="paragraph" style:parent-style-name="Text_20_body">
      <style:paragraph-properties fo:margin-top="0cm" fo:margin-bottom="0cm">
        <style:tab-stops>
          <style:tab-stop style:position="0.494cm"/>
          <style:tab-stop style:position="0.988cm"/>
          <style:tab-stop style:position="1.464cm"/>
          <style:tab-stop style:position="1.94cm"/>
        </style:tab-stops>
      </style:paragraph-properties>
    </style:style>
    <style:style style:name="P29" style:family="paragraph" style:parent-style-name="Text_20_body">
      <style:paragraph-properties fo:margin-top="0cm" fo:margin-bottom="0cm">
        <style:tab-stops>
          <style:tab-stop style:position="0.494cm"/>
          <style:tab-stop style:position="0.988cm"/>
          <style:tab-stop style:position="1.464cm"/>
          <style:tab-stop style:position="1.94cm"/>
        </style:tab-stops>
      </style:paragraph-properties>
      <style:text-properties fo:font-style="normal" style:font-style-asian="normal" style:font-style-complex="normal"/>
    </style:style>
    <style:style style:name="P30" style:family="paragraph" style:parent-style-name="Text_20_body">
      <style:paragraph-properties fo:margin-top="0cm" fo:margin-bottom="0cm">
        <style:tab-stops>
          <style:tab-stop style:position="0.494cm"/>
          <style:tab-stop style:position="0.988cm"/>
          <style:tab-stop style:position="1.464cm"/>
          <style:tab-stop style:position="1.94cm"/>
        </style:tab-stops>
      </style:paragraph-properties>
      <style:text-properties fo:font-style="normal" fo:font-weight="normal" style:font-style-asian="normal" style:font-weight-asian="normal" style:font-style-complex="normal" style:font-weight-complex="bold"/>
    </style:style>
    <style:style style:name="P31" style:family="paragraph" style:parent-style-name="Text_20_body">
      <style:paragraph-properties fo:margin-top="0cm" fo:margin-bottom="0cm">
        <style:tab-stops>
          <style:tab-stop style:position="0.494cm"/>
          <style:tab-stop style:position="0.988cm"/>
          <style:tab-stop style:position="1.464cm"/>
          <style:tab-stop style:position="1.94cm"/>
          <style:tab-stop style:position="2.514cm"/>
          <style:tab-stop style:position="3.023cm"/>
        </style:tab-stops>
      </style:paragraph-properties>
    </style:style>
    <style:style style:name="P32" style:family="paragraph" style:parent-style-name="Text_20_body">
      <style:paragraph-properties fo:margin-top="0cm" fo:margin-bottom="0cm">
        <style:tab-stops>
          <style:tab-stop style:position="0.494cm"/>
          <style:tab-stop style:position="0.988cm"/>
          <style:tab-stop style:position="1.464cm"/>
          <style:tab-stop style:position="1.94cm"/>
        </style:tab-stops>
      </style:paragraph-properties>
      <style:text-properties fo:font-weight="normal" style:font-weight-asian="normal" style:font-weight-complex="normal"/>
    </style:style>
    <style:style style:name="P33" style:family="paragraph" style:parent-style-name="Text_20_body">
      <style:paragraph-properties fo:margin-top="0cm" fo:margin-bottom="0cm">
        <style:tab-stops>
          <style:tab-stop style:position="0.494cm"/>
          <style:tab-stop style:position="0.988cm"/>
          <style:tab-stop style:position="1.464cm"/>
          <style:tab-stop style:position="1.94cm"/>
        </style:tab-stops>
      </style:paragraph-properties>
      <style:text-properties fo:font-weight="bold" style:font-weight-asian="bold" style:font-weight-complex="bold"/>
    </style:style>
    <style:style style:name="P34" style:family="paragraph" style:parent-style-name="Property">
      <style:paragraph-properties fo:margin-top="0cm" fo:margin-bottom="0cm">
        <style:tab-stops>
          <style:tab-stop style:position="0.494cm"/>
          <style:tab-stop style:position="0.988cm"/>
          <style:tab-stop style:position="1.464cm"/>
          <style:tab-stop style:position="1.94cm"/>
        </style:tab-stops>
      </style:paragraph-properties>
    </style:style>
    <style:style style:name="P35" style:family="paragraph" style:parent-style-name="Property">
      <style:paragraph-properties fo:margin-top="0cm" fo:margin-bottom="0cm">
        <style:tab-stops>
          <style:tab-stop style:position="0.494cm"/>
          <style:tab-stop style:position="0.988cm"/>
          <style:tab-stop style:position="1.464cm"/>
          <style:tab-stop style:position="1.94cm"/>
        </style:tab-stops>
      </style:paragraph-properties>
      <style:text-properties fo:font-style="normal" fo:font-weight="normal" style:font-style-asian="normal" style:font-weight-asian="normal" style:font-style-complex="normal" style:font-weight-complex="normal"/>
    </style:style>
    <style:style style:name="P36" style:family="paragraph" style:parent-style-name="Standard">
      <style:paragraph-properties fo:margin-top="0cm" fo:margin-bottom="0cm">
        <style:tab-stops>
          <style:tab-stop style:position="0.494cm"/>
          <style:tab-stop style:position="0.988cm"/>
          <style:tab-stop style:position="1.464cm"/>
          <style:tab-stop style:position="1.94cm"/>
        </style:tab-stops>
      </style:paragraph-properties>
    </style:style>
    <style:style style:name="P37" style:family="paragraph" style:parent-style-name="Text_20_body">
      <style:paragraph-properties fo:margin-top="0cm" fo:margin-bottom="0cm" style:shadow="none">
        <style:tab-stops>
          <style:tab-stop style:position="0.494cm"/>
          <style:tab-stop style:position="0.988cm"/>
          <style:tab-stop style:position="1.464cm"/>
          <style:tab-stop style:position="1.94cm"/>
        </style:tab-stops>
      </style:paragraph-properties>
      <style:text-properties style:font-name="Symbol" fo:font-style="normal" fo:font-weight="normal" style:font-name-asian="Symbol" style:font-style-asian="normal" style:font-weight-asian="normal" style:font-name-complex="Symbol" style:font-style-complex="normal" style:font-weight-complex="normal"/>
    </style:style>
    <style:style style:name="P38" style:family="paragraph" style:parent-style-name="Text_20_body">
      <style:paragraph-properties fo:margin-top="0cm" fo:margin-bottom="0cm" style:shadow="none">
        <style:tab-stops>
          <style:tab-stop style:position="0.494cm"/>
          <style:tab-stop style:position="0.988cm"/>
          <style:tab-stop style:position="1.464cm"/>
          <style:tab-stop style:position="1.94cm"/>
        </style:tab-stops>
      </style:paragraph-properties>
      <style:text-properties fo:font-weight="normal" style:font-weight-asian="normal" style:font-weight-complex="normal"/>
    </style:style>
    <style:style style:name="P39" style:family="paragraph" style:parent-style-name="Text_20_body">
      <style:paragraph-properties fo:margin-top="0cm" fo:margin-bottom="0cm" style:shadow="none">
        <style:tab-stops>
          <style:tab-stop style:position="0.494cm"/>
          <style:tab-stop style:position="0.988cm"/>
          <style:tab-stop style:position="1.464cm"/>
          <style:tab-stop style:position="1.94cm"/>
        </style:tab-stops>
      </style:paragraph-properties>
    </style:style>
    <style:style style:name="P40" style:family="paragraph" style:parent-style-name="Text_20_body">
      <style:paragraph-properties fo:margin-top="0cm" fo:margin-bottom="0cm" fo:keep-together="always" style:shadow="none" fo:keep-with-next="always">
        <style:tab-stops>
          <style:tab-stop style:position="0.494cm"/>
          <style:tab-stop style:position="0.988cm"/>
          <style:tab-stop style:position="1.464cm"/>
          <style:tab-stop style:position="1.94cm"/>
        </style:tab-stops>
      </style:paragraph-properties>
    </style:style>
    <style:style style:name="P41" style:family="paragraph" style:parent-style-name="Text_20_body">
      <style:paragraph-properties fo:margin-top="0cm" fo:margin-bottom="0cm" fo:keep-together="always" style:shadow="none" fo:keep-with-next="always">
        <style:tab-stops>
          <style:tab-stop style:position="0.494cm"/>
          <style:tab-stop style:position="0.988cm"/>
          <style:tab-stop style:position="1.464cm"/>
          <style:tab-stop style:position="1.94cm"/>
        </style:tab-stops>
      </style:paragraph-properties>
      <style:text-properties fo:font-weight="bold" style:font-weight-asian="bold" style:font-weight-complex="bold"/>
    </style:style>
    <style:style style:name="P42" style:family="paragraph" style:parent-style-name="Text_20_body">
      <style:paragraph-properties fo:margin-top="0cm" fo:margin-bottom="0cm" fo:keep-together="always" style:shadow="none" fo:keep-with-next="always">
        <style:tab-stops>
          <style:tab-stop style:position="0.494cm"/>
          <style:tab-stop style:position="0.988cm"/>
          <style:tab-stop style:position="1.464cm"/>
          <style:tab-stop style:position="1.94cm"/>
        </style:tab-stops>
      </style:paragraph-properties>
      <style:text-properties fo:font-weight="normal" style:font-weight-asian="normal" style:font-weight-complex="normal"/>
    </style:style>
    <style:style style:name="P43" style:family="paragraph" style:parent-style-name="Text_20_body">
      <style:paragraph-properties fo:margin-top="0cm" fo:margin-bottom="0cm" fo:keep-together="always" fo:keep-with-next="always">
        <style:tab-stops>
          <style:tab-stop style:position="0.494cm"/>
          <style:tab-stop style:position="0.988cm"/>
          <style:tab-stop style:position="1.464cm"/>
          <style:tab-stop style:position="1.94cm"/>
        </style:tab-stops>
      </style:paragraph-properties>
    </style:style>
    <style:style style:name="P44" style:family="paragraph" style:parent-style-name="Property">
      <style:paragraph-properties fo:margin-left="1.266cm" fo:margin-right="0cm" fo:margin-top="0cm" fo:margin-bottom="0.3cm" fo:text-indent="-1.266cm" style:auto-text-indent="false" style:shadow="none">
        <style:tab-stops/>
      </style:paragraph-properties>
      <style:text-properties fo:font-style="normal" fo:font-weight="normal" style:font-style-asian="normal" style:font-weight-asian="normal" style:font-style-complex="normal" style:font-weight-complex="normal"/>
    </style:style>
    <style:style style:name="P45" style:family="paragraph" style:parent-style-name="Text_20_body">
      <style:paragraph-properties fo:margin-left="0.889cm" fo:margin-right="0cm" fo:text-indent="-0.661cm" style:auto-text-indent="false">
        <style:tab-stops/>
      </style:paragraph-properties>
    </style:style>
    <style:style style:name="P46" style:family="paragraph" style:parent-style-name="Text_20_body">
      <style:paragraph-properties fo:margin-left="0.889cm" fo:margin-right="0cm" fo:text-indent="-0.661cm" style:auto-text-indent="false">
        <style:tab-stops/>
      </style:paragraph-properties>
      <style:text-properties style:font-name="Courier New" fo:font-size="10pt" fo:font-style="normal" style:font-size-asian="10pt" style:font-style-asian="normal" style:font-size-complex="10pt" style:font-style-complex="normal"/>
    </style:style>
    <style:style style:name="P47" style:family="paragraph" style:parent-style-name="Text_20_body">
      <style:paragraph-properties fo:margin-left="0.889cm" fo:margin-right="0cm" fo:margin-top="0cm" fo:margin-bottom="0cm" fo:text-indent="-0.661cm" style:auto-text-indent="false">
        <style:tab-stops>
          <style:tab-stop style:position="0.494cm"/>
          <style:tab-stop style:position="0.988cm"/>
          <style:tab-stop style:position="1.464cm"/>
          <style:tab-stop style:position="1.94cm"/>
        </style:tab-stops>
      </style:paragraph-properties>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48" style:family="paragraph" style:parent-style-name="Text_20_body">
      <style:text-properties fo:font-style="normal" style:font-style-asian="normal" style:font-style-complex="normal"/>
    </style:style>
    <style:style style:name="P49" style:family="paragraph" style:parent-style-name="Text_20_body">
      <style:paragraph-properties fo:text-align="start" style:justify-single-word="false"/>
      <style:text-properties fo:font-style="normal" style:font-style-asian="normal" style:font-style-complex="normal"/>
    </style:style>
    <style:style style:name="P50" style:family="paragraph" style:parent-style-name="Text_20_body">
      <style:paragraph-properties fo:text-align="center" style:justify-single-word="false"/>
      <style:text-properties fo:font-style="normal" style:font-style-asian="normal" style:font-style-complex="normal"/>
    </style:style>
    <style:style style:name="P51" style:family="paragraph" style:parent-style-name="Text_20_body">
      <style:paragraph-properties fo:text-align="end" style:justify-single-word="false"/>
      <style:text-properties fo:font-style="normal" style:font-style-asian="normal" style:font-style-complex="normal"/>
    </style:style>
    <style:style style:name="P52" style:family="paragraph" style:parent-style-name="Text_20_body">
      <style:text-properties style:font-name="Courier New" fo:font-style="normal" style:font-name-asian="Symbol" style:font-style-asian="normal" style:font-name-complex="Symbol" style:font-style-complex="normal"/>
    </style:style>
    <style:style style:name="P53" style:family="paragraph" style:parent-style-name="Text_20_body" style:list-style-name="L1">
      <style:paragraph-properties fo:margin-left="0cm" fo:margin-right="0cm" fo:margin-top="0cm" fo:margin-bottom="0.212cm" fo:text-indent="0cm" style:auto-text-indent="false">
        <style:tab-stops>
          <style:tab-stop style:position="0cm"/>
        </style:tab-stops>
      </style:paragraph-properties>
    </style:style>
    <style:style style:name="P54" style:family="paragraph" style:parent-style-name="Text_20_body" style:list-style-name="L1">
      <style:paragraph-properties fo:margin-left="0cm" fo:margin-right="0cm" fo:margin-top="0cm" fo:margin-bottom="0.212cm" fo:text-indent="0cm" style:auto-text-indent="false">
        <style:tab-stops>
          <style:tab-stop style:position="0cm"/>
        </style:tab-stops>
      </style:paragraph-properties>
    </style:style>
    <style:style style:name="P55" style:family="paragraph" style:parent-style-name="Text_20_body" style:list-style-name="L1">
      <style:paragraph-properties fo:margin-left="0cm" fo:margin-right="0cm" fo:margin-top="0cm" fo:margin-bottom="0.212cm" fo:text-indent="0cm" style:auto-text-indent="false">
        <style:tab-stops>
          <style:tab-stop style:position="0cm"/>
        </style:tab-stops>
      </style:paragraph-properties>
    </style:style>
    <style:style style:name="P56" style:family="paragraph" style:parent-style-name="Text_20_body" style:list-style-name="L1">
      <style:paragraph-properties fo:margin-left="0cm" fo:margin-right="0cm" fo:margin-top="0cm" fo:margin-bottom="0.212cm" fo:text-indent="0cm" style:auto-text-indent="false">
        <style:tab-stops>
          <style:tab-stop style:position="0cm"/>
        </style:tab-stops>
      </style:paragraph-properties>
    </style:style>
    <style:style style:name="P57" style:family="paragraph" style:parent-style-name="Text_20_body" style:list-style-name="L1">
      <style:paragraph-properties fo:margin-left="0cm" fo:margin-right="0cm" fo:margin-top="0cm" fo:margin-bottom="0.212cm" fo:text-indent="0cm" style:auto-text-indent="false">
        <style:tab-stops>
          <style:tab-stop style:position="0cm"/>
        </style:tab-stops>
      </style:paragraph-properties>
    </style:style>
    <style:style style:name="P58" style:family="paragraph" style:parent-style-name="Text_20_body" style:list-style-name="L1">
      <style:paragraph-properties fo:margin-left="0cm" fo:margin-right="0cm" fo:margin-top="0cm" fo:margin-bottom="0.212cm" fo:text-indent="0cm" style:auto-text-indent="false">
        <style:tab-stops>
          <style:tab-stop style:position="0cm"/>
        </style:tab-stops>
      </style:paragraph-properties>
    </style:style>
    <style:style style:name="P59" style:family="paragraph" style:parent-style-name="Text_20_body" style:list-style-name="L1">
      <style:paragraph-properties fo:margin-left="0cm" fo:margin-right="0cm" fo:margin-top="0cm" fo:margin-bottom="0.212cm" fo:text-indent="0cm" style:auto-text-indent="false">
        <style:tab-stops>
          <style:tab-stop style:position="0cm"/>
        </style:tab-stops>
      </style:paragraph-properties>
    </style:style>
    <style:style style:name="P60" style:family="paragraph" style:parent-style-name="Text_20_body" style:list-style-name="L1">
      <style:paragraph-properties fo:margin-left="0cm" fo:margin-right="0cm" fo:margin-top="0cm" fo:margin-bottom="0.212cm" fo:text-indent="0cm" style:auto-text-indent="false">
        <style:tab-stops>
          <style:tab-stop style:position="0cm"/>
        </style:tab-stops>
      </style:paragraph-properties>
      <style:text-properties style:font-name="Times New Roman" fo:font-style="italic" style:font-style-asian="italic" style:font-style-complex="italic"/>
    </style:style>
    <style:style style:name="P61" style:family="paragraph" style:parent-style-name="Text_20_body" style:list-style-name="L1">
      <style:paragraph-properties fo:margin-left="0cm" fo:margin-right="0cm" fo:margin-top="0cm" fo:margin-bottom="0.212cm" fo:text-indent="0cm" style:auto-text-indent="false">
        <style:tab-stops>
          <style:tab-stop style:position="0cm"/>
        </style:tab-stops>
      </style:paragraph-properties>
      <style:text-properties style:font-name="Times New Roman" fo:font-style="italic" style:font-style-asian="italic" style:font-style-complex="italic"/>
    </style:style>
    <style:style style:name="P62" style:family="paragraph" style:parent-style-name="Text_20_body" style:list-style-name="L1">
      <style:paragraph-properties fo:margin-left="0cm" fo:margin-right="0cm" fo:margin-top="0cm" fo:margin-bottom="0.212cm" fo:text-indent="0cm" style:auto-text-indent="false">
        <style:tab-stops>
          <style:tab-stop style:position="0cm"/>
        </style:tab-stops>
      </style:paragraph-properties>
      <style:text-properties style:font-name="Times New Roman"/>
    </style:style>
    <style:style style:name="P63" style:family="paragraph" style:parent-style-name="Text_20_body" style:list-style-name="L1">
      <style:paragraph-properties fo:margin-left="0cm" fo:margin-right="0cm" fo:margin-top="0cm" fo:margin-bottom="0.212cm" fo:text-indent="0cm" style:auto-text-indent="false">
        <style:tab-stops>
          <style:tab-stop style:position="0cm"/>
        </style:tab-stops>
      </style:paragraph-properties>
      <style:text-properties style:font-name="Times New Roman"/>
    </style:style>
    <style:style style:name="P64" style:family="paragraph" style:parent-style-name="Text_20_body" style:list-style-name="L1">
      <style:paragraph-properties fo:margin-left="0cm" fo:margin-right="0cm" fo:margin-top="0cm" fo:margin-bottom="0.212cm" fo:text-indent="0cm" style:auto-text-indent="false">
        <style:tab-stops>
          <style:tab-stop style:position="0cm"/>
        </style:tab-stops>
      </style:paragraph-properties>
      <style:text-properties style:font-name="Times New Roman"/>
    </style:style>
    <style:style style:name="P65" style:family="paragraph" style:parent-style-name="Text_20_body" style:master-page-name="">
      <style:paragraph-properties fo:margin-top="0cm" fo:margin-bottom="0cm">
        <style:tab-stops>
          <style:tab-stop style:position="0.494cm"/>
          <style:tab-stop style:position="0.988cm"/>
          <style:tab-stop style:position="1.464cm"/>
          <style:tab-stop style:position="1.94cm"/>
        </style:tab-stops>
      </style:paragraph-properties>
    </style:style>
    <style:style style:name="P66" style:family="paragraph" style:parent-style-name="Text_20_body" style:master-page-name="">
      <style:paragraph-properties fo:margin-top="0cm" fo:margin-bottom="0cm" fo:keep-together="always" style:shadow="none" fo:keep-with-next="always">
        <style:tab-stops>
          <style:tab-stop style:position="0.494cm"/>
          <style:tab-stop style:position="0.988cm"/>
          <style:tab-stop style:position="1.464cm"/>
          <style:tab-stop style:position="1.94cm"/>
        </style:tab-stops>
      </style:paragraph-properties>
    </style:style>
    <style:style style:name="P67" style:family="paragraph" style:parent-style-name="Text_20_body" style:master-page-name="">
      <style:paragraph-properties fo:margin-top="0cm" fo:margin-bottom="0cm" fo:keep-together="always" fo:keep-with-next="always">
        <style:tab-stops>
          <style:tab-stop style:position="0.494cm"/>
          <style:tab-stop style:position="0.988cm"/>
          <style:tab-stop style:position="1.464cm"/>
          <style:tab-stop style:position="1.94cm"/>
        </style:tab-stops>
      </style:paragraph-properties>
    </style:style>
    <style:style style:name="P68" style:family="paragraph" style:parent-style-name="Text_20_body" style:master-page-name="">
      <style:paragraph-properties fo:margin-top="0cm" fo:margin-bottom="0cm">
        <style:tab-stops>
          <style:tab-stop style:position="0.494cm"/>
          <style:tab-stop style:position="0.988cm"/>
          <style:tab-stop style:position="1.464cm"/>
          <style:tab-stop style:position="1.94cm"/>
        </style:tab-stops>
      </style:paragraph-properties>
    </style:style>
    <style:style style:name="P69" style:family="paragraph" style:parent-style-name="Text_20_body" style:master-page-name="">
      <style:paragraph-properties fo:margin-top="0cm" fo:margin-bottom="0cm">
        <style:tab-stops>
          <style:tab-stop style:position="0.494cm"/>
          <style:tab-stop style:position="0.988cm"/>
          <style:tab-stop style:position="1.464cm"/>
          <style:tab-stop style:position="1.94cm"/>
        </style:tab-stops>
      </style:paragraph-properties>
    </style:style>
    <style:style style:name="P70" style:family="paragraph" style:parent-style-name="Text_20_body">
      <style:paragraph-properties fo:margin-left="1.245cm" fo:margin-right="0cm" fo:margin-top="0cm" fo:margin-bottom="0cm" fo:text-indent="0cm" style:auto-text-indent="false" style:shadow="none"/>
      <style:text-properties style:font-name="Courier New" fo:font-style="normal" style:font-style-asian="normal" style:font-style-complex="normal"/>
    </style:style>
    <style:style style:name="P71" style:family="paragraph" style:parent-style-name="Standard" style:master-page-name="">
      <style:paragraph-properties fo:keep-together="always" style:shadow="none" fo:keep-with-next="always"/>
      <style:text-properties style:font-name="Arial" fo:font-style="italic" style:font-style-asian="italic" style:font-style-complex="italic"/>
    </style:style>
    <style:style style:name="P72" style:family="paragraph" style:parent-style-name="Standard" style:master-page-name="">
      <style:paragraph-properties fo:keep-together="always" fo:keep-with-next="always"/>
      <style:text-properties style:font-name="Arial" fo:font-style="italic" style:font-style-asian="italic" style:font-style-complex="italic"/>
    </style:style>
    <style:style style:name="P73" style:family="paragraph" style:parent-style-name="Standard" style:list-style-name="L2">
      <style:paragraph-properties>
        <style:tab-stops>
          <style:tab-stop style:position="1.871cm"/>
        </style:tab-stops>
      </style:paragraph-properties>
      <style:text-properties fo:font-style="normal" fo:font-weight="normal" style:font-style-asian="normal" style:font-weight-asian="normal" style:font-style-complex="normal" style:font-weight-complex="normal"/>
    </style:style>
    <style:style style:name="P74" style:family="paragraph" style:parent-style-name="Standard" style:list-style-name="L2">
      <style:paragraph-properties>
        <style:tab-stops>
          <style:tab-stop style:position="1.871cm"/>
        </style:tab-stops>
      </style:paragraph-properties>
      <style:text-properties fo:font-style="normal" fo:font-weight="normal" style:font-style-asian="normal" style:font-weight-asian="normal" style:font-style-complex="normal" style:font-weight-complex="normal"/>
    </style:style>
    <style:style style:name="P75" style:family="paragraph" style:parent-style-name="Standard" style:list-style-name="L2">
      <style:paragraph-properties>
        <style:tab-stops>
          <style:tab-stop style:position="1.871cm"/>
        </style:tab-stops>
      </style:paragraph-properties>
      <style:text-properties fo:font-style="normal" fo:font-weight="normal" style:font-style-asian="normal" style:font-weight-asian="normal" style:font-style-complex="normal" style:font-weight-complex="normal"/>
    </style:style>
    <style:style style:name="P76" style:family="paragraph" style:parent-style-name="Standard" style:list-style-name="L2">
      <style:paragraph-properties>
        <style:tab-stops>
          <style:tab-stop style:position="1.871cm"/>
        </style:tab-stops>
      </style:paragraph-properties>
      <style:text-properties fo:font-style="normal" fo:font-weight="normal" style:font-style-asian="normal" style:font-weight-asian="normal" style:font-style-complex="normal" style:font-weight-complex="normal"/>
    </style:style>
    <style:style style:name="P77" style:family="paragraph" style:parent-style-name="Standard" style:list-style-name="L2">
      <style:paragraph-properties>
        <style:tab-stops>
          <style:tab-stop style:position="1.871cm"/>
        </style:tab-stops>
      </style:paragraph-properties>
      <style:text-properties fo:font-style="normal" fo:font-weight="normal" style:font-style-asian="normal" style:font-weight-asian="normal" style:font-style-complex="normal" style:font-weight-complex="normal"/>
    </style:style>
    <style:style style:name="P78" style:family="paragraph" style:parent-style-name="Heading_20_1" style:master-page-name="">
      <style:paragraph-properties fo:break-before="page"/>
    </style:style>
    <style:style style:name="P79" style:family="paragraph" style:parent-style-name="Heading_20_1" style:master-page-name="">
      <style:paragraph-properties fo:break-before="page"/>
    </style:style>
    <style:style style:name="P80" style:family="paragraph" style:parent-style-name="Footer" style:master-page-name="">
      <style:paragraph-properties fo:padding="0cm" fo:border-left="none" fo:border-right="none" fo:border-top="0.002cm solid #000000" fo:border-bottom="none" style:shadow="none"/>
      <style:text-properties fo:font-size="8pt" style:font-size-asian="8pt" style:font-size-complex="8pt"/>
    </style:style>
    <style:style style:name="P81" style:family="paragraph" style:parent-style-name="Property" style:master-page-name="">
      <style:paragraph-properties fo:margin-top="0cm" fo:margin-bottom="0.3cm" fo:keep-together="always" style:shadow="none">
        <style:tab-stops/>
      </style:paragraph-properties>
    </style:style>
    <style:style style:name="P82" style:family="paragraph" style:parent-style-name="Property" style:master-page-name="">
      <style:paragraph-properties fo:margin-top="0cm" fo:margin-bottom="0.3cm" fo:keep-together="always" style:shadow="none">
        <style:tab-stops/>
      </style:paragraph-properties>
    </style:style>
    <style:style style:name="P83" style:family="paragraph" style:parent-style-name="Property" style:master-page-name="">
      <style:paragraph-properties fo:margin-top="0cm" fo:margin-bottom="0.3cm" fo:keep-together="always" style:shadow="none">
        <style:tab-stops/>
      </style:paragraph-properties>
    </style:style>
    <style:style style:name="P84" style:family="paragraph" style:parent-style-name="Property" style:master-page-name="">
      <style:paragraph-properties fo:margin-left="1.266cm" fo:margin-right="0cm" fo:margin-top="0cm" fo:margin-bottom="0.3cm" fo:keep-together="always" fo:text-indent="-1.266cm" style:auto-text-indent="false" style:shadow="none">
        <style:tab-stops/>
      </style:paragraph-properties>
    </style:style>
    <style:style style:name="P85" style:family="paragraph" style:parent-style-name="Property" style:master-page-name="">
      <style:paragraph-properties fo:margin-left="1.266cm" fo:margin-right="0cm" fo:margin-top="0cm" fo:margin-bottom="0.3cm" fo:keep-together="always" fo:text-indent="-1.266cm" style:auto-text-indent="false" style:shadow="none">
        <style:tab-stops/>
      </style:paragraph-properties>
    </style:style>
    <style:style style:name="P86" style:family="paragraph">
      <style:paragraph-properties fo:margin-left="0cm" fo:margin-right="0cm" fo:margin-top="0cm" fo:margin-bottom="0cm" fo:line-height="100%" text:enable-numbering="false" fo:text-indent="0cm"/>
    </style:style>
    <style:style style:name="P87"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1" fo:font-size="10pt" fo:font-style="italic"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88" style:family="paragraph">
      <style:paragraph-properties fo:margin-left="0cm" fo:margin-right="0cm" fo:margin-top="0cm" fo:margin-bottom="0cm" fo:line-height="100%" fo:text-align="center" text:enable-numbering="false" fo:text-indent="0cm"/>
    </style:style>
    <style:style style:name="P89"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8pt" fo:font-style="italic"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90"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Symbol" fo:font-size="10pt" fo:font-style="italic"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91"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0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92"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8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93"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Times New Roman" fo:font-size="10pt" fo:font-style="italic"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94"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 fo:font-size="10pt" fo:font-style="italic"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95"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0pt" fo:font-style="italic"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96"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8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97"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Times New Roman" fo:font-size="8pt" fo:font-style="italic"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98"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Symbol" fo:font-size="8pt" fo:font-style="italic"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99"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100"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8pt" fo:font-style="italic"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101"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1" fo:font-size="10pt" fo:font-style="italic"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102"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Symbol" fo:font-size="10pt" fo:font-style="italic"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10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Times New Roman" fo:font-size="10pt" fo:font-style="italic"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104"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1" fo:font-size="10pt" fo:font-style="italic" fo:text-shadow="none" style:text-underline-style="none" fo:font-weight="bold"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style:font-name="Symbol"/>
    </style:style>
    <style:style style:name="T2" style:family="text">
      <style:text-properties style:font-name="Symbol" fo:font-style="normal" style:font-style-asian="normal" style:font-style-complex="normal"/>
    </style:style>
    <style:style style:name="T3" style:family="text">
      <style:text-properties style:font-name="Symbol" fo:font-style="normal" style:font-name-asian="Symbol" style:font-style-asian="normal" style:font-name-complex="Symbol" style:font-style-complex="normal"/>
    </style:style>
    <style:style style:name="T4" style:family="text">
      <style:text-properties style:font-name="Symbol" fo:font-style="normal" fo:font-weight="normal" style:font-name-asian="Symbol" style:font-style-asian="normal" style:font-weight-asian="normal" style:font-name-complex="Symbol" style:font-style-complex="normal" style:font-weight-complex="normal"/>
    </style:style>
    <style:style style:name="T5" style:family="text">
      <style:text-properties style:font-name="Symbol" fo:font-style="italic" style:font-style-asian="italic" style:font-style-complex="italic"/>
    </style:style>
    <style:style style:name="T6" style:family="text">
      <style:text-properties style:font-name="Symbol" fo:font-style="italic" style:font-name-asian="Symbol" style:font-style-asian="italic" style:font-name-complex="Symbol" style:font-style-complex="italic"/>
    </style:style>
    <style:style style:name="T7" style:family="text">
      <style:text-properties style:font-name="Symbol" style:font-name-asian="Symbol" style:font-name-complex="Symbol"/>
    </style:style>
    <style:style style:name="T8" style:family="text">
      <style:text-properties style:font-name="Symbol" fo:font-size="12pt" fo:font-style="normal" style:font-size-asian="12pt" style:font-style-asian="normal" style:font-size-complex="12pt" style:font-style-complex="normal"/>
    </style:style>
    <style:style style:name="T9" style:family="text">
      <style:text-properties style:font-name="Symbol" fo:font-size="10pt" fo:font-style="normal" style:font-size-asian="9pt" style:font-style-asian="normal" style:font-size-complex="9pt" style:font-style-complex="normal"/>
    </style:style>
    <style:style style:name="T10" style:family="text">
      <style:text-properties style:font-name="Symbol" fo:font-size="11pt" fo:font-style="normal" style:font-name-asian="Symbol" style:font-size-asian="11pt" style:font-style-asian="normal" style:font-name-complex="Symbol" style:font-size-complex="11pt" style:font-style-complex="normal"/>
    </style:style>
    <style:style style:name="T11" style:family="text">
      <style:text-properties fo:font-style="italic" style:font-style-asian="italic" style:font-style-complex="italic"/>
    </style:style>
    <style:style style:name="T12" style:family="text">
      <style:text-properties fo:font-style="italic" style:font-name-asian="Symbol" style:font-style-asian="italic" style:font-name-complex="Symbol"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style:text-underline-style="none" style:font-style-asian="italic" style:font-style-complex="italic"/>
    </style:style>
    <style:style style:name="T16" style:family="text">
      <style:text-properties style:font-name="Times New Roman"/>
    </style:style>
    <style:style style:name="T17" style:family="text">
      <style:text-properties style:font-name="Times New Roman" fo:font-style="normal" style:font-name-asian="Symbol" style:font-style-asian="normal" style:font-name-complex="Symbol" style:font-style-complex="normal"/>
    </style:style>
    <style:style style:name="T18" style:family="text">
      <style:text-properties style:font-name="Times New Roman" fo:font-style="normal" style:font-style-asian="normal" style:font-style-complex="normal"/>
    </style:style>
    <style:style style:name="T19" style:family="text">
      <style:text-properties style:font-name="Times New Roman" fo:font-style="normal" fo:font-weight="normal" style:font-name-asian="Symbol" style:font-style-asian="normal" style:font-weight-asian="normal" style:font-name-complex="Symbol" style:font-style-complex="normal" style:font-weight-complex="normal"/>
    </style:style>
    <style:style style:name="T20" style:family="text">
      <style:text-properties style:font-name="Times New Roman" fo:font-style="italic" style:font-style-asian="italic" style:font-style-complex="italic"/>
    </style:style>
    <style:style style:name="T21" style:family="text">
      <style:text-properties style:font-name="Times New Roman" fo:font-style="italic" style:font-name-asian="Symbol" style:font-style-asian="italic" style:font-name-complex="Symbol" style:font-style-complex="italic"/>
    </style:style>
    <style:style style:name="T22" style:family="text">
      <style:text-properties style:font-name="Times New Roman" fo:font-style="italic" fo:font-weight="normal" style:font-name-asian="Symbol" style:font-style-asian="italic" style:font-weight-asian="normal" style:font-name-complex="Symbol" style:font-style-complex="italic" style:font-weight-complex="normal"/>
    </style:style>
    <style:style style:name="T23" style:family="text">
      <style:text-properties style:font-name="Times New Roman" fo:font-size="10pt" style:font-name-asian="Symbol" style:font-name-complex="Symbol"/>
    </style:style>
    <style:style style:name="T24" style:family="text">
      <style:text-properties style:font-name="Times New Roman" fo:font-size="10pt" fo:font-style="italic" style:font-name-asian="Symbol" style:font-style-asian="italic" style:font-name-complex="Symbol" style:font-style-complex="italic"/>
    </style:style>
    <style:style style:name="T25" style:family="text">
      <style:text-properties style:font-name="Times New Roman" fo:font-weight="bold" style:font-name-asian="Symbol" style:font-weight-asian="bold" style:font-name-complex="Symbol" style:font-weight-complex="bold"/>
    </style:style>
    <style:style style:name="T26" style:family="text">
      <style:text-properties fo:font-style="normal" style:font-style-asian="normal" style:font-style-complex="normal"/>
    </style:style>
    <style:style style:name="T27" style:family="text">
      <style:text-properties fo:font-style="normal" style:font-name-asian="Symbol" style:font-style-asian="normal" style:font-name-complex="Symbol" style:font-style-complex="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bold" style:font-style-asian="normal" style:font-weight-asian="bold" style:font-style-complex="normal" style:font-weight-complex="bold"/>
    </style:style>
    <style:style style:name="T30" style:family="text">
      <style:text-properties style:text-position="super 58%" style:font-name="Times New Roman" fo:font-style="italic" style:font-style-asian="italic" style:font-style-complex="italic"/>
    </style:style>
    <style:style style:name="T31" style:family="text">
      <style:text-properties style:font-name-asian="Symbol" style:font-name-complex="Symbol"/>
    </style:style>
    <style:style style:name="T32" style:family="text">
      <style:text-properties fo:font-size="9pt" fo:font-weight="bold" style:font-size-asian="9pt" style:font-weight-asian="bold" style:font-size-complex="9pt" style:font-weight-complex="bold"/>
    </style:style>
    <style:style style:name="T33" style:family="text">
      <style:text-properties fo:font-size="9pt" style:font-size-asian="9pt" style:font-size-complex="9pt"/>
    </style:style>
    <style:style style:name="T34" style:family="text">
      <style:text-properties fo:font-size="9pt" fo:font-style="italic" style:font-size-asian="9pt" style:font-style-asian="italic" style:font-size-complex="9pt" style:font-style-complex="italic"/>
    </style:style>
    <style:style style:name="T35" style:family="text">
      <style:text-properties fo:font-size="9pt" fo:font-style="normal" fo:font-weight="bold" style:font-size-asian="9pt" style:font-style-asian="normal" style:font-weight-asian="bold" style:font-size-complex="9pt" style:font-style-complex="normal" style:font-weight-complex="bold"/>
    </style:style>
    <style:style style:name="T36" style:family="text">
      <style:text-properties fo:font-size="9pt" fo:font-style="normal" style:font-size-asian="9pt" style:font-style-asian="normal" style:font-size-complex="9pt" style:font-style-complex="normal"/>
    </style:style>
    <style:style style:name="T37" style:family="text">
      <style:text-properties fo:font-weight="bold" style:font-weight-asian="bold" style:font-weight-complex="bold"/>
    </style:style>
    <style:style style:name="T38" style:family="text">
      <style:text-properties fo:font-weight="normal" style:font-weight-asian="normal" style:font-weight-complex="normal"/>
    </style:style>
    <style:style style:name="T39" style:family="text">
      <style:text-properties style:text-position="sub 58%" fo:font-style="italic" style:font-style-asian="italic" style:font-style-complex="italic"/>
    </style:style>
    <style:style style:name="T40" style:family="text">
      <style:text-properties style:text-position="sub 58%" fo:font-size="10pt" fo:font-style="italic" style:font-style-asian="italic" style:font-style-complex="italic"/>
    </style:style>
    <style:style style:name="T41" style:family="text">
      <style:text-properties fo:font-size="10pt" fo:font-style="normal" style:font-size-asian="9pt" style:font-style-asian="normal" style:font-size-complex="9pt" style:font-style-complex="normal"/>
    </style:style>
    <style:style style:name="T42" style:family="text">
      <style:text-properties fo:font-size="10pt" fo:font-style="italic" style:font-size-asian="9pt" style:font-style-asian="italic" style:font-size-complex="9pt" style:font-style-complex="italic"/>
    </style:style>
    <style:style style:name="T43" style:family="text">
      <style:text-properties style:text-position="sub 70%" fo:font-style="italic" style:font-style-asian="italic" style:font-style-complex="italic"/>
    </style:style>
    <style:style style:name="T44" style:family="text">
      <style:text-properties style:font-name="Courier New" fo:font-size="10pt" fo:font-style="normal" style:font-size-asian="10pt" style:font-style-asian="normal" style:font-size-complex="10pt" style:font-style-complex="normal"/>
    </style:style>
    <style:style style:name="T45" style:family="text">
      <style:text-properties style:font-name="Courier New" fo:font-style="normal" style:font-style-asian="normal" style:font-style-complex="normal"/>
    </style:style>
    <style:style style:name="T46" style:family="text">
      <style:text-properties style:font-name="Courier New"/>
    </style:style>
    <style:style style:name="T47" style:family="text">
      <style:text-properties style:font-name="Times New Roman" fo:font-style="italic" style:font-style-asian="italic" style:font-style-complex="italic"/>
    </style:style>
    <style:style style:name="T48" style:family="text">
      <style:text-properties style:font-name="Times New Roman" fo:font-style="normal" style:font-style-asian="normal" style:font-style-complex="normal"/>
    </style:style>
    <style:style style:name="T49" style:family="text">
      <style:text-properties style:use-window-font-color="true" style:text-outline="false" style:text-line-through-style="none" style:font-name="Arial1" fo:font-size="10pt" fo:font-style="italic"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T50" style:family="text">
      <style:text-properties style:use-window-font-color="true" style:text-outline="false" style:text-line-through-style="none" style:font-name="Arial1" fo:font-size="18pt" fo:font-style="italic"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T51" style:family="text">
      <style:text-properties style:use-window-font-color="true" style:text-outline="false" style:text-line-through-style="none" style:font-name="Symbol" fo:font-size="10pt" fo:font-style="italic"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T52" style:family="text">
      <style:text-properties style:use-window-font-color="true" style:text-outline="false" style:text-line-through-style="none" style:font-name="Arial1" fo:font-size="10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T53" style:family="text">
      <style:text-properties style:use-window-font-color="true" style:text-outline="false" style:text-line-through-style="none" style:font-name="Times New Roman" fo:font-size="10pt" fo:font-style="italic"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T54" style:family="text">
      <style:text-properties style:use-window-font-color="true" style:text-outline="false" style:text-line-through-style="none" style:font-name="Arial" fo:font-size="10pt" fo:font-style="italic"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T55" style:family="text">
      <style:text-properties style:use-window-font-color="true" style:text-outline="false" style:text-line-through-style="none" style:font-name="Arial1" fo:font-size="8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T56" style:family="text">
      <style:text-properties style:use-window-font-color="true" style:text-outline="false" style:text-line-through-style="none" style:font-name="Times New Roman" fo:font-size="8pt" fo:font-style="italic"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T57" style:family="text">
      <style:text-properties style:use-window-font-color="true" style:text-outline="false" style:text-line-through-style="none" style:font-name="Symbol" fo:font-size="8pt" fo:font-style="italic"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T58" style:family="text">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59" style:family="text">
      <style:text-properties style:use-window-font-color="true" style:text-outline="false" style:text-line-through-style="none" style:font-name="Arial1" fo:font-size="18pt" fo:font-style="italic"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60" style:family="text">
      <style:text-properties style:use-window-font-color="true" style:text-outline="false" style:text-line-through-style="none" style:font-name="Arial1" fo:font-size="10pt" fo:font-style="italic"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61" style:family="text">
      <style:text-properties style:use-window-font-color="true" style:text-outline="false" style:text-line-through-style="none" style:font-name="Symbol" fo:font-size="10pt" fo:font-style="italic"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62" style:family="text">
      <style:text-properties style:use-window-font-color="true" style:text-outline="false" style:text-line-through-style="none" style:font-name="Times New Roman" fo:font-size="10pt" fo:font-style="italic"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63" style:family="text">
      <style:text-properties style:use-window-font-color="true" style:text-outline="false" style:text-line-through-style="none" style:font-name="Arial1" fo:font-size="10pt" fo:font-style="italic" fo:text-shadow="none" style:text-underline-style="none" fo:font-weight="bold"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64" style:family="text">
      <style:text-properties style:use-window-font-color="true" style:text-outline="false" style:text-line-through-style="none" style:font-name="Arial" fo:font-size="12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1cm" text:min-label-width="0.635cm"/>
        <style:text-properties style:font-name="StarSymbol"/>
      </text:list-level-style-bullet>
      <text:list-level-style-bullet text:level="2" text:style-name="Bullet_20_Symbols" style:num-suffix="." text:bullet-char="○">
        <style:list-level-properties text:space-before="2.011cm" text:min-label-width="0.635cm"/>
        <style:text-properties style:font-name="StarSymbol"/>
      </text:list-level-style-bullet>
      <text:list-level-style-bullet text:level="3" text:style-name="Bullet_20_Symbols" style:num-suffix="." text:bullet-char="■">
        <style:list-level-properties text:space-before="3.281cm" text:min-label-width="0.635cm"/>
        <style:text-properties style:font-name="StarSymbol"/>
      </text:list-level-style-bullet>
      <text:list-level-style-bullet text:level="4" text:style-name="Bullet_20_Symbols" style:num-suffix="." text:bullet-char="●">
        <style:list-level-properties text:space-before="4.551cm" text:min-label-width="0.635cm"/>
        <style:text-properties style:font-name="StarSymbol"/>
      </text:list-level-style-bullet>
      <text:list-level-style-bullet text:level="5" text:style-name="Bullet_20_Symbols" style:num-suffix="." text:bullet-char="○">
        <style:list-level-properties text:space-before="5.821cm" text:min-label-width="0.635cm"/>
        <style:text-properties style:font-name="StarSymbol"/>
      </text:list-level-style-bullet>
      <text:list-level-style-bullet text:level="6" text:style-name="Bullet_20_Symbols" style:num-suffix="." text:bullet-char="■">
        <style:list-level-properties text:space-before="7.091cm" text:min-label-width="0.635cm"/>
        <style:text-properties style:font-name="StarSymbol"/>
      </text:list-level-style-bullet>
      <text:list-level-style-bullet text:level="7" text:style-name="Bullet_20_Symbols" style:num-suffix="." text:bullet-char="●">
        <style:list-level-properties text:space-before="8.361cm" text:min-label-width="0.635cm"/>
        <style:text-properties style:font-name="StarSymbol"/>
      </text:list-level-style-bullet>
      <text:list-level-style-bullet text:level="8" text:style-name="Bullet_20_Symbols" style:num-suffix="." text:bullet-char="○">
        <style:list-level-properties text:space-before="9.631cm" text:min-label-width="0.635cm"/>
        <style:text-properties style:font-name="StarSymbol"/>
      </text:list-level-style-bullet>
      <text:list-level-style-bullet text:level="9" text:style-name="Bullet_20_Symbols" style:num-suffix="." text:bullet-char="■">
        <style:list-level-properties text:space-before="10.901cm" text:min-label-width="0.635cm"/>
        <style:text-properties style:font-name="StarSymbol"/>
      </text:list-level-style-bullet>
      <text:list-level-style-bullet text:level="10" text:style-name="Bullet_20_Symbols" style:num-suffix="." text:bullet-char="●">
        <style:list-level-properties text:space-before="12.171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Estremità_20_linea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69cm" fo:min-width="0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ffff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Estremità_20_linea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9cm" fo:min-width="0cm" fo:padding-top="0.125cm" fo:padding-bottom="0.125cm" fo:padding-left="0.25cm" fo:padding-right="0.25cm" draw:shadow="hidden" draw:shadow-offset-x="0.3cm" draw:shadow-offset-y="0.3cm" draw:shadow-color="#808080" style:run-through="foreground"/>
    </style:style>
    <style:style style:name="gr8"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49cm" fo:min-width="0.22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2" style:family="graphic">
      <style:graphic-properties style:run-through="foreground" style:wrap="run-through" style:number-wrapped-paragraphs="no-limit" style:vertical-pos="middle" style:vertical-rel="baseline" style:horizontal-pos="from-left" style:horizontal-rel="paragraph"/>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ffff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Estremità_20_linea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svg:stroke-width="0cm" svg:stroke-color="#000000" draw:marker-start="" draw:marker-start-width="0.3cm" draw:marker-start-center="false" draw:marker-end="" draw:marker-end-width="0.3cm" draw:marker-end-center="false" draw:fill="solid" draw:fill-color="#ffff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ffff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svg:stroke-width="0cm" svg:stroke-color="#000000" draw:marker-start="" draw:marker-start-width="0.3cm" draw:marker-start-center="false" draw:marker-end="Estremità_20_linea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svg:stroke-width="0cm" svg:stroke-color="#000000" draw:marker-start="" draw:marker-start-width="0.3cm" draw:marker-start-center="false" draw:marker-end="" draw:marker-end-width="0.3cm" draw:marker-end-center="false" draw:fill="solid" draw:fill-color="#ffff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svg:stroke-width="0cm" svg:stroke-color="#000000" draw:marker-start="" draw:marker-start-width="0.3cm" draw:marker-start-center="false" draw:marker-end="Estremità_20_linea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svg:stroke-width="0cm" svg:stroke-color="#000000" draw:marker-start="" draw:marker-start-width="0.3cm" draw:marker-start-center="false" draw:marker-end="Estremità_20_linea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svg:stroke-width="0cm" svg:stroke-color="#000000" draw:marker-start="" draw:marker-start-width="0.3cm" draw:marker-start-center="false" draw:marker-end="" draw:marker-end-width="0.3cm" draw:marker-end-center="false" draw:fill="solid" draw:fill-color="#ffff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svg:stroke-width="0cm" svg:stroke-color="#000000" draw:marker-start="" draw:marker-start-width="0.3cm" draw:marker-start-center="false" draw:marker-end="Estremità_20_linea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28" style:family="graphic">
      <style:graphic-properties draw:stroke="solid" svg:stroke-width="0cm" svg:stroke-color="#000000" draw:marker-start="" draw:marker-start-width="0.3cm" draw:marker-start-center="false" draw:marker-end="" draw:marker-end-width="0.3cm" draw:marker-end-center="false" draw:fill="solid" draw:fill-color="#ffff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29" style:family="graphic">
      <style:graphic-properties draw:stroke="solid" svg:stroke-width="0cm" svg:stroke-color="#000000" draw:marker-start="" draw:marker-start-width="0.3cm" draw:marker-start-center="false" draw:marker-end="Estremità_20_linea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svg:stroke-width="0cm" svg:stroke-color="#000000" draw:marker-start="" draw:marker-start-width="0.3cm" draw:marker-start-center="false" draw:marker-end="" draw:marker-end-width="0.3cm" draw:marker-end-center="false" draw:fill="solid" draw:fill-color="#ffff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svg:stroke-width="0cm" svg:stroke-color="#000000" draw:marker-start="" draw:marker-start-width="0.3cm" draw:marker-start-center="false" draw:marker-end="Estremità_20_linea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svg:stroke-width="0cm" svg:stroke-color="#000000" draw:marker-start="" draw:marker-start-width="0.3cm" draw:marker-start-center="false" draw:marker-end="" draw:marker-end-width="0.3cm" draw:marker-end-center="false" draw:fill="solid" draw:fill-color="#ffff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3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svg:stroke-width="0cm" svg:stroke-color="#000000" draw:marker-start="" draw:marker-start-width="0.3cm" draw:marker-start-center="false" draw:marker-end="Estremità_20_linea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7" style:family="graphic">
      <style:graphic-properties draw:stroke="solid" svg:stroke-width="0cm" svg:stroke-color="#000000" draw:marker-start="" draw:marker-start-width="0.3cm" draw:marker-start-center="false" draw:marker-end="" draw:marker-end-width="0.3cm" draw:marker-end-center="false" draw:fill="solid" draw:fill-color="#ffff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38" style:family="graphic">
      <style:graphic-properties draw:stroke="solid" svg:stroke-width="0cm" svg:stroke-color="#000000" draw:marker-start="" draw:marker-start-width="0.3cm" draw:marker-start-center="false" draw:marker-end="Estremità_20_linea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40" style:family="graphic">
      <style:graphic-properties draw:stroke="solid" svg:stroke-width="0cm" svg:stroke-color="#000000" draw:marker-start="" draw:marker-start-width="0.3cm" draw:marker-start-center="false" draw:marker-end="" draw:marker-end-width="0.3cm" draw:marker-end-center="false" draw:fill="solid" draw:fill-color="#ffff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41" style:family="graphic">
      <style:graphic-properties draw:stroke="solid" svg:stroke-width="0cm" svg:stroke-color="#000000" draw:marker-start="" draw:marker-start-width="0.3cm" draw:marker-start-center="false" draw:marker-end="Estremità_20_linea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43" style:family="graphic">
      <style:graphic-properties draw:stroke="solid" svg:stroke-width="0cm" svg:stroke-color="#000000" draw:marker-start="" draw:marker-start-width="0.3cm" draw:marker-start-center="false" draw:marker-end="" draw:marker-end-width="0.3cm" draw:marker-end-center="false" draw:fill="solid" draw:fill-color="#ffff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4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4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4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4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4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4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50" style:family="graphic">
      <style:graphic-properties draw:stroke="solid" svg:stroke-width="0cm" svg:stroke-color="#000000" draw:marker-start="" draw:marker-start-width="0.3cm" draw:marker-start-center="false" draw:marker-end="" draw:marker-end-width="0.3cm" draw:marker-end-center="false" draw:fill="solid" draw:fill-color="#ffff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51" style:family="graphic">
      <style:graphic-properties draw:stroke="solid" svg:stroke-width="0cm" svg:stroke-color="#000000" draw:marker-start="" draw:marker-start-width="0.3cm" draw:marker-start-center="false" draw:marker-end="Estremità_20_linea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2" style:family="graphic">
      <style:graphic-properties draw:stroke="solid" svg:stroke-width="0cm" svg:stroke-color="#000000" draw:marker-start="" draw:marker-start-width="0.3cm" draw:marker-start-center="false" draw:marker-end="" draw:marker-end-width="0.3cm" draw:marker-end-center="false" draw:fill="solid" draw:fill-color="#ffff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5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54" style:family="graphic">
      <style:graphic-properties draw:stroke="solid" svg:stroke-width="0cm" svg:stroke-color="#000000" draw:marker-start="" draw:marker-start-width="0.3cm" draw:marker-start-center="false" draw:marker-end="" draw:marker-end-width="0.3cm" draw:marker-end-center="false" draw:fill="solid" draw:fill-color="#ffff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55" style:family="graphic">
      <style:graphic-properties draw:stroke="solid" svg:stroke-width="0cm" svg:stroke-color="#000000" draw:marker-start="" draw:marker-start-width="0.3cm" draw:marker-start-center="false" draw:marker-end="Estremità_20_linea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6" style:family="graphic">
      <style:graphic-properties draw:stroke="solid" svg:stroke-width="0cm" svg:stroke-color="#000000" draw:marker-start="" draw:marker-start-width="0.3cm" draw:marker-start-center="false" draw:marker-end="" draw:marker-end-width="0.3cm" draw:marker-end-center="false" draw:fill="solid" draw:fill-color="#ffff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5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58" style:family="graphic">
      <style:graphic-properties draw:stroke="dash" draw:stroke-dash="Dashed_20__28_var_29_" svg:stroke-width="0.101cm" svg:stroke-color="#000000" draw:marker-start="" draw:marker-start-width="0.45cm" draw:marker-start-center="false" draw:marker-end="Symmetric_20_Arrow" draw:marker-end-width="0.45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59" style:family="graphic">
      <style:graphic-properties draw:stroke="solid" svg:stroke-width="0cm" svg:stroke-color="#000000" draw:marker-start="" draw:marker-start-width="0.3cm" draw:marker-start-center="false" draw:marker-end="Estremità_20_linea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0" style:family="graphic">
      <style:graphic-properties draw:stroke="solid" svg:stroke-width="0cm" svg:stroke-color="#000000" draw:marker-start="" draw:marker-start-width="0.3cm" draw:marker-start-center="false" draw:marker-end="" draw:marker-end-width="0.3cm" draw:marker-end-center="false" draw:fill="solid" draw:fill-color="#ffff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6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6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63" style:family="graphic">
      <style:graphic-properties draw:stroke="solid" svg:stroke-width="0cm" svg:stroke-color="#000000" draw:marker-start="" draw:marker-start-width="0.3cm" draw:marker-start-center="false" draw:marker-end="" draw:marker-end-width="0.3cm" draw:marker-end-center="false" draw:fill="solid" draw:fill-color="#ffff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64" style:family="graphic">
      <style:graphic-properties draw:stroke="solid" svg:stroke-width="0cm" svg:stroke-color="#000000" draw:marker-start="" draw:marker-start-width="0.3cm" draw:marker-start-center="false" draw:marker-end="Estremità_20_linea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5" style:family="graphic">
      <style:graphic-properties draw:stroke="solid" svg:stroke-width="0cm" svg:stroke-color="#000000" draw:marker-start="" draw:marker-start-width="0.3cm" draw:marker-start-center="false" draw:marker-end="" draw:marker-end-width="0.3cm" draw:marker-end-center="false" draw:fill="solid" draw:fill-color="#ffff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6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67" style:family="graphic">
      <style:graphic-properties draw:stroke="solid" svg:stroke-width="0cm" svg:stroke-color="#000000" draw:marker-start="" draw:marker-start-width="0.3cm" draw:marker-start-center="false" draw:marker-end="" draw:marker-end-width="0.3cm" draw:marker-end-center="false" draw:fill="solid" draw:fill-color="#ffff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68" style:family="graphic">
      <style:graphic-properties draw:stroke="solid" svg:stroke-width="0cm" svg:stroke-color="#000000" draw:marker-start="" draw:marker-start-width="0.3cm" draw:marker-start-center="false" draw:marker-end="Estremità_20_linea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70" style:family="graphic">
      <style:graphic-properties draw:stroke="dash" draw:stroke-dash="Dashed_20__28_var_29_" svg:stroke-width="0.101cm" svg:stroke-color="#000000" draw:marker-start="" draw:marker-start-width="0.45cm" draw:marker-start-center="false" draw:marker-end="Symmetric_20_Arrow" draw:marker-end-width="0.45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71" style:family="graphic">
      <style:graphic-properties draw:stroke="solid" svg:stroke-width="0cm" svg:stroke-color="#000000" draw:marker-start="" draw:marker-start-width="0.3cm" draw:marker-start-center="false" draw:marker-end="" draw:marker-end-width="0.3cm" draw:marker-end-center="false" draw:fill="solid" draw:fill-color="#ffff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72" style:family="graphic">
      <style:graphic-properties draw:stroke="solid" svg:stroke-width="0cm" svg:stroke-color="#000000" draw:marker-start="" draw:marker-start-width="0.3cm" draw:marker-start-center="false" draw:marker-end="Estremità_20_linea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3" style:family="graphic">
      <style:graphic-properties draw:stroke="solid" svg:stroke-width="0cm" svg:stroke-color="#000000" draw:marker-start="" draw:marker-start-width="0.3cm" draw:marker-start-center="false" draw:marker-end="" draw:marker-end-width="0.3cm" draw:marker-end-center="false" draw:fill="solid" draw:fill-color="#ffff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7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75" style:family="graphic">
      <style:graphic-properties draw:stroke="solid" svg:stroke-width="0cm" svg:stroke-color="#000000" draw:marker-start="" draw:marker-start-width="0.3cm" draw:marker-start-center="false" draw:marker-end="Estremità_20_linea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6" style:family="graphic">
      <style:graphic-properties draw:stroke="solid" svg:stroke-width="0cm" svg:stroke-color="#000000" draw:marker-start="" draw:marker-start-width="0.3cm" draw:marker-start-center="false" draw:marker-end="" draw:marker-end-width="0.3cm" draw:marker-end-center="false" draw:fill="solid" draw:fill-color="#ffff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7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78" style:family="graphic">
      <style:graphic-properties draw:stroke="dash" draw:stroke-dash="Dashed_20__28_var_29_" svg:stroke-width="0.101cm" svg:stroke-color="#000000" draw:marker-start="" draw:marker-start-width="0.45cm" draw:marker-start-center="false" draw:marker-end="Symmetric_20_Arrow" draw:marker-end-width="0.45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7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8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81" style:family="graphic">
      <style:graphic-properties draw:stroke="solid" svg:stroke-width="0cm" svg:stroke-color="#000000" draw:marker-start="" draw:marker-start-width="0.3cm" draw:marker-start-center="false" draw:marker-end="" draw:marker-end-width="0.3cm" draw:marker-end-center="false" draw:fill="solid" draw:fill-color="#ffff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82" style:family="graphic">
      <style:graphic-properties draw:stroke="solid" svg:stroke-width="0cm" svg:stroke-color="#000000" draw:marker-start="" draw:marker-start-width="0.3cm" draw:marker-start-center="false" draw:marker-end="Estremità_20_linea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3" style:family="graphic">
      <style:graphic-properties draw:stroke="solid" svg:stroke-width="0cm" svg:stroke-color="#000000" draw:marker-start="" draw:marker-start-width="0.3cm" draw:marker-start-center="false" draw:marker-end="" draw:marker-end-width="0.3cm" draw:marker-end-center="false" draw:fill="solid" draw:fill-color="#ffff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8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85" style:family="graphic">
      <style:graphic-properties draw:stroke="solid" svg:stroke-width="0cm" svg:stroke-color="#000000" draw:marker-start="" draw:marker-start-width="0.3cm" draw:marker-start-center="false" draw:marker-end="" draw:marker-end-width="0.3cm" draw:marker-end-center="false" draw:fill="solid" draw:fill-color="#ffff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86" style:family="graphic">
      <style:graphic-properties draw:stroke="solid" svg:stroke-width="0cm" svg:stroke-color="#000000" draw:marker-start="" draw:marker-start-width="0.3cm" draw:marker-start-center="false" draw:marker-end="Estremità_20_linea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7" style:family="graphic">
      <style:graphic-properties draw:stroke="solid" svg:stroke-width="0cm" svg:stroke-color="#000000" draw:marker-start="" draw:marker-start-width="0.3cm" draw:marker-start-center="false" draw:marker-end="" draw:marker-end-width="0.3cm" draw:marker-end-center="false" draw:fill="solid" draw:fill-color="#ffff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8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89" style:family="graphic">
      <style:graphic-properties draw:stroke="dash" draw:stroke-dash="Dashed_20__28_var_29_" svg:stroke-width="0.101cm" svg:stroke-color="#000000" draw:marker-start="" draw:marker-start-width="0.45cm" draw:marker-start-center="false" draw:marker-end="Symmetric_20_Arrow" draw:marker-end-width="0.45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90" style:family="graphic">
      <style:graphic-properties draw:stroke="solid" svg:stroke-width="0cm" svg:stroke-color="#000000" draw:marker-start="" draw:marker-start-width="0.3cm" draw:marker-start-center="false" draw:marker-end="Estremità_20_linea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1" style:family="graphic">
      <style:graphic-properties draw:stroke="solid" svg:stroke-width="0cm" svg:stroke-color="#000000" draw:marker-start="" draw:marker-start-width="0.3cm" draw:marker-start-center="false" draw:marker-end="" draw:marker-end-width="0.3cm" draw:marker-end-center="false" draw:fill="solid" draw:fill-color="#ffff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9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93" style:family="graphic">
      <style:graphic-properties draw:stroke="solid" svg:stroke-width="0cm" svg:stroke-color="#000000" draw:marker-start="" draw:marker-start-width="0.3cm" draw:marker-start-center="false" draw:marker-end="Estremità_20_linea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9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96" style:family="graphic">
      <style:graphic-properties draw:stroke="solid" svg:stroke-width="0cm" svg:stroke-color="#000000" draw:marker-start="" draw:marker-start-width="0.3cm" draw:marker-start-center="false" draw:marker-end="" draw:marker-end-width="0.3cm" draw:marker-end-center="false" draw:fill="solid" draw:fill-color="#ffff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97" style:family="graphic">
      <style:graphic-properties draw:stroke="solid" svg:stroke-width="0cm" svg:stroke-color="#000000" draw:marker-start="" draw:marker-start-width="0.3cm" draw:marker-start-center="false" draw:marker-end="Estremità_20_linea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8" style:family="graphic">
      <style:graphic-properties draw:stroke="solid" svg:stroke-width="0cm" svg:stroke-color="#000000" draw:marker-start="" draw:marker-start-width="0.3cm" draw:marker-start-center="false" draw:marker-end="" draw:marker-end-width="0.3cm" draw:marker-end-center="false" draw:fill="solid" draw:fill-color="#ffff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9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00" style:family="graphic">
      <style:graphic-properties draw:stroke="solid" svg:stroke-width="0cm" svg:stroke-color="#000000" draw:marker-start="" draw:marker-start-width="0.3cm" draw:marker-start-center="false" draw:marker-end="" draw:marker-end-width="0.3cm" draw:marker-end-center="false" draw:fill="solid" draw:fill-color="#ffff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101" style:family="graphic">
      <style:graphic-properties draw:stroke="solid" svg:stroke-width="0cm" svg:stroke-color="#000000" draw:marker-start="" draw:marker-start-width="0.3cm" draw:marker-start-center="false" draw:marker-end="Estremità_20_linea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2" style:family="graphic">
      <style:graphic-properties draw:stroke="solid" svg:stroke-width="0cm" svg:stroke-color="#000000" draw:marker-start="" draw:marker-start-width="0.3cm" draw:marker-start-center="false" draw:marker-end="" draw:marker-end-width="0.3cm" draw:marker-end-center="false" draw:fill="solid" draw:fill-color="#ffff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10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04" style:family="graphic">
      <style:graphic-properties draw:stroke="dash" draw:stroke-dash="Dashed_20__28_var_29_" svg:stroke-width="0.101cm" svg:stroke-color="#000000" draw:marker-start="" draw:marker-start-width="0.45cm" draw:marker-start-center="false" draw:marker-end="Symmetric_20_Arrow" draw:marker-end-width="0.45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05" style:family="graphic">
      <style:graphic-properties draw:stroke="solid" svg:stroke-width="0cm" svg:stroke-color="#000000" draw:marker-start="" draw:marker-start-width="0.3cm" draw:marker-start-center="false" draw:marker-end="Estremità_20_linea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6" style:family="graphic">
      <style:graphic-properties draw:stroke="solid" svg:stroke-width="0cm" svg:stroke-color="#000000" draw:marker-start="" draw:marker-start-width="0.3cm" draw:marker-start-center="false" draw:marker-end="" draw:marker-end-width="0.3cm" draw:marker-end-center="false" draw:fill="solid" draw:fill-color="#ffff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10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08" style:family="graphic">
      <style:graphic-properties draw:stroke="solid" svg:stroke-width="0cm" svg:stroke-color="#000000" draw:marker-start="Symmetric_20_Arrow"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1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11" style:family="graphic">
      <style:graphic-properties draw:stroke="solid" svg:stroke-width="0cm" svg:stroke-color="#000000" draw:marker-start="" draw:marker-start-width="0.3cm" draw:marker-start-center="false" draw:marker-end="" draw:marker-end-width="0.3cm" draw:marker-end-center="false" draw:fill="solid" draw:fill-color="#ffff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112" style:family="graphic">
      <style:graphic-properties draw:stroke="solid" svg:stroke-width="0cm" svg:stroke-color="#000000" draw:marker-start="" draw:marker-start-width="0.3cm" draw:marker-start-center="false" draw:marker-end="Estremità_20_linea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3" style:family="graphic">
      <style:graphic-properties draw:stroke="solid" svg:stroke-width="0cm" svg:stroke-color="#000000" draw:marker-start="" draw:marker-start-width="0.3cm" draw:marker-start-center="false" draw:marker-end="" draw:marker-end-width="0.3cm" draw:marker-end-center="false" draw:fill="solid" draw:fill-color="#ffff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11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15" style:family="graphic">
      <style:graphic-properties draw:stroke="solid" svg:stroke-width="0cm" svg:stroke-color="#000000" draw:marker-start="" draw:marker-start-width="0.3cm" draw:marker-start-center="false" draw:marker-end="" draw:marker-end-width="0.3cm" draw:marker-end-center="false" draw:fill="solid" draw:fill-color="#ffff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116" style:family="graphic">
      <style:graphic-properties draw:stroke="solid" svg:stroke-width="0cm" svg:stroke-color="#000000" draw:marker-start="" draw:marker-start-width="0.3cm" draw:marker-start-center="false" draw:marker-end="Estremità_20_linea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7" style:family="graphic">
      <style:graphic-properties draw:stroke="solid" svg:stroke-width="0cm" svg:stroke-color="#000000" draw:marker-start="" draw:marker-start-width="0.3cm" draw:marker-start-center="false" draw:marker-end="" draw:marker-end-width="0.3cm" draw:marker-end-center="false" draw:fill="solid" draw:fill-color="#ffff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11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19" style:family="graphic">
      <style:graphic-properties draw:stroke="dash" draw:stroke-dash="Dashed_20__28_var_29_" svg:stroke-width="0.101cm" svg:stroke-color="#000000" draw:marker-start="" draw:marker-start-width="0.45cm" draw:marker-start-center="false" draw:marker-end="Symmetric_20_Arrow" draw:marker-end-width="0.45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20" style:family="graphic">
      <style:graphic-properties draw:stroke="solid" svg:stroke-width="0cm" svg:stroke-color="#000000" draw:marker-start="" draw:marker-start-width="0.3cm" draw:marker-start-center="false" draw:marker-end="Estremità_20_linea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1" style:family="graphic">
      <style:graphic-properties draw:stroke="solid" svg:stroke-width="0cm" svg:stroke-color="#000000" draw:marker-start="" draw:marker-start-width="0.3cm" draw:marker-start-center="false" draw:marker-end="" draw:marker-end-width="0.3cm" draw:marker-end-center="false" draw:fill="solid" draw:fill-color="#ffff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12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23" style:family="graphic">
      <style:graphic-properties draw:stroke="solid" svg:stroke-width="0cm" svg:stroke-color="#000000" draw:marker-start="" draw:marker-start-width="0.3cm" draw:marker-start-center="false" draw:marker-end="Estremità_20_linea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2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2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2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2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2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office:automatic-styles>
  <office:body>
    <office:text>
      <office:forms form:automatic-focus="false" form:apply-design-mode="false"/>
      <text:variable-decls>
        <text:variable-decl office:value-type="float" text:name="prop"/>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YRX – pattern matching</text:p>
      <text:p text:style-name="P3">Remo Dentato</text:p>
      <text:p text:style-name="P4">remo@dentato.it</text:p>
      <text:h text:style-name="Heading_20_1" text:outline-level="1">Definitions</text:h>
      <text:p text:style-name="Text_20_body">An automaton is a quintuple <text:span text:style-name="T1"></text:span><text:span text:style-name="T2"> </text:span><text:span text:style-name="T11">, Q, I, F, </text:span><text:span text:style-name="T2">d</text:span><text:span text:style-name="T1"></text:span> <text:s/>where:</text:p>
      <text:list text:style-name="L1">
        <text:list-item>
          <text:p text:style-name="P53"><text:span text:style-name="T3"></text:span><text:span text:style-name="T17"> <text:s/>is a finite alphabet of symbols.</text:span></text:p>
        </text:list-item>
        <text:list-item>
          <text:p text:style-name="P53"><text:span text:style-name="T11">Q</text:span> is the set of states,</text:p>
        </text:list-item>
        <text:list-item>
          <text:p text:style-name="P53"><text:span text:style-name="T11">I</text:span> <text:span text:style-name="T1"></text:span> <text:span text:style-name="T11">Q </text:span><text:span text:style-name="T26">is </text:span>the set of initial states</text:p>
        </text:list-item>
        <text:list-item>
          <text:p text:style-name="P53"><text:span text:style-name="T11">F</text:span> <text:span text:style-name="T1"></text:span> <text:span text:style-name="T11">Q</text:span> <text:span text:style-name="T26">is </text:span>the set of final states </text:p>
        </text:list-item>
        <text:list-item>
          <text:p text:style-name="P53"><text:span text:style-name="T2">d</text:span> is a mapping (<text:span text:style-name="T11">Q </text:span><text:span text:style-name="T1"></text:span><text:span text:style-name="T2"></text:span><text:span text:style-name="T5"> </text:span><text:span text:style-name="T26">)</text:span><text:span text:style-name="T11"> </text:span><text:span text:style-name="T5"> </text:span><text:span text:style-name="T1">2</text:span><text:span text:style-name="T30">Q</text:span> such that<text:line-break/> <text:span text:style-name="T2">d(</text:span><text:span text:style-name="T20">x,a</text:span><text:span text:style-name="T1">) = {</text:span><text:span text:style-name="T20"> y</text:span><text:span text:style-name="T1"></text:span><text:span text:style-name="T20">Q</text:span><text:span text:style-name="T21"> | </text:span><text:span text:style-name="T3"> </text:span><text:span text:style-name="T17">transition from </text:span><text:span text:style-name="T21">x</text:span><text:span text:style-name="T17"> to </text:span><text:span text:style-name="T21">y</text:span><text:span text:style-name="T17"> with label </text:span><text:span text:style-name="T21">a </text:span><text:span text:style-name="T1">}</text:span></text:p>
        </text:list-item>
      </text:list>
      <text:p text:style-name="P11">Given an automaton, we will also use the following notations:</text:p>
      <text:list text:style-name="L1">
        <text:list-item text:start-value="1">
          <text:p text:style-name="P53"><text:span text:style-name="T3">: </text:span><text:span text:style-name="T17"><text:s/>used as a label for transition that may occur regardless the input symbol and without consuming the input.</text:span></text:p>
        </text:list-item>
        <text:list-item>
          <text:p text:style-name="P53"><text:span text:style-name="T1"></text:span><text:span text:style-name="T20">x,y,a</text:span><text:span text:style-name="T1"></text:span> : a <text:span text:style-name="T16">transition from state </text:span><text:span text:style-name="T20">x</text:span><text:span text:style-name="T16"> to state </text:span><text:span text:style-name="T20">y</text:span><text:span text:style-name="T16"> labelled with the symbol </text:span><text:span text:style-name="T20">a</text:span></text:p>
        </text:list-item>
        <text:list-item>
          <text:p text:style-name="P60"><text:span text:style-name="T1"></text:span>x,y,a,t<text:span text:style-name="T1"></text:span> :<text:span text:style-name="T26"> a transition from state </text:span>x<text:span text:style-name="T26"> to state </text:span>y<text:span text:style-name="T26"> labelled with the symbol </text:span>a<text:span text:style-name="T26"> and the tags in the set </text:span>t<text:span text:style-name="T26">.</text:span></text:p>
        </text:list-item>
        <text:list-item>
          <text:p text:style-name="P62"><text:span text:style-name="T11">E</text:span> = { <text:span text:style-name="T7"></text:span><text:span text:style-name="T12">x,y,a</text:span><text:span text:style-name="T7"> | </text:span><text:span text:style-name="T12">x </text:span><text:span text:style-name="T7"></text:span><text:span text:style-name="T12">Q,</text:span><text:span text:style-name="T3"></text:span><text:span text:style-name="T12"> a</text:span><text:span text:style-name="T3"></text:span><text:span text:style-name="T6"> </text:span><text:span text:style-name="T7"><text:s/> </text:span><text:span text:style-name="T12">y </text:span><text:span text:style-name="T7"></text:span><text:span text:style-name="T3">d(</text:span><text:span text:style-name="T12">x,a</text:span><text:span text:style-name="T7">) </text:span>} : the set of all transitions</text:p>
        </text:list-item>
        <text:list-item>
          <text:p text:style-name="P62"><text:span text:style-name="T11">E</text:span>(<text:span text:style-name="T11">x</text:span>) = { <text:span text:style-name="T7"></text:span><text:span text:style-name="T12">x,y,a</text:span><text:span text:style-name="T7"> </text:span><text:span text:style-name="T6"> E</text:span><text:span text:style-name="T7"> </text:span>} : the set of all transitions starting from <text:span text:style-name="T11">x</text:span>.</text:p>
        </text:list-item>
        <text:list-item>
          <text:p text:style-name="P62"><text:span text:style-name="T1">l</text:span>(<text:span text:style-name="T11">x</text:span>) = { <text:span text:style-name="T12">a</text:span><text:span text:style-name="T3"></text:span><text:span text:style-name="T6"></text:span> <text:s/>| <text:s/><text:span text:style-name="T12">x </text:span><text:span text:style-name="T7"></text:span><text:span text:style-name="T12">Q, </text:span><text:span text:style-name="T3"></text:span><text:span text:style-name="T6"> </text:span><text:span text:style-name="T3">d(</text:span><text:span text:style-name="T12">x,a</text:span><text:span text:style-name="T6">) </text:span><text:span text:style-name="T3"><text:s/>  <text:s/></text:span>} : the set of labels of transitions from state <text:span text:style-name="T11">x</text:span></text:p>
        </text:list-item>
        <text:list-item>
          <text:p text:style-name="P60"><text:span text:style-name="T26">the functions </text:span>from<text:span text:style-name="T26">, </text:span>to<text:span text:style-name="T26"> and </text:span>label<text:span text:style-name="T26"> defined as follows:<text:line-break/><text:tab/></text:span><text:span text:style-name="T2"></text:span>x,y,a<text:span text:style-name="T2"></text:span><text:span text:style-name="T26"> </text:span><text:span text:style-name="T3"> </text:span><text:span text:style-name="T7">E <text:s/></text:span><text:span text:style-name="T3"></text:span> from<text:span text:style-name="T26">(</text:span>t<text:span text:style-name="T26">) = </text:span>x<text:span text:style-name="T26"> </text:span><text:span text:style-name="T3"> </text:span><text:span text:style-name="T31">to</text:span><text:span text:style-name="T27">(</text:span><text:span text:style-name="T31">t</text:span><text:span text:style-name="T27">) = </text:span><text:span text:style-name="T31">y</text:span><text:span text:style-name="T27"> <text:s/></text:span><text:span text:style-name="T3"> </text:span><text:span text:style-name="T31">label</text:span><text:span text:style-name="T27">(</text:span><text:span text:style-name="T31">t</text:span><text:span text:style-name="T27">) = </text:span><text:span text:style-name="T31">a</text:span><text:span text:style-name="T27"> <text:line-break/></text:span></text:p>
        </text:list-item>
      </text:list>
      <text:p text:style-name="Text_20_body"><text:span text:style-name="T26">An </text:span><text:span text:style-name="T11">atom</text:span><text:span text:style-name="T26"> can be a symbol </text:span><text:span text:style-name="T11">a,b,c, ...</text:span><text:span text:style-name="T26"> </text:span><text:span text:style-name="T3">  </text:span><text:span text:style-name="T11"><text:s/></text:span><text:span text:style-name="T26">or set of symbols </text:span><text:span text:style-name="T11">[abc]</text:span><text:span text:style-name="T26">.</text:span></text:p>
      <text:p text:style-name="P52"/>
      <text:h text:style-name="P78" text:outline-level="1">Patterns syntax</text:h>
      <text:p text:style-name="P48">A <text:span text:style-name="T11">pattern</text:span> (or <text:span text:style-name="T11">expression</text:span>) is defined by the following BNF:</text:p>
      <text:p text:style-name="P70">&lt;expr&gt; <text:s text:c="4"/>::= &lt;term&gt;+</text:p>
      <text:p text:style-name="P70">&lt;term&gt; <text:s text:c="4"/>::= '(' &lt;expr&gt; &lt;alt&gt;* <text:s/>')' &lt;op&gt; |</text:p>
      <text:p text:style-name="P70"><text:s text:c="15"/>'\E' &lt;escaped&gt; | '\:' |</text:p>
      <text:p text:style-name="P70"><text:s text:c="15"/>&lt;special&gt; &lt;op&gt; |</text:p>
      <text:p text:style-name="P70"><text:s text:c="15"/>&lt;cclass&gt; &lt;op&gt;</text:p>
      <text:p text:style-name="P70">&lt;alt&gt; <text:s text:c="5"/>::= '|' &lt;expr&gt;</text:p>
      <text:p text:style-name="P70">&lt;special&gt; <text:s/>::= '\e' '\N' '\Q' '\I'</text:p>
      <text:p text:style-name="P70"/>
      <text:p text:style-name="P70">&lt;op&gt; <text:s text:c="6"/>::= '<text:span text:style-name="T45">+' | '-' | '*' | '?' | </text:span><text:span text:style-name="T10">e</text:span></text:p>
      <text:p text:style-name="P70">&lt;cclass&gt; <text:s text:c="2"/>::= '[' &lt;esc&gt;* ']' | &lt;escaped&gt;</text:p>
      <text:p text:style-name="P70">&lt;escaped&gt; <text:s/>::= '\x' &lt;hdigit&gt;? &lt;hdigit&gt;? |</text:p>
      <text:p text:style-name="P70"><text:s text:c="15"/>'\' &lt;odigit&gt; <text:span text:style-name="T45">&lt;odigit&gt;? &lt;odigit&gt;</text:span>? |</text:p>
      <text:p text:style-name="P70"><text:s text:c="15"/>'\.' | [^|*+<text:span text:style-name="T45">?()</text:span>-]</text:p>
      <text:p text:style-name="P70">&lt;esc&gt; <text:s text:c="5"/>::= '\' &lt;anychar&gt; | [^\]]</text:p>
      <text:h text:style-name="Heading_20_1" text:outline-level="1">Building the NFA</text:h>
      <text:p text:style-name="P13">Let's start with basic expressions. <text:span text:style-name="T26">Note that arcs in are labeled with set of characters, this means that, in the following, wherever a character is used, it may be freely replaced by an entire set of characters.</text:span></text:p>
      <text:p text:style-name="P13">In other words the NFA for the expression '<text:span text:style-name="T46">[A-Za-z0-9]</text:span>' has only one arc exactly as the NFA for the expression '<text:span text:style-name="T46">A</text:span>'.</text:p>
      <text:p text:style-name="P13">Figure <text:sequence-ref text:reference-format="value" text:ref-name="refFigure0">1</text:sequence-ref> shows how to build expressions made only by characters (and, hence, set of characters).</text:p>
      <text:p text:style-name="P13"/>
      <text:p text:style-name="P14"><draw:g text:anchor-type="as-char" draw:z-index="11" draw:style-name="gr12"><draw:custom-shape draw:style-name="gr13" draw:text-style-name="P99" draw:id="id26" svg:width="0.72cm" svg:height="0.761cm" svg:x="0cm" svg:y="0.93cm"><text:p text:style-name="P88"><text:span text:style-name="T58">1</text:span></text:p><draw:enhanced-geometry svg:viewBox="0 0 21600 21600" draw:glue-points="10800 0 3160 3160 0 10800 3160 18440 10800 21600 18440 18440 21600 10800 18440 3160" draw:text-areas="3200 3200 18400 18400" draw:type="ellipse"/></draw:custom-shape><draw:connector draw:style-name="gr14" draw:text-style-name="P100" draw:type="curve" svg:x1="0.72cm" svg:y1="1.309cm" svg:x2="3.002cm" svg:y2="1.309cm" draw:start-shape="id26" draw:start-glue-point="10" draw:end-shape="id27" draw:end-glue-point="6"><text:p text:style-name="P88"><text:span text:style-name="T59"><text:s/></text:span></text:p></draw:connector><draw:frame draw:style-name="gr15" draw:text-style-name="P101" svg:width="0.69cm" svg:height="0.676cm" svg:x="1.462cm" svg:y="0.69cm"><draw:text-box><text:p text:style-name="P86"><text:span text:style-name="T60">a</text:span></text:p></draw:text-box></draw:frame><draw:custom-shape draw:style-name="gr16" draw:text-style-name="P99" draw:id="id27" svg:width="0.72cm" svg:height="0.761cm" svg:x="3cm" svg:y="0.93cm"><text:p text:style-name="P88"><text:span text:style-name="T58">2</text:span></text:p><draw:enhanced-geometry svg:viewBox="0 0 21600 21600" draw:glue-points="10800 0 3160 3160 0 10800 3160 18440 10800 21600 18440 18440 21600 10800 18440 3160" draw:text-areas="3200 3200 18400 18400" draw:type="ellipse"/></draw:custom-shape><draw:custom-shape draw:style-name="gr17" draw:text-style-name="P99" draw:id="id28" svg:width="0.72cm" svg:height="0.761cm" svg:x="5.761cm" svg:y="4.172cm"><text:p text:style-name="P88"><text:span text:style-name="T58">1</text:span></text:p><draw:enhanced-geometry svg:viewBox="0 0 21600 21600" draw:glue-points="10800 0 3160 3160 0 10800 3160 18440 10800 21600 18440 18440 21600 10800 18440 3160" draw:text-areas="3200 3200 18400 18400" draw:type="ellipse"/></draw:custom-shape><draw:connector draw:style-name="gr18" draw:text-style-name="P100" draw:type="curve" svg:x1="6.481cm" svg:y1="4.551cm" svg:x2="8.762cm" svg:y2="4.551cm" draw:start-shape="id28" draw:start-glue-point="10" draw:end-shape="id29" draw:end-glue-point="6"><text:p text:style-name="P88"><text:span text:style-name="T59"><text:s/></text:span></text:p></draw:connector><draw:frame draw:style-name="gr19" draw:text-style-name="P101" svg:width="0.69cm" svg:height="0.676cm" svg:x="7.223cm" svg:y="3.932cm"><draw:text-box><text:p text:style-name="P86"><text:span text:style-name="T60">a</text:span></text:p></draw:text-box></draw:frame><draw:custom-shape draw:style-name="gr20" draw:text-style-name="P99" draw:id="id29" svg:width="0.72cm" svg:height="0.761cm" svg:x="8.759cm" svg:y="4.172cm"><text:p text:style-name="P88"><text:span text:style-name="T58">2</text:span></text:p><draw:enhanced-geometry svg:viewBox="0 0 21600 21600" draw:glue-points="10800 0 3160 3160 0 10800 3160 18440 10800 21600 18440 18440 21600 10800 18440 3160" draw:text-areas="3200 3200 18400 18400" draw:type="ellipse"/></draw:custom-shape><draw:frame draw:style-name="gr21" draw:text-style-name="P102" svg:width="0.638cm" svg:height="0.676cm" svg:x="7.223cm" svg:y="5.412cm"><draw:text-box><text:p text:style-name="P86"><text:span text:style-name="T61">e</text:span></text:p></draw:text-box></draw:frame><draw:connector draw:style-name="gr22" draw:text-style-name="P100" draw:type="curve" svg:x1="6.119cm" svg:y1="4.932cm" svg:x2="9.119cm" svg:y2="4.932cm" draw:start-shape="id28" draw:start-glue-point="8" draw:end-shape="id29" draw:end-glue-point="8"><text:p text:style-name="P88"><text:span text:style-name="T59"><text:s/></text:span></text:p></draw:connector><draw:connector draw:style-name="gr23" draw:text-style-name="P100" draw:type="curve" draw:line-skew="0.113cm -0.271cm" svg:x1="10.196cm" svg:y1="4.283cm" svg:x2="9.118cm" svg:y2="3.281cm" draw:start-shape="id29" draw:start-glue-point="11" draw:end-shape="id29" draw:end-glue-point="4"><text:p text:style-name="P88"><text:span text:style-name="T59"><text:s/></text:span></text:p></draw:connector><draw:frame draw:style-name="gr24" draw:text-style-name="P101" svg:width="0.69cm" svg:height="0.676cm" svg:x="9.382cm" svg:y="3.33cm"><draw:text-box><text:p text:style-name="P86"><text:span text:style-name="T60">a</text:span></text:p></draw:text-box></draw:frame><draw:custom-shape draw:style-name="gr25" draw:text-style-name="P99" draw:id="id30" svg:width="0.72cm" svg:height="0.761cm" svg:x="5.761cm" svg:y="0.891cm"><text:p text:style-name="P88"><text:span text:style-name="T58">1</text:span></text:p><draw:enhanced-geometry svg:viewBox="0 0 21600 21600" draw:glue-points="10800 0 3160 3160 0 10800 3160 18440 10800 21600 18440 18440 21600 10800 18440 3160" draw:text-areas="3200 3200 18400 18400" draw:type="ellipse"/></draw:custom-shape><draw:connector draw:style-name="gr26" draw:text-style-name="P100" draw:type="curve" svg:x1="6.481cm" svg:y1="1.27cm" svg:x2="8.762cm" svg:y2="1.27cm" draw:start-shape="id30" draw:start-glue-point="10" draw:end-shape="id31" draw:end-glue-point="6"><text:p text:style-name="P88"><text:span text:style-name="T59"><text:s/></text:span></text:p></draw:connector><draw:frame draw:style-name="gr27" draw:text-style-name="P101" svg:width="0.69cm" svg:height="0.676cm" svg:x="7.223cm" svg:y="0.651cm"><draw:text-box><text:p text:style-name="P86"><text:span text:style-name="T60">a</text:span></text:p></draw:text-box></draw:frame><draw:custom-shape draw:style-name="gr28" draw:text-style-name="P99" draw:id="id31" svg:width="0.72cm" svg:height="0.761cm" svg:x="8.759cm" svg:y="0.891cm"><text:p text:style-name="P88"><text:span text:style-name="T58">2</text:span></text:p><draw:enhanced-geometry svg:viewBox="0 0 21600 21600" draw:glue-points="10800 0 3160 3160 0 10800 3160 18440 10800 21600 18440 18440 21600 10800 18440 3160" draw:text-areas="3200 3200 18400 18400" draw:type="ellipse"/></draw:custom-shape><draw:connector draw:style-name="gr29" draw:text-style-name="P100" draw:type="curve" draw:line-skew="0.113cm -0.271cm" svg:x1="10.196cm" svg:y1="1.002cm" svg:x2="9.118cm" svg:y2="0cm" draw:start-shape="id31" draw:start-glue-point="11" draw:end-shape="id31" draw:end-glue-point="4"><text:p text:style-name="P88"><text:span text:style-name="T59"><text:s/></text:span></text:p></draw:connector><draw:frame draw:style-name="gr30" draw:text-style-name="P101" svg:width="0.69cm" svg:height="0.676cm" svg:x="9.382cm" svg:y="0.049cm"><draw:text-box><text:p text:style-name="P86"><text:span text:style-name="T60">a</text:span></text:p></draw:text-box></draw:frame><draw:custom-shape draw:style-name="gr31" draw:text-style-name="P99" draw:id="id32" svg:width="0.72cm" svg:height="0.761cm" svg:x="0.004cm" svg:y="4.052cm"><text:p text:style-name="P88"><text:span text:style-name="T58">1</text:span></text:p><draw:enhanced-geometry svg:viewBox="0 0 21600 21600" draw:glue-points="10800 0 3160 3160 0 10800 3160 18440 10800 21600 18440 18440 21600 10800 18440 3160" draw:text-areas="3200 3200 18400 18400" draw:type="ellipse"/></draw:custom-shape><draw:connector draw:style-name="gr32" draw:text-style-name="P100" draw:type="curve" svg:x1="0.723cm" svg:y1="4.431cm" svg:x2="3.005cm" svg:y2="4.431cm" draw:start-shape="id32" draw:start-glue-point="10" draw:end-shape="id33" draw:end-glue-point="6"><text:p text:style-name="P88"><text:span text:style-name="T59"><text:s/></text:span></text:p></draw:connector><draw:frame draw:style-name="gr33" draw:text-style-name="P101" svg:width="0.69cm" svg:height="0.676cm" svg:x="1.468cm" svg:y="3.812cm"><draw:text-box><text:p text:style-name="P86"><text:span text:style-name="T60">a</text:span></text:p></draw:text-box></draw:frame><draw:custom-shape draw:style-name="gr34" draw:text-style-name="P99" draw:id="id33" svg:width="0.72cm" svg:height="0.761cm" svg:x="3.004cm" svg:y="4.052cm"><text:p text:style-name="P88"><text:span text:style-name="T58">2</text:span></text:p><draw:enhanced-geometry svg:viewBox="0 0 21600 21600" draw:glue-points="10800 0 3160 3160 0 10800 3160 18440 10800 21600 18440 18440 21600 10800 18440 3160" draw:text-areas="3200 3200 18400 18400" draw:type="ellipse"/></draw:custom-shape><draw:frame draw:style-name="gr35" draw:text-style-name="P102" svg:width="0.638cm" svg:height="0.676cm" svg:x="1.468cm" svg:y="5.292cm"><draw:text-box><text:p text:style-name="P86"><text:span text:style-name="T61">e</text:span></text:p></draw:text-box></draw:frame><draw:connector draw:style-name="gr36" draw:text-style-name="P100" draw:type="curve" svg:x1="0.362cm" svg:y1="4.812cm" svg:x2="3.364cm" svg:y2="4.812cm" draw:start-shape="id32" draw:start-glue-point="8" draw:end-shape="id33" draw:end-glue-point="8"><text:p text:style-name="P88"><text:span text:style-name="T59"><text:s/></text:span></text:p></draw:connector><draw:custom-shape draw:style-name="gr37" draw:text-style-name="P99" draw:id="id34" svg:width="0.72cm" svg:height="0.761cm" svg:x="1.579cm" svg:y="8.315cm"><text:p text:style-name="P88"><text:span text:style-name="T58">1</text:span></text:p><draw:enhanced-geometry svg:viewBox="0 0 21600 21600" draw:glue-points="10800 0 3160 3160 0 10800 3160 18440 10800 21600 18440 18440 21600 10800 18440 3160" draw:text-areas="3200 3200 18400 18400" draw:type="ellipse"/></draw:custom-shape><draw:connector draw:style-name="gr38" draw:text-style-name="P100" draw:type="curve" svg:x1="2.298cm" svg:y1="8.694cm" svg:x2="4.58cm" svg:y2="8.694cm" draw:start-shape="id34" draw:start-glue-point="10" draw:end-shape="id35" draw:end-glue-point="6"><text:p text:style-name="P88"><text:span text:style-name="T59"><text:s/></text:span></text:p></draw:connector><draw:frame draw:style-name="gr39" draw:text-style-name="P101" svg:width="0.69cm" svg:height="0.676cm" svg:x="3.043cm" svg:y="8.075cm"><draw:text-box><text:p text:style-name="P86"><text:span text:style-name="T60">a</text:span></text:p></draw:text-box></draw:frame><draw:custom-shape draw:style-name="gr40" draw:text-style-name="P99" draw:id="id35" svg:width="0.72cm" svg:height="0.761cm" svg:x="4.579cm" svg:y="8.315cm"><text:p text:style-name="P88"><text:span text:style-name="T58">2</text:span></text:p><draw:enhanced-geometry svg:viewBox="0 0 21600 21600" draw:glue-points="10800 0 3160 3160 0 10800 3160 18440 10800 21600 18440 18440 21600 10800 18440 3160" draw:text-areas="3200 3200 18400 18400" draw:type="ellipse"/></draw:custom-shape><draw:connector draw:style-name="gr41" draw:text-style-name="P100" draw:type="curve" svg:x1="5.299cm" svg:y1="8.694cm" svg:x2="7.581cm" svg:y2="8.694cm" draw:end-shape="id36" draw:end-glue-point="6"><text:p text:style-name="P88"><text:span text:style-name="T59"><text:s/></text:span></text:p></draw:connector><draw:frame draw:style-name="gr42" draw:text-style-name="P101" svg:width="0.717cm" svg:height="0.676cm" svg:x="6.041cm" svg:y="8.075cm"><draw:text-box><text:p text:style-name="P86"><text:span text:style-name="T60">b</text:span></text:p></draw:text-box></draw:frame><draw:custom-shape draw:style-name="gr43" draw:text-style-name="P99" draw:id="id36" svg:width="0.72cm" svg:height="0.761cm" svg:x="7.579cm" svg:y="8.315cm"><text:p text:style-name="P88"><text:span text:style-name="T58">3</text:span></text:p><draw:enhanced-geometry svg:viewBox="0 0 21600 21600" draw:glue-points="10800 0 3160 3160 0 10800 3160 18440 10800 21600 18440 18440 21600 10800 18440 3160" draw:text-areas="3200 3200 18400 18400" draw:type="ellipse"/></draw:custom-shape><draw:frame draw:style-name="gr44" draw:text-style-name="P103" svg:width="1.061cm" svg:height="0.676cm" svg:x="1.309cm" svg:y="1.752cm"><draw:text-box><text:p text:style-name="P86"><text:span text:style-name="T62">“</text:span><text:span text:style-name="T62">a”</text:span></text:p></draw:text-box></draw:frame><draw:frame draw:style-name="gr45" draw:text-style-name="P103" svg:width="1.299cm" svg:height="0.676cm" svg:x="6.98cm" svg:y="1.752cm"><draw:text-box><text:p text:style-name="P86"><text:span text:style-name="T62">“</text:span><text:span text:style-name="T62">a+”</text:span></text:p></draw:text-box></draw:frame><draw:frame draw:style-name="gr46" draw:text-style-name="P103" svg:width="1.246cm" svg:height="0.676cm" svg:x="1.379cm" svg:y="5.927cm"><draw:text-box><text:p text:style-name="P86"><text:span text:style-name="T62">“</text:span><text:span text:style-name="T62">a?”</text:span></text:p></draw:text-box></draw:frame><draw:frame draw:style-name="gr47" draw:text-style-name="P103" svg:width="1.246cm" svg:height="0.676cm" svg:x="7.049cm" svg:y="5.927cm"><draw:text-box><text:p text:style-name="P86"><text:span text:style-name="T62">“</text:span><text:span text:style-name="T62">a*”</text:span></text:p></draw:text-box></draw:frame><draw:frame draw:style-name="gr48" draw:text-style-name="P103" svg:width="1.246cm" svg:height="0.676cm" svg:x="4.332cm" svg:y="9.426cm"><draw:text-box><text:p text:style-name="P86"><text:span text:style-name="T62">“</text:span><text:span text:style-name="T62">ab”</text:span></text:p></draw:text-box></draw:frame></draw:g></text:p>
      <text:p text:style-name="P13"/>
      <text:p text:style-name="P14"><text:span text:style-name="T32">Figure </text:span><text:span text:style-name="T32"><text:sequence text:ref-name="refFigure0" text:name="Figure" text:formula="ooow:Figure+1" style:num-format="1">1</text:sequence></text:span><text:span text:style-name="T33">: <text:s/></text:span><text:span text:style-name="T34">Basic NFA Construction</text:span></text:p>
      <text:p text:style-name="Standard"/>
      <text:p text:style-name="Text_20_body"><text:span text:style-name="T26">The basic NFA in figure </text:span><text:span text:style-name="T26"><text:sequence-ref text:reference-format="value" text:ref-name="refFigure0">1</text:sequence-ref></text:span><text:span text:style-name="T26"> are not able to describe regular languages. For example the string “abbabbabb...” described by the regular expressions “(abb)+” can't be represented with composition of NFA's from figure 1..</text:span></text:p>
      <text:p text:style-name="Text_20_body"><text:span text:style-name="T26">Figure 2 shows how to create NFA from patterns with parenthesis. Note that some of the </text:span><text:span text:style-name="T5">e</text:span><text:span text:style-name="T18">-transitions are </text:span><text:span text:style-name="T20">tagged. </text:span><text:span text:style-name="T18">These tags will be used in section x to deal with captures and other extensions.</text:span></text:p>
      <text:p text:style-name="Text_20_body"><text:span text:style-name="T26"/></text:p>
      <text:p text:style-name="P51"><text:span text:style-name="T26"><draw:g text:anchor-type="as-char" draw:z-index="12" draw:style-name="gr12"><draw:frame draw:style-name="gr49" draw:text-style-name="P104" svg:width="0.743cm" svg:height="0.676cm" svg:x="3.803cm" svg:y="0cm"><draw:text-box><text:p text:style-name="P86"><text:span text:style-name="T63">X</text:span></text:p></draw:text-box></draw:frame><draw:custom-shape draw:style-name="gr50" draw:text-style-name="P99" draw:id="id37" svg:width="0.72cm" svg:height="0.761cm" svg:x="0cm" svg:y="0.24cm"><text:p text:style-name="P88"><text:span text:style-name="T58">1</text:span></text:p><draw:enhanced-geometry svg:viewBox="0 0 21600 21600" draw:glue-points="10800 0 3160 3160 0 10800 3160 18440 10800 21600 18440 18440 21600 10800 18440 3160" draw:text-areas="3200 3200 18400 18400" draw:type="ellipse"/></draw:custom-shape><draw:connector draw:style-name="gr51" draw:text-style-name="P100" draw:type="curve" svg:x1="0.72cm" svg:y1="0.619cm" svg:x2="2.502cm" svg:y2="0.619cm" draw:start-shape="id37" draw:start-glue-point="10" draw:end-shape="id38" draw:end-glue-point="6"><text:p text:style-name="P88"><text:span text:style-name="T59"><text:s/></text:span></text:p></draw:connector><draw:custom-shape draw:style-name="gr52" draw:text-style-name="P99" draw:id="id38" svg:width="0.722cm" svg:height="0.761cm" svg:x="2.499cm" svg:y="0.24cm"><text:p text:style-name="P88"><text:span text:style-name="T58">2</text:span></text:p><draw:enhanced-geometry svg:viewBox="0 0 21600 21600" draw:glue-points="10800 0 3160 3160 0 10800 3160 18440 10800 21600 18440 18440 21600 10800 18440 3160" draw:text-areas="3200 3200 18400 18400" draw:type="ellipse"/></draw:custom-shape><draw:frame draw:style-name="gr53" draw:text-style-name="P102" svg:width="0.955cm" svg:height="0.756cm" svg:x="1.115cm" svg:y="0cm"><draw:text-box><text:p text:style-name="P86"><text:span text:style-name="T61">e </text:span><text:span text:style-name="T64">/(</text:span></text:p></draw:text-box></draw:frame><draw:custom-shape draw:style-name="gr54" draw:text-style-name="P99" draw:id="id39" svg:width="0.722cm" svg:height="0.761cm" svg:x="5.279cm" svg:y="0.24cm"><text:p text:style-name="P88"><text:span text:style-name="T58">5</text:span></text:p><draw:enhanced-geometry svg:viewBox="0 0 21600 21600" draw:glue-points="10800 0 3160 3160 0 10800 3160 18440 10800 21600 18440 18440 21600 10800 18440 3160" draw:text-areas="3200 3200 18400 18400" draw:type="ellipse"/></draw:custom-shape><draw:connector draw:style-name="gr55" draw:text-style-name="P100" draw:type="curve" svg:x1="6.001cm" svg:y1="0.619cm" svg:x2="7.783cm" svg:y2="0.619cm" draw:start-shape="id39" draw:start-glue-point="10" draw:end-shape="id40" draw:end-glue-point="6"><text:p text:style-name="P88"><text:span text:style-name="T59"><text:s/></text:span></text:p></draw:connector><draw:custom-shape draw:style-name="gr56" draw:text-style-name="P99" draw:id="id40" svg:width="0.72cm" svg:height="0.761cm" svg:x="7.781cm" svg:y="0.24cm"><text:p text:style-name="P88"><text:span text:style-name="T58">3</text:span></text:p><draw:enhanced-geometry svg:viewBox="0 0 21600 21600" draw:glue-points="10800 0 3160 3160 0 10800 3160 18440 10800 21600 18440 18440 21600 10800 18440 3160" draw:text-areas="3200 3200 18400 18400" draw:type="ellipse"/></draw:custom-shape><draw:frame draw:style-name="gr57" draw:text-style-name="P102" svg:width="0.638cm" svg:height="0.676cm" svg:x="6.394cm" svg:y="0cm"><draw:text-box><text:p text:style-name="P86"><text:span text:style-name="T61">e</text:span></text:p></draw:text-box></draw:frame><draw:connector draw:style-name="gr58" draw:text-style-name="P100" draw:type="curve" svg:x1="3.221cm" svg:y1="0.619cm" svg:x2="5.281cm" svg:y2="0.619cm" draw:start-shape="id38" draw:start-glue-point="10" draw:end-shape="id39" draw:end-glue-point="3"><text:p text:style-name="P88"><text:span text:style-name="T59"><text:s/></text:span></text:p></draw:connector><draw:connector draw:style-name="gr59" draw:text-style-name="P100" draw:type="curve" svg:x1="8.5cm" svg:y1="0.619cm" svg:x2="10.282cm" svg:y2="0.619cm" draw:end-shape="id41" draw:end-glue-point="6"><text:p text:style-name="P88"><text:span text:style-name="T59"><text:s/></text:span></text:p></draw:connector><draw:custom-shape draw:style-name="gr60" draw:text-style-name="P99" draw:id="id41" svg:width="0.72cm" svg:height="0.761cm" svg:x="10.28cm" svg:y="0.24cm"><text:p text:style-name="P88"><text:span text:style-name="T58">4</text:span></text:p><draw:enhanced-geometry svg:viewBox="0 0 21600 21600" draw:glue-points="10800 0 3160 3160 0 10800 3160 18440 10800 21600 18440 18440 21600 10800 18440 3160" draw:text-areas="3200 3200 18400 18400" draw:type="ellipse"/></draw:custom-shape><draw:frame draw:style-name="gr61" draw:text-style-name="P102" svg:width="1.061cm" svg:height="0.756cm" svg:x="8.894cm" svg:y="0cm"><draw:text-box><text:p text:style-name="P86"><text:span text:style-name="T61">e </text:span><text:span text:style-name="T64">/ )</text:span></text:p></draw:text-box></draw:frame><draw:frame draw:style-name="gr62" draw:text-style-name="P104" svg:width="0.743cm" svg:height="0.676cm" svg:x="3.764cm" svg:y="2.499cm"><draw:text-box><text:p text:style-name="P86"><text:span text:style-name="T63">X</text:span></text:p></draw:text-box></draw:frame><draw:custom-shape draw:style-name="gr63" draw:text-style-name="P99" draw:id="id42" svg:width="0.72cm" svg:height="0.761cm" svg:x="0cm" svg:y="3.739cm"><text:p text:style-name="P88"><text:span text:style-name="T58">1</text:span></text:p><draw:enhanced-geometry svg:viewBox="0 0 21600 21600" draw:glue-points="10800 0 3160 3160 0 10800 3160 18440 10800 21600 18440 18440 21600 10800 18440 3160" draw:text-areas="3200 3200 18400 18400" draw:type="ellipse"/></draw:custom-shape><draw:connector draw:style-name="gr64" draw:text-style-name="P100" draw:type="curve" svg:x1="0.72cm" svg:y1="4.119cm" svg:x2="2.502cm" svg:y2="4.119cm" draw:start-shape="id42" draw:start-glue-point="10" draw:end-shape="id43" draw:end-glue-point="6"><text:p text:style-name="P88"><text:span text:style-name="T59"><text:s/></text:span></text:p></draw:connector><draw:custom-shape draw:style-name="gr65" draw:text-style-name="P99" draw:id="id43" svg:width="0.722cm" svg:height="0.761cm" svg:x="2.499cm" svg:y="3.739cm"><text:p text:style-name="P88"><text:span text:style-name="T58">2</text:span></text:p><draw:enhanced-geometry svg:viewBox="0 0 21600 21600" draw:glue-points="10800 0 3160 3160 0 10800 3160 18440 10800 21600 18440 18440 21600 10800 18440 3160" draw:text-areas="3200 3200 18400 18400" draw:type="ellipse"/></draw:custom-shape><draw:frame draw:style-name="gr66" draw:text-style-name="P102" svg:width="0.955cm" svg:height="0.756cm" svg:x="1.115cm" svg:y="3.5cm"><draw:text-box><text:p text:style-name="P86"><text:span text:style-name="T61">e </text:span><text:span text:style-name="T64">/(</text:span></text:p></draw:text-box></draw:frame><draw:custom-shape draw:style-name="gr67" draw:text-style-name="P99" draw:id="id44" svg:width="0.722cm" svg:height="0.761cm" svg:x="5.279cm" svg:y="4.74cm"><text:p text:style-name="P88"><text:span text:style-name="T58">6</text:span></text:p><draw:enhanced-geometry svg:viewBox="0 0 21600 21600" draw:glue-points="10800 0 3160 3160 0 10800 3160 18440 10800 21600 18440 18440 21600 10800 18440 3160" draw:text-areas="3200 3200 18400 18400" draw:type="ellipse"/></draw:custom-shape><draw:connector draw:style-name="gr68" draw:text-style-name="P100" draw:type="curve" svg:x1="6.001cm" svg:y1="5.121cm" svg:x2="8.141cm" svg:y2="4.5cm" draw:start-shape="id44" draw:start-glue-point="10" draw:end-shape="id45" draw:end-glue-point="8"><text:p text:style-name="P88"><text:span text:style-name="T59"><text:s/></text:span></text:p></draw:connector><draw:frame draw:style-name="gr69" draw:text-style-name="P102" svg:width="0.638cm" svg:height="0.676cm" svg:x="6.394cm" svg:y="4.5cm"><draw:text-box><text:p text:style-name="P86"><text:span text:style-name="T61">e</text:span></text:p></draw:text-box></draw:frame><draw:connector draw:style-name="gr70" draw:text-style-name="P100" draw:type="curve" svg:x1="2.859cm" svg:y1="4.5cm" svg:x2="5.281cm" svg:y2="5.121cm" draw:start-shape="id43" draw:start-glue-point="8" draw:end-shape="id44" draw:end-glue-point="3"><text:p text:style-name="P88"><text:span text:style-name="T59"><text:s/></text:span></text:p></draw:connector><draw:custom-shape draw:style-name="gr71" draw:text-style-name="P99" draw:id="id46" svg:width="0.722cm" svg:height="0.761cm" svg:x="5.279cm" svg:y="2.739cm"><text:p text:style-name="P88"><text:span text:style-name="T58">5</text:span></text:p><draw:enhanced-geometry svg:viewBox="0 0 21600 21600" draw:glue-points="10800 0 3160 3160 0 10800 3160 18440 10800 21600 18440 18440 21600 10800 18440 3160" draw:text-areas="3200 3200 18400 18400" draw:type="ellipse"/></draw:custom-shape><draw:connector draw:style-name="gr72" draw:text-style-name="P100" draw:type="curve" svg:x1="6.001cm" svg:y1="3.119cm" svg:x2="8.141cm" svg:y2="3.742cm" draw:start-shape="id46" draw:start-glue-point="10" draw:end-shape="id45" draw:end-glue-point="4"><text:p text:style-name="P88"><text:span text:style-name="T59"><text:s/></text:span></text:p></draw:connector><draw:custom-shape draw:style-name="gr73" draw:text-style-name="P99" draw:id="id45" svg:width="0.72cm" svg:height="0.761cm" svg:x="7.781cm" svg:y="3.739cm"><text:p text:style-name="P88"><text:span text:style-name="T58">3</text:span></text:p><draw:enhanced-geometry svg:viewBox="0 0 21600 21600" draw:glue-points="10800 0 3160 3160 0 10800 3160 18440 10800 21600 18440 18440 21600 10800 18440 3160" draw:text-areas="3200 3200 18400 18400" draw:type="ellipse"/></draw:custom-shape><draw:frame draw:style-name="gr74" draw:text-style-name="P102" svg:width="0.638cm" svg:height="0.676cm" svg:x="6.394cm" svg:y="2.499cm"><draw:text-box><text:p text:style-name="P86"><text:span text:style-name="T61">e</text:span></text:p></draw:text-box></draw:frame><draw:connector draw:style-name="gr75" draw:text-style-name="P100" draw:type="curve" svg:x1="8.5cm" svg:y1="4.119cm" svg:x2="10.282cm" svg:y2="4.119cm" draw:end-shape="id47" draw:end-glue-point="6"><text:p text:style-name="P88"><text:span text:style-name="T59"><text:s/></text:span></text:p></draw:connector><draw:custom-shape draw:style-name="gr76" draw:text-style-name="P99" draw:id="id47" svg:width="0.72cm" svg:height="0.761cm" svg:x="10.28cm" svg:y="3.739cm"><text:p text:style-name="P88"><text:span text:style-name="T58">4</text:span></text:p><draw:enhanced-geometry svg:viewBox="0 0 21600 21600" draw:glue-points="10800 0 3160 3160 0 10800 3160 18440 10800 21600 18440 18440 21600 10800 18440 3160" draw:text-areas="3200 3200 18400 18400" draw:type="ellipse"/></draw:custom-shape><draw:frame draw:style-name="gr77" draw:text-style-name="P102" svg:width="1.061cm" svg:height="0.756cm" svg:x="8.894cm" svg:y="3.5cm"><draw:text-box><text:p text:style-name="P86"><text:span text:style-name="T61">e </text:span><text:span text:style-name="T64">/ )</text:span></text:p></draw:text-box></draw:frame><draw:connector draw:style-name="gr78" draw:text-style-name="P100" draw:type="curve" svg:x1="2.859cm" svg:y1="3.742cm" svg:x2="5.281cm" svg:y2="3.119cm" draw:start-shape="id43" draw:start-glue-point="4" draw:end-shape="id46" draw:end-glue-point="6"><text:p text:style-name="P88"><text:span text:style-name="T59"><text:s/></text:span></text:p></draw:connector><draw:frame draw:style-name="gr79" draw:text-style-name="P104" svg:width="0.743cm" svg:height="0.676cm" svg:x="3.764cm" svg:y="5.352cm"><draw:text-box><text:p text:style-name="P86"><text:span text:style-name="T63">Y</text:span></text:p></draw:text-box></draw:frame><draw:frame draw:style-name="gr80" draw:text-style-name="P104" svg:width="0.743cm" svg:height="0.676cm" svg:x="3.803cm" svg:y="7.999cm"><draw:text-box><text:p text:style-name="P86"><text:span text:style-name="T63">X</text:span></text:p></draw:text-box></draw:frame><draw:custom-shape draw:style-name="gr81" draw:text-style-name="P99" draw:id="id48" svg:width="0.72cm" svg:height="0.761cm" svg:x="0cm" svg:y="8.239cm"><text:p text:style-name="P88"><text:span text:style-name="T58">1</text:span></text:p><draw:enhanced-geometry svg:viewBox="0 0 21600 21600" draw:glue-points="10800 0 3160 3160 0 10800 3160 18440 10800 21600 18440 18440 21600 10800 18440 3160" draw:text-areas="3200 3200 18400 18400" draw:type="ellipse"/></draw:custom-shape><draw:connector draw:style-name="gr82" draw:text-style-name="P100" draw:type="curve" svg:x1="0.72cm" svg:y1="8.618cm" svg:x2="2.502cm" svg:y2="8.618cm" draw:start-shape="id48" draw:start-glue-point="10" draw:end-shape="id49" draw:end-glue-point="6"><text:p text:style-name="P88"><text:span text:style-name="T59"><text:s/></text:span></text:p></draw:connector><draw:custom-shape draw:style-name="gr83" draw:text-style-name="P99" draw:id="id49" svg:width="0.722cm" svg:height="0.761cm" svg:x="2.499cm" svg:y="8.239cm"><text:p text:style-name="P88"><text:span text:style-name="T58">2</text:span></text:p><draw:enhanced-geometry svg:viewBox="0 0 21600 21600" draw:glue-points="10800 0 3160 3160 0 10800 3160 18440 10800 21600 18440 18440 21600 10800 18440 3160" draw:text-areas="3200 3200 18400 18400" draw:type="ellipse"/></draw:custom-shape><draw:frame draw:style-name="gr84" draw:text-style-name="P102" svg:width="0.955cm" svg:height="0.756cm" svg:x="1.115cm" svg:y="7.999cm"><draw:text-box><text:p text:style-name="P86"><text:span text:style-name="T61">e </text:span><text:span text:style-name="T64">/(</text:span></text:p></draw:text-box></draw:frame><draw:custom-shape draw:style-name="gr85" draw:text-style-name="P99" draw:id="id50" svg:width="0.722cm" svg:height="0.761cm" svg:x="5.279cm" svg:y="8.239cm"><text:p text:style-name="P88"><text:span text:style-name="T58">5</text:span></text:p><draw:enhanced-geometry svg:viewBox="0 0 21600 21600" draw:glue-points="10800 0 3160 3160 0 10800 3160 18440 10800 21600 18440 18440 21600 10800 18440 3160" draw:text-areas="3200 3200 18400 18400" draw:type="ellipse"/></draw:custom-shape><draw:connector draw:style-name="gr86" draw:text-style-name="P100" draw:type="curve" svg:x1="6.001cm" svg:y1="8.618cm" svg:x2="7.783cm" svg:y2="8.618cm" draw:start-shape="id50" draw:start-glue-point="10" draw:end-shape="id51" draw:end-glue-point="6"><text:p text:style-name="P88"><text:span text:style-name="T59"><text:s/></text:span></text:p></draw:connector><draw:custom-shape draw:style-name="gr87" draw:text-style-name="P99" draw:id="id51" svg:width="0.72cm" svg:height="0.761cm" svg:x="7.781cm" svg:y="8.239cm"><text:p text:style-name="P88"><text:span text:style-name="T58">3</text:span></text:p><draw:enhanced-geometry svg:viewBox="0 0 21600 21600" draw:glue-points="10800 0 3160 3160 0 10800 3160 18440 10800 21600 18440 18440 21600 10800 18440 3160" draw:text-areas="3200 3200 18400 18400" draw:type="ellipse"/></draw:custom-shape><draw:frame draw:style-name="gr88" draw:text-style-name="P102" svg:width="0.638cm" svg:height="0.676cm" svg:x="6.394cm" svg:y="7.999cm"><draw:text-box><text:p text:style-name="P86"><text:span text:style-name="T61">e</text:span></text:p></draw:text-box></draw:frame><draw:connector draw:style-name="gr89" draw:text-style-name="P100" draw:type="curve" svg:x1="3.221cm" svg:y1="8.618cm" svg:x2="5.281cm" svg:y2="8.618cm" draw:start-shape="id49" draw:start-glue-point="10" draw:end-shape="id50" draw:end-glue-point="3"><text:p text:style-name="P88"><text:span text:style-name="T59"><text:s/></text:span></text:p></draw:connector><draw:connector draw:style-name="gr90" draw:text-style-name="P100" draw:type="curve" svg:x1="8.5cm" svg:y1="8.618cm" svg:x2="10.282cm" svg:y2="8.618cm" draw:end-shape="id52" draw:end-glue-point="6"><text:p text:style-name="P88"><text:span text:style-name="T59"><text:s/></text:span></text:p></draw:connector><draw:custom-shape draw:style-name="gr91" draw:text-style-name="P99" draw:id="id52" svg:width="0.72cm" svg:height="0.761cm" svg:x="10.28cm" svg:y="8.239cm"><text:p text:style-name="P88"><text:span text:style-name="T58">4</text:span></text:p><draw:enhanced-geometry svg:viewBox="0 0 21600 21600" draw:glue-points="10800 0 3160 3160 0 10800 3160 18440 10800 21600 18440 18440 21600 10800 18440 3160" draw:text-areas="3200 3200 18400 18400" draw:type="ellipse"/></draw:custom-shape><draw:frame draw:style-name="gr92" draw:text-style-name="P102" svg:width="1.061cm" svg:height="0.756cm" svg:x="8.894cm" svg:y="7.999cm"><draw:text-box><text:p text:style-name="P86"><text:span text:style-name="T61">e </text:span><text:span text:style-name="T64">/ )</text:span></text:p></draw:text-box></draw:frame><draw:connector draw:style-name="gr93" draw:text-style-name="P100" draw:type="curve" svg:x1="8.14cm" svg:y1="7.676cm" svg:x2="2.859cm" svg:y2="7.676cm" draw:start-shape="id51" draw:start-glue-point="4" draw:end-shape="id49" draw:end-glue-point="4"><text:p text:style-name="P88"><text:span text:style-name="T59"><text:s/></text:span></text:p></draw:connector><draw:frame draw:style-name="gr94" draw:text-style-name="P102" svg:width="0.638cm" svg:height="0.676cm" svg:x="5.241cm" svg:y="7.001cm"><draw:text-box><text:p text:style-name="P86"><text:span text:style-name="T61">e</text:span></text:p></draw:text-box></draw:frame><draw:frame draw:style-name="gr95" draw:text-style-name="P104" svg:width="0.743cm" svg:height="0.676cm" svg:x="3.803cm" svg:y="11.501cm"><draw:text-box><text:p text:style-name="P86"><text:span text:style-name="T63">X</text:span></text:p></draw:text-box></draw:frame><draw:custom-shape draw:style-name="gr96" draw:text-style-name="P99" draw:id="id53" svg:width="0.72cm" svg:height="0.761cm" svg:x="0cm" svg:y="11.74cm"><text:p text:style-name="P88"><text:span text:style-name="T58">1</text:span></text:p><draw:enhanced-geometry svg:viewBox="0 0 21600 21600" draw:glue-points="10800 0 3160 3160 0 10800 3160 18440 10800 21600 18440 18440 21600 10800 18440 3160" draw:text-areas="3200 3200 18400 18400" draw:type="ellipse"/></draw:custom-shape><draw:connector draw:style-name="gr97" draw:text-style-name="P100" draw:type="curve" svg:x1="0.72cm" svg:y1="12.12cm" svg:x2="2.502cm" svg:y2="12.12cm" draw:start-shape="id53" draw:start-glue-point="10" draw:end-shape="id54" draw:end-glue-point="6"><text:p text:style-name="P88"><text:span text:style-name="T59"><text:s/></text:span></text:p></draw:connector><draw:custom-shape draw:style-name="gr98" draw:text-style-name="P99" draw:id="id54" svg:width="0.722cm" svg:height="0.761cm" svg:x="2.499cm" svg:y="11.74cm"><text:p text:style-name="P88"><text:span text:style-name="T58">2</text:span></text:p><draw:enhanced-geometry svg:viewBox="0 0 21600 21600" draw:glue-points="10800 0 3160 3160 0 10800 3160 18440 10800 21600 18440 18440 21600 10800 18440 3160" draw:text-areas="3200 3200 18400 18400" draw:type="ellipse"/></draw:custom-shape><draw:frame draw:style-name="gr99" draw:text-style-name="P102" svg:width="0.955cm" svg:height="0.756cm" svg:x="1.115cm" svg:y="11.501cm"><draw:text-box><text:p text:style-name="P86"><text:span text:style-name="T61">e </text:span><text:span text:style-name="T64">/(</text:span></text:p></draw:text-box></draw:frame><draw:custom-shape draw:style-name="gr100" draw:text-style-name="P99" draw:id="id55" svg:width="0.722cm" svg:height="0.761cm" svg:x="5.279cm" svg:y="11.74cm"><text:p text:style-name="P88"><text:span text:style-name="T58">5</text:span></text:p><draw:enhanced-geometry svg:viewBox="0 0 21600 21600" draw:glue-points="10800 0 3160 3160 0 10800 3160 18440 10800 21600 18440 18440 21600 10800 18440 3160" draw:text-areas="3200 3200 18400 18400" draw:type="ellipse"/></draw:custom-shape><draw:connector draw:style-name="gr101" draw:text-style-name="P100" draw:type="curve" svg:x1="6.001cm" svg:y1="12.12cm" svg:x2="7.783cm" svg:y2="12.12cm" draw:start-shape="id55" draw:start-glue-point="10" draw:end-shape="id56" draw:end-glue-point="6"><text:p text:style-name="P88"><text:span text:style-name="T59"><text:s/></text:span></text:p></draw:connector><draw:custom-shape draw:style-name="gr102" draw:text-style-name="P99" draw:id="id56" svg:width="0.72cm" svg:height="0.761cm" svg:x="7.781cm" svg:y="11.74cm"><text:p text:style-name="P88"><text:span text:style-name="T58">3</text:span></text:p><draw:enhanced-geometry svg:viewBox="0 0 21600 21600" draw:glue-points="10800 0 3160 3160 0 10800 3160 18440 10800 21600 18440 18440 21600 10800 18440 3160" draw:text-areas="3200 3200 18400 18400" draw:type="ellipse"/></draw:custom-shape><draw:frame draw:style-name="gr103" draw:text-style-name="P102" svg:width="0.638cm" svg:height="0.676cm" svg:x="6.394cm" svg:y="11.501cm"><draw:text-box><text:p text:style-name="P86"><text:span text:style-name="T61">e</text:span></text:p></draw:text-box></draw:frame><draw:connector draw:style-name="gr104" draw:text-style-name="P100" draw:type="curve" svg:x1="3.221cm" svg:y1="12.12cm" svg:x2="5.281cm" svg:y2="12.12cm" draw:start-shape="id54" draw:start-glue-point="10" draw:end-shape="id55" draw:end-glue-point="3"><text:p text:style-name="P88"><text:span text:style-name="T59"><text:s/></text:span></text:p></draw:connector><draw:connector draw:style-name="gr105" draw:text-style-name="P100" draw:type="curve" svg:x1="8.5cm" svg:y1="12.12cm" svg:x2="10.282cm" svg:y2="12.12cm" draw:end-shape="id57" draw:end-glue-point="6"><text:p text:style-name="P88"><text:span text:style-name="T59"><text:s/></text:span></text:p></draw:connector><draw:custom-shape draw:style-name="gr106" draw:text-style-name="P99" draw:id="id57" svg:width="0.72cm" svg:height="0.761cm" svg:x="10.28cm" svg:y="11.74cm"><text:p text:style-name="P88"><text:span text:style-name="T58">4</text:span></text:p><draw:enhanced-geometry svg:viewBox="0 0 21600 21600" draw:glue-points="10800 0 3160 3160 0 10800 3160 18440 10800 21600 18440 18440 21600 10800 18440 3160" draw:text-areas="3200 3200 18400 18400" draw:type="ellipse"/></draw:custom-shape><draw:frame draw:style-name="gr107" draw:text-style-name="P102" svg:width="1.061cm" svg:height="0.756cm" svg:x="8.894cm" svg:y="11.501cm"><draw:text-box><text:p text:style-name="P86"><text:span text:style-name="T61">e </text:span><text:span text:style-name="T64">/ )</text:span></text:p></draw:text-box></draw:frame><draw:connector draw:style-name="gr108" draw:text-style-name="P100" draw:type="curve" svg:x1="8.14cm" svg:y1="11.178cm" svg:x2="2.859cm" svg:y2="11.178cm" draw:start-shape="id56" draw:start-glue-point="4" draw:end-shape="id54" draw:end-glue-point="4"><text:p text:style-name="P88"><text:span text:style-name="T59"><text:s/></text:span></text:p></draw:connector><draw:frame draw:style-name="gr109" draw:text-style-name="P102" svg:width="0.638cm" svg:height="0.676cm" svg:x="5.241cm" svg:y="10.5cm"><draw:text-box><text:p text:style-name="P86"><text:span text:style-name="T61">e</text:span></text:p></draw:text-box></draw:frame><draw:frame draw:style-name="gr110" draw:text-style-name="P104" svg:width="0.743cm" svg:height="0.676cm" svg:x="3.803cm" svg:y="15.159cm"><draw:text-box><text:p text:style-name="P86"><text:span text:style-name="T63">X</text:span></text:p></draw:text-box></draw:frame><draw:custom-shape draw:style-name="gr111" draw:text-style-name="P99" draw:id="id58" svg:width="0.72cm" svg:height="0.759cm" svg:x="0cm" svg:y="15.399cm"><text:p text:style-name="P88"><text:span text:style-name="T58">1</text:span></text:p><draw:enhanced-geometry svg:viewBox="0 0 21600 21600" draw:glue-points="10800 0 3160 3160 0 10800 3160 18440 10800 21600 18440 18440 21600 10800 18440 3160" draw:text-areas="3200 3200 18400 18400" draw:type="ellipse"/></draw:custom-shape><draw:connector draw:style-name="gr112" draw:text-style-name="P100" draw:type="curve" svg:x1="0.358cm" svg:y1="16.157cm" svg:x2="8.14cm" svg:y2="16.157cm" draw:start-shape="id58" draw:start-glue-point="8" draw:end-shape="id59" draw:end-glue-point="8"><text:p text:style-name="P88"><text:span text:style-name="T59"><text:s/></text:span></text:p></draw:connector><draw:custom-shape draw:style-name="gr113" draw:text-style-name="P99" draw:id="id61" svg:width="0.722cm" svg:height="0.759cm" svg:x="2.499cm" svg:y="15.399cm"><text:p text:style-name="P88"><text:span text:style-name="T58">2</text:span></text:p><draw:enhanced-geometry svg:viewBox="0 0 21600 21600" draw:glue-points="10800 0 3160 3160 0 10800 3160 18440 10800 21600 18440 18440 21600 10800 18440 3160" draw:text-areas="3200 3200 18400 18400" draw:type="ellipse"/></draw:custom-shape><draw:frame draw:style-name="gr114" draw:text-style-name="P102" svg:width="0.955cm" svg:height="0.756cm" svg:x="3.26cm" svg:y="16.706cm"><draw:text-box><text:p text:style-name="P86"><text:span text:style-name="T61">e </text:span><text:span text:style-name="T64">/(</text:span></text:p></draw:text-box></draw:frame><draw:custom-shape draw:style-name="gr115" draw:text-style-name="P99" draw:id="id60" svg:width="0.722cm" svg:height="0.759cm" svg:x="5.279cm" svg:y="15.399cm"><text:p text:style-name="P88"><text:span text:style-name="T58">5</text:span></text:p><draw:enhanced-geometry svg:viewBox="0 0 21600 21600" draw:glue-points="10800 0 3160 3160 0 10800 3160 18440 10800 21600 18440 18440 21600 10800 18440 3160" draw:text-areas="3200 3200 18400 18400" draw:type="ellipse"/></draw:custom-shape><draw:connector draw:style-name="gr116" draw:text-style-name="P100" draw:type="curve" svg:x1="6.001cm" svg:y1="15.776cm" svg:x2="7.783cm" svg:y2="15.776cm" draw:start-shape="id60" draw:start-glue-point="10" draw:end-shape="id59" draw:end-glue-point="6"><text:p text:style-name="P88"><text:span text:style-name="T59"><text:s/></text:span></text:p></draw:connector><draw:custom-shape draw:style-name="gr117" draw:text-style-name="P99" draw:id="id59" svg:width="0.72cm" svg:height="0.759cm" svg:x="7.781cm" svg:y="15.399cm"><text:p text:style-name="P88"><text:span text:style-name="T58">3</text:span></text:p><draw:enhanced-geometry svg:viewBox="0 0 21600 21600" draw:glue-points="10800 0 3160 3160 0 10800 3160 18440 10800 21600 18440 18440 21600 10800 18440 3160" draw:text-areas="3200 3200 18400 18400" draw:type="ellipse"/></draw:custom-shape><draw:frame draw:style-name="gr118" draw:text-style-name="P102" svg:width="0.638cm" svg:height="0.676cm" svg:x="6.394cm" svg:y="15.159cm"><draw:text-box><text:p text:style-name="P86"><text:span text:style-name="T61">e</text:span></text:p></draw:text-box></draw:frame><draw:connector draw:style-name="gr119" draw:text-style-name="P100" draw:type="curve" svg:x1="3.221cm" svg:y1="15.776cm" svg:x2="5.281cm" svg:y2="15.78cm" draw:start-shape="id61" draw:start-glue-point="10" draw:end-shape="id60" draw:end-glue-point="3"><text:p text:style-name="P88"><text:span text:style-name="T59"><text:s/></text:span></text:p></draw:connector><draw:connector draw:style-name="gr120" draw:text-style-name="P100" draw:type="curve" svg:x1="8.5cm" svg:y1="15.776cm" svg:x2="10.282cm" svg:y2="15.776cm" draw:end-shape="id62" draw:end-glue-point="6"><text:p text:style-name="P88"><text:span text:style-name="T59"><text:s/></text:span></text:p></draw:connector><draw:custom-shape draw:style-name="gr121" draw:text-style-name="P99" draw:id="id62" svg:width="0.72cm" svg:height="0.759cm" svg:x="10.28cm" svg:y="15.399cm"><text:p text:style-name="P88"><text:span text:style-name="T58">4</text:span></text:p><draw:enhanced-geometry svg:viewBox="0 0 21600 21600" draw:glue-points="10800 0 3160 3160 0 10800 3160 18440 10800 21600 18440 18440 21600 10800 18440 3160" draw:text-areas="3200 3200 18400 18400" draw:type="ellipse"/></draw:custom-shape><draw:frame draw:style-name="gr122" draw:text-style-name="P102" svg:width="1.061cm" svg:height="0.756cm" svg:x="8.894cm" svg:y="15.159cm"><draw:text-box><text:p text:style-name="P86"><text:span text:style-name="T61">e </text:span><text:span text:style-name="T64">/ )</text:span></text:p></draw:text-box></draw:frame><draw:connector draw:style-name="gr123" draw:text-style-name="P100" draw:type="curve" svg:x1="8.14cm" svg:y1="14.838cm" svg:x2="2.859cm" svg:y2="14.838cm" draw:start-shape="id59" draw:start-glue-point="4" draw:end-shape="id61" draw:end-glue-point="4"><text:p text:style-name="P88"><text:span text:style-name="T59"><text:s/></text:span></text:p></draw:connector><draw:frame draw:style-name="gr124" draw:text-style-name="P102" svg:width="0.638cm" svg:height="0.676cm" svg:x="5.241cm" svg:y="14.159cm"><draw:text-box><text:p text:style-name="P86"><text:span text:style-name="T61">e</text:span></text:p></draw:text-box></draw:frame><draw:frame draw:style-name="gr125" draw:text-style-name="P103" svg:width="1.352cm" svg:height="0.676cm" svg:x="12.129cm" svg:y="0.351cm"><draw:text-box><text:p text:style-name="P86"><text:span text:style-name="T62">“</text:span><text:span text:style-name="T62">(X)”</text:span></text:p></draw:text-box></draw:frame><draw:frame draw:style-name="gr126" draw:text-style-name="P103" svg:width="1.643cm" svg:height="0.676cm" svg:x="12cm" svg:y="3.851cm"><draw:text-box><text:p text:style-name="P86"><text:span text:style-name="T62">“</text:span><text:span text:style-name="T62">(X|Y)”</text:span></text:p></draw:text-box></draw:frame><draw:frame draw:style-name="gr127" draw:text-style-name="P103" svg:width="1.59cm" svg:height="0.676cm" svg:x="12.129cm" svg:y="8.35cm"><draw:text-box><text:p text:style-name="P86"><text:span text:style-name="T62">“</text:span><text:span text:style-name="T62">(X)+”</text:span></text:p></draw:text-box></draw:frame><draw:frame draw:style-name="gr128" draw:text-style-name="P103" svg:width="1.537cm" svg:height="0.676cm" svg:x="12.129cm" svg:y="11.852cm"><draw:text-box><text:p text:style-name="P86"><text:span text:style-name="T62">“</text:span><text:span text:style-name="T62">(X)?”</text:span></text:p></draw:text-box></draw:frame><draw:frame draw:style-name="gr129" draw:text-style-name="P103" svg:width="1.537cm" svg:height="0.676cm" svg:x="12cm" svg:y="15.499cm"><draw:text-box><text:p text:style-name="P86"><text:span text:style-name="T62">“</text:span><text:span text:style-name="T62">(X)*”</text:span></text:p></draw:text-box></draw:frame></draw:g></text:span></text:p>
      <text:p text:style-name="Text_20_body"><text:span text:style-name="T26"/></text:p>
      <text:p text:style-name="P14"><text:span text:style-name="T35">Figure </text:span><text:span text:style-name="T35"><text:sequence text:ref-name="refFigure7" text:name="Figure" text:formula="ooow:Figure+1" style:num-format="1">2</text:sequence></text:span><text:span text:style-name="T36">: <text:s/></text:span><text:span text:style-name="T34">NFA from patterns with parenthesis</text:span></text:p>
      <text:p text:style-name="Text_20_body"><text:span text:style-name="T26"/></text:p>
      <text:p text:style-name="Text_20_body"><text:span text:style-name="T26">In figure </text:span><text:span text:style-name="T26"><text:sequence-ref text:reference-format="value" text:ref-name="refFigure7">2</text:sequence-ref></text:span><text:span text:style-name="T26"> the dotted arrows (labeled with X and Y) represent any NFA created using rules in figure 1 or figure 2.</text:span></text:p>
      <text:p text:style-name="Text_20_body"><text:span text:style-name="T26">Since YRX uses characters classes as labels for transitions, the three expressions “[ab]*abb”, “([ab])*abb” and “(a|b)*abb” describe the same language but give thre different NFAs as seen in fig. 3. Note that when considering captures, only the second and the third are strictly equivalent.</text:span></text:p>
      <text:p text:style-name="Text_20_body"><text:span text:style-name="T26"/></text:p>
      <text:p text:style-name="Text_20_body"><text:span text:style-name="T26"><text:s/></text:span></text:p>
      <text:p text:style-name="Text_20_body"><text:span text:style-name="T26"/></text:p>
      <text:p text:style-name="Text_20_body"><text:span text:style-name="T26"/></text:p>
      <text:p text:style-name="Text_20_body"><text:span text:style-name="T26"/></text:p>
      <text:p text:style-name="Text_20_body"><text:span text:style-name="T26"/></text:p>
      <text:p text:style-name="Text_20_body"><text:span text:style-name="T26"/></text:p>
      <text:p text:style-name="Text_20_body">To concatenate term <text:span text:style-name="T11">x </text:span><text:span text:style-name="T26">and term </text:span><text:span text:style-name="T11">y</text:span><text:span text:style-name="T26">, </text:span><text:s/>the final state of <text:span text:style-name="T11">x </text:span>and the initial state of <text:span text:style-name="T11">y</text:span> are merged in a new non-final state. </text:p>
      <text:p text:style-name="Text_20_body">Combining the automata defined above with a finite number of concatenation, the resulting automaton has the following properties:</text:p>
      <text:p text:style-name="Standard"/>
      <text:p text:style-name="Property"><text:span text:style-name="T37">Property 1. <text:tab/></text:span><text:span text:style-name="T38">It has </text:span><text:span text:style-name="T13">n</text:span><text:span text:style-name="T38">+1 states where </text:span><text:span text:style-name="T13">n</text:span><text:span text:style-name="T28"> is the number of <text:s/>characters in the expression (character classes count as 1).</text:span></text:p>
      <text:p text:style-name="Property"><text:span text:style-name="T37">Property 2.<text:tab/></text:span>Each arc <text:span text:style-name="T7"></text:span><text:span text:style-name="T21">x,y,a</text:span><text:span text:style-name="T7"> </text:span>connects a state to itself or to the next state:<text:line-break/> <text:s/><text:span text:style-name="T2"></text:span><text:span text:style-name="T20">x,y,a</text:span><text:span text:style-name="T2"></text:span><text:span text:style-name="T18"> </text:span><text:span text:style-name="T3"> </text:span><text:span text:style-name="T6">E </text:span><text:span text:style-name="T3"><text:s/> </text:span><text:span text:style-name="T21">y </text:span><text:span text:style-name="T3">= </text:span><text:span text:style-name="T21">x</text:span><text:span text:style-name="T3">  <text:s/></text:span><text:span text:style-name="T21">y </text:span><text:span text:style-name="T3">= </text:span><text:span text:style-name="T21">x</text:span><text:span text:style-name="T3">+1</text:span></text:p>
      <text:p text:style-name="P19"><text:span text:style-name="T37">P</text:span><text:span text:style-name="T29">roperty 3. <text:tab/></text:span><text:span text:style-name="T26">It has a single initial state and a single accepting final state:<text:line-break/> <text:s text:c="2"/>| </text:span><text:span text:style-name="T11">I </text:span><text:span text:style-name="T26">| = 1 </text:span><text:span text:style-name="T3"> | </text:span><text:span text:style-name="T21">F</text:span><text:span text:style-name="T3"> | = 1</text:span></text:p>
      <text:p text:style-name="P15">The following figure shows an example of <text:s/>a NFA built according the rules above.<text:line-break/></text:p>
      <text:p text:style-name="P21"><draw:frame draw:style-name="fr1" draw:name="Cornice3" text:anchor-type="as-char" svg:width="9.44cm" draw:z-index="4"><draw:text-box fo:min-height="2.803cm"><text:p text:style-name="P26"><text:span text:style-name="T14"><draw:g text:anchor-type="as-char" svg:y="-1.782cm" draw:z-index="5" draw:style-name="gr8"><draw:custom-shape draw:style-name="gr5" draw:text-style-name="P96" draw:id="id16" svg:width="0.6cm" svg:height="0.6cm" svg:x="0cm" svg:y="1.004cm"><text:p text:style-name="P88"><text:span text:style-name="T55">1</text:span></text:p><draw:enhanced-geometry svg:viewBox="0 0 21600 21600" draw:glue-points="10800 0 3160 3160 0 10800 3160 18440 10800 21600 18440 18440 21600 10800 18440 3160" draw:text-areas="3200 3200 18400 18400" draw:type="ellipse"/></draw:custom-shape><draw:connector draw:style-name="gr3" draw:text-style-name="P89" draw:type="curve" svg:x1="0.6cm" svg:y1="1.302cm" svg:x2="2.032cm" svg:y2="1.302cm" draw:start-shape="id16" draw:start-glue-point="10" draw:end-shape="id17" draw:end-glue-point="6"><text:p text:style-name="P88"><text:span text:style-name="T50"><text:s/></text:span></text:p></draw:connector><draw:frame draw:style-name="gr2" draw:text-style-name="P97" svg:width="0.664cm" svg:height="0.623cm" svg:x="0.908cm" svg:y="0.781cm"><draw:text-box><text:p text:style-name="P86"><text:span text:style-name="T56">a</text:span></text:p></draw:text-box></draw:frame><draw:custom-shape draw:style-name="gr5" draw:text-style-name="P96" draw:id="id17" svg:width="0.602cm" svg:height="0.6cm" svg:x="2.03cm" svg:y="1.004cm"><text:p text:style-name="P88"><text:span text:style-name="T55">2</text:span></text:p><draw:enhanced-geometry svg:viewBox="0 0 21600 21600" draw:glue-points="10800 0 3160 3160 0 10800 3160 18440 10800 21600 18440 18440 21600 10800 18440 3160" draw:text-areas="3200 3200 18400 18400" draw:type="ellipse"/></draw:custom-shape><draw:connector draw:style-name="gr3" draw:text-style-name="P89" draw:type="curve" draw:line-skew="0.231cm" svg:x1="2.33cm" svg:y1="0.697cm" svg:x2="4.143cm" svg:y2="1.09cm" draw:start-shape="id17" draw:start-glue-point="4" draw:end-shape="id18" draw:end-glue-point="5"><text:p text:style-name="P88"><text:span text:style-name="T50"><text:s/></text:span></text:p></draw:connector><draw:frame draw:style-name="gr2" draw:text-style-name="P97" svg:width="0.638cm" svg:height="0.623cm" svg:x="2.91cm" svg:y="0.176cm"><draw:text-box><text:p text:style-name="P86"><text:span text:style-name="T56">c</text:span></text:p></draw:text-box></draw:frame><draw:frame draw:style-name="gr9" draw:text-style-name="P98" svg:width="0.722cm" svg:height="0.6cm" svg:x="2.963cm" svg:y="1.672cm"><draw:text-box><text:p text:style-name="P86"><text:span text:style-name="T57">e</text:span></text:p></draw:text-box></draw:frame><draw:connector draw:style-name="gr3" draw:text-style-name="P89" draw:type="curve" draw:line-skew="-0.332cm" svg:x1="2.33cm" svg:y1="1.797cm" svg:x2="4.143cm" svg:y2="1.515cm" draw:start-shape="id17" draw:start-glue-point="8" draw:end-shape="id18" draw:end-glue-point="7"><text:p text:style-name="P88"><text:span text:style-name="T50"><text:s/></text:span></text:p></draw:connector><draw:connector draw:style-name="gr3" draw:text-style-name="P89" draw:type="curve" draw:line-skew="0.141cm -0.283cm" svg:x1="5.385cm" svg:y1="1.303cm" svg:x2="4.355cm" svg:y2="0.109cm" draw:start-shape="id18" draw:start-glue-point="10" draw:end-shape="id18" draw:end-glue-point="4"><text:p text:style-name="P88"><text:span text:style-name="T50"><text:s/></text:span></text:p></draw:connector><draw:frame draw:style-name="gr2" draw:text-style-name="P97" svg:width="0.638cm" svg:height="0.623cm" svg:x="4.604cm" svg:y="0.379cm"><draw:text-box><text:p text:style-name="P86"><text:span text:style-name="T56">c</text:span></text:p></draw:text-box></draw:frame><draw:connector draw:style-name="gr3" draw:text-style-name="P89" draw:type="curve" svg:x1="2.632cm" svg:y1="1.302cm" svg:x2="4.057cm" svg:y2="1.302cm" draw:start-shape="id17" draw:start-glue-point="10" draw:end-shape="id18" draw:end-glue-point="6"><text:p text:style-name="P88"><text:span text:style-name="T50"><text:s/></text:span></text:p></draw:connector><draw:frame draw:style-name="gr2" draw:text-style-name="P97" svg:width="0.664cm" svg:height="0.623cm" svg:x="2.939cm" svg:y="0.84cm"><draw:text-box><text:p text:style-name="P86"><text:span text:style-name="T56">b</text:span></text:p></draw:text-box></draw:frame><draw:connector draw:style-name="gr3" draw:text-style-name="P89" draw:type="curve" svg:x1="5.221cm" svg:y1="1.303cm" svg:x2="4.355cm" svg:y2="0.439cm" draw:start-shape="id18" draw:start-glue-point="10" draw:end-shape="id18" draw:end-glue-point="4"><text:p text:style-name="P88"><text:span text:style-name="T50"><text:s/></text:span></text:p></draw:connector><draw:frame draw:style-name="gr2" draw:text-style-name="P97" svg:width="0.664cm" svg:height="0.623cm" svg:x="5.004cm" svg:y="0cm"><draw:text-box><text:p text:style-name="P86"><text:span text:style-name="T56">b</text:span></text:p></draw:text-box></draw:frame><draw:custom-shape draw:style-name="gr5" draw:text-style-name="P96" draw:id="id18" svg:width="0.602cm" svg:height="0.6cm" svg:x="4.055cm" svg:y="1.004cm"><text:p text:style-name="P88"><text:span text:style-name="T55">3</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5" draw:text-style-name="P96" draw:id="id19" svg:width="0.572cm" svg:height="0.6cm" svg:x="6.519cm" svg:y="1.004cm"><text:p text:style-name="P88"><text:span text:style-name="T55">4</text:span></text:p><draw:enhanced-geometry svg:viewBox="0 0 21600 21600" draw:glue-points="10800 0 3160 3160 0 10800 3160 18440 10800 21600 18440 18440 21600 10800 18440 3160" draw:text-areas="3200 3200 18400 18400" draw:type="ellipse"/></draw:custom-shape><draw:connector draw:style-name="gr3" draw:text-style-name="P89" draw:type="curve" svg:x1="4.657cm" svg:y1="1.302cm" svg:x2="6.521cm" svg:y2="1.302cm" draw:start-shape="id18" draw:start-glue-point="10" draw:end-shape="id19" draw:end-glue-point="6"><text:p text:style-name="P88"><text:span text:style-name="T50"><text:s/></text:span></text:p></draw:connector><draw:frame draw:style-name="gr2" draw:text-style-name="P97" svg:width="0.664cm" svg:height="0.623cm" svg:x="5.544cm" svg:y="0.78cm"><draw:text-box><text:p text:style-name="P86"><text:span text:style-name="T56">a</text:span></text:p></draw:text-box></draw:frame><draw:frame draw:style-name="gr2" draw:text-style-name="P98" svg:width="0.611cm" svg:height="0.597cm" svg:x="5.124cm" svg:y="1.674cm"><draw:text-box><text:p text:style-name="P86"><text:span text:style-name="T57">e</text:span></text:p></draw:text-box></draw:frame><draw:connector draw:style-name="gr3" draw:text-style-name="P89" draw:type="curve" draw:line-skew="-0.096cm 0.901cm" svg:x1="4.355cm" svg:y1="2.067cm" svg:x2="6.602cm" svg:y2="1.515cm" draw:start-shape="id18" draw:start-glue-point="8" draw:end-shape="id19" draw:end-glue-point="7"><text:p text:style-name="P88"><text:span text:style-name="T50"><text:s/></text:span></text:p></draw:connector><draw:custom-shape draw:style-name="gr10" draw:text-style-name="P96" draw:id="id20" svg:width="0.6cm" svg:height="0.602cm" svg:x="8.64cm" svg:y="0.998cm"><text:p text:style-name="P88"><text:span text:style-name="T55">5</text:span></text:p><draw:enhanced-geometry svg:viewBox="0 0 21600 21600" draw:mirror-horizontal="false" draw:mirror-vertical="false" draw:glue-points="10800 0 3160 3160 0 10800 3160 18440 10800 21600 18440 18440 21600 10800 18440 3160" draw:text-areas="3200 3200 18400 18400" draw:type="ring" draw:modifiers="2767.38768718802" draw:enhanced-path="U 10800 10800 10800 10800 0 23592960 Z U 10800 10800 ?f1 ?f1 0 23592960 N"><draw:equation draw:name="f0" draw:formula="$0 "/><draw:equation draw:name="f1" draw:formula="10800-$0 "/><draw:handle draw:handle-position="$0 10800" draw:handle-range-x-minimum="0" draw:handle-range-x-maximum="10800"/></draw:enhanced-geometry></draw:custom-shape><draw:connector draw:style-name="gr3" draw:text-style-name="P89" draw:type="curve" svg:x1="7.091cm" svg:y1="1.303cm" svg:x2="8.641cm" svg:y2="1.298cm" draw:start-shape="id19" draw:start-glue-point="10" draw:end-shape="id20" draw:end-glue-point="6"><text:p text:style-name="P88"><text:span text:style-name="T50"><text:s/></text:span></text:p></draw:connector><draw:frame draw:style-name="gr2" draw:text-style-name="P97" svg:width="0.664cm" svg:height="0.623cm" svg:x="7.285cm" svg:y="0.833cm"><draw:text-box><text:p text:style-name="P86"><text:span text:style-name="T56">b</text:span></text:p></draw:text-box></draw:frame><draw:connector draw:style-name="gr3" draw:text-style-name="P89" draw:type="curve" draw:line-skew="-0.122cm 0.804cm" svg:x1="6.803cm" svg:y1="2.036cm" svg:x2="8.726cm" svg:y2="1.51cm" draw:start-shape="id19" draw:start-glue-point="8" draw:end-shape="id20" draw:end-glue-point="7"><text:p text:style-name="P88"><text:span text:style-name="T50"><text:s/></text:span></text:p></draw:connector><draw:frame draw:style-name="gr2" draw:text-style-name="P98" svg:width="0.611cm" svg:height="0.597cm" svg:x="7.378cm" svg:y="1.674cm"><draw:text-box><text:p text:style-name="P86"><text:span text:style-name="T57">e</text:span></text:p></draw:text-box></draw:frame></draw:g></text:span><text:span text:style-name="T37">Figure </text:span><text:span text:style-name="T37"><text:sequence text:ref-name="refFigure1" text:name="Figure" text:formula="ooow:Figure+1" style:num-format="1">3</text:sequence></text:span>: NFA for <text:span text:style-name="T11">a</text:span>[<text:span text:style-name="T11">bc</text:span>]*<text:span text:style-name="T11">a</text:span>?<text:span text:style-name="T11">b</text:span>?</text:p></draw:text-box></draw:frame></text:p>
      <text:p text:style-name="P22"/>
      <text:h text:style-name="Heading_20_1" text:outline-level="1">Eliminating <text:span text:style-name="T1">e</text:span>-transitions</text:h>
      <text:p text:style-name="P10">A state having an <text:span text:style-name="T1">e</text:span>-transition <text:span text:style-name="T7"></text:span><text:span text:style-name="T21">x,y,</text:span><text:span text:style-name="T6">e</text:span><text:span text:style-name="T7"></text:span><text:span text:style-name="T23"> implies that every state reachable from </text:span><text:span text:style-name="T24">y</text:span><text:span text:style-name="T23"> is also reachable from </text:span><text:span text:style-name="T24">x</text:span><text:span text:style-name="T23">.</text:span></text:p>
      <text:p text:style-name="Text_20_body">The figure below should help to understand it better. From state 1, a <text:span text:style-name="T11">b</text:span> allows a transition to the state 3.</text:p>
      <text:p text:style-name="Text_20_body"/>
      <text:p text:style-name="P16"><draw:g text:anchor-type="as-char" draw:z-index="0" draw:style-name="gr1"><draw:frame draw:style-name="gr2" draw:text-style-name="P87" svg:width="0.69cm" svg:height="0.676cm" svg:x="1.057cm" svg:y="0cm"><draw:text-box><text:p text:style-name="P86"><text:span text:style-name="T49">a</text:span></text:p></draw:text-box></draw:frame><draw:connector draw:style-name="gr3" draw:text-style-name="P89" draw:type="curve" svg:x1="3.08cm" svg:y1="0.594cm" svg:x2="4.823cm" svg:y2="0.594cm" draw:start-shape="id1" draw:start-glue-point="10" draw:end-shape="id2" draw:end-glue-point="6"><text:p text:style-name="P88"><text:span text:style-name="T50"><text:s/></text:span></text:p></draw:connector><draw:frame draw:style-name="gr2" draw:text-style-name="P87" svg:width="0.717cm" svg:height="0.676cm" svg:x="3.478cm" svg:y="0cm"><draw:text-box><text:p text:style-name="P86"><text:span text:style-name="T49">b</text:span></text:p></draw:text-box></draw:frame><draw:frame draw:style-name="gr4" draw:text-style-name="P90" svg:width="0.638cm" svg:height="0.72cm" svg:x="1.221cm" svg:y="1.365cm"><draw:text-box><text:p text:style-name="P86"><text:span text:style-name="T51">e</text:span></text:p></draw:text-box></draw:frame><draw:connector draw:style-name="gr3" draw:text-style-name="P89" draw:type="curve" svg:x1="0.358cm" svg:y1="0.975cm" svg:x2="2.72cm" svg:y2="0.975cm" draw:start-shape="id3" draw:start-glue-point="8" draw:end-shape="id1" draw:end-glue-point="8"><text:p text:style-name="P88"><text:span text:style-name="T50"><text:s/></text:span></text:p></draw:connector><draw:custom-shape draw:style-name="gr5" draw:text-style-name="P91" draw:id="id3" svg:width="0.72cm" svg:height="0.761cm" svg:x="0cm" svg:y="0.215cm"><text:p text:style-name="P88"><text:span text:style-name="T52">1</text:span></text:p><draw:enhanced-geometry svg:viewBox="0 0 21600 21600" draw:glue-points="10800 0 3160 3160 0 10800 3160 18440 10800 21600 18440 18440 21600 10800 18440 3160" draw:text-areas="3200 3200 18400 18400" draw:type="ellipse"/></draw:custom-shape><draw:custom-shape draw:style-name="gr5" draw:text-style-name="P91" draw:id="id1" svg:width="0.722cm" svg:height="0.761cm" svg:x="2.358cm" svg:y="0.215cm"><text:p text:style-name="P88"><text:span text:style-name="T52">2</text:span></text:p><draw:enhanced-geometry svg:viewBox="0 0 21600 21600" draw:glue-points="10800 0 3160 3160 0 10800 3160 18440 10800 21600 18440 18440 21600 10800 18440 3160" draw:text-areas="3200 3200 18400 18400" draw:type="ellipse"/></draw:custom-shape><draw:connector draw:style-name="gr6" draw:text-style-name="P92" draw:type="curve" svg:x1="0.72cm" svg:y1="0.594cm" svg:x2="2.36cm" svg:y2="0.594cm" draw:start-shape="id3" draw:start-glue-point="10" draw:end-shape="id1"><text:p/></draw:connector><draw:custom-shape draw:style-name="gr5" draw:text-style-name="P91" draw:id="id2" svg:width="0.72cm" svg:height="0.761cm" svg:x="4.821cm" svg:y="0.215cm"><text:p text:style-name="P88"><text:span text:style-name="T52">3</text:span></text:p><draw:enhanced-geometry svg:viewBox="0 0 21600 21600" draw:glue-points="10800 0 3160 3160 0 10800 3160 18440 10800 21600 18440 18440 21600 10800 18440 3160" draw:text-areas="3200 3200 18400 18400" draw:type="ellipse"/></draw:custom-shape></draw:g> <text:s text:c="2"/><text:span text:style-name="T3"></text:span> <text:s text:c="3"/><draw:g text:anchor-type="as-char" draw:z-index="1" draw:style-name="gr1"><draw:frame draw:style-name="gr2" draw:text-style-name="P87" svg:width="0.69cm" svg:height="0.676cm" svg:x="1.057cm" svg:y="0cm"><draw:text-box><text:p text:style-name="P86"><text:span text:style-name="T49">a</text:span></text:p></draw:text-box></draw:frame><draw:connector draw:style-name="gr3" draw:text-style-name="P89" draw:type="curve" svg:x1="3.08cm" svg:y1="0.594cm" svg:x2="4.823cm" svg:y2="0.594cm" draw:start-shape="id4" draw:start-glue-point="10" draw:end-shape="id5" draw:end-glue-point="6"><text:p text:style-name="P88"><text:span text:style-name="T50"><text:s/></text:span></text:p></draw:connector><draw:frame draw:style-name="gr2" draw:text-style-name="P87" svg:width="0.717cm" svg:height="0.676cm" svg:x="3.478cm" svg:y="0cm"><draw:text-box><text:p text:style-name="P86"><text:span text:style-name="T49">b</text:span></text:p></draw:text-box></draw:frame><draw:connector draw:style-name="gr3" draw:text-style-name="P89" draw:type="curve" svg:x1="0.358cm" svg:y1="0.975cm" svg:x2="5.18cm" svg:y2="0.975cm" draw:start-shape="id6" draw:start-glue-point="8" draw:end-shape="id5" draw:end-glue-point="8"><text:p text:style-name="P88"><text:span text:style-name="T50"><text:s/></text:span></text:p></draw:connector><draw:custom-shape draw:style-name="gr5" draw:text-style-name="P91" draw:id="id6" svg:width="0.72cm" svg:height="0.761cm" svg:x="0cm" svg:y="0.215cm"><text:p text:style-name="P88"><text:span text:style-name="T52">1</text:span></text:p><draw:enhanced-geometry svg:viewBox="0 0 21600 21600" draw:glue-points="10800 0 3160 3160 0 10800 3160 18440 10800 21600 18440 18440 21600 10800 18440 3160" draw:text-areas="3200 3200 18400 18400" draw:type="ellipse"/></draw:custom-shape><draw:custom-shape draw:style-name="gr5" draw:text-style-name="P91" draw:id="id4" svg:width="0.722cm" svg:height="0.761cm" svg:x="2.358cm" svg:y="0.215cm"><text:p text:style-name="P88"><text:span text:style-name="T52">2</text:span></text:p><draw:enhanced-geometry svg:viewBox="0 0 21600 21600" draw:mirror-horizontal="false" draw:mirror-vertical="false" draw:glue-points="10800 0 3160 3160 0 10800 3160 18440 10800 21600 18440 18440 21600 10800 18440 3160" draw:text-areas="3200 3200 18400 18400" draw:type="ellipse"/></draw:custom-shape><draw:connector draw:style-name="gr6" draw:text-style-name="P92" draw:type="curve" svg:x1="0.72cm" svg:y1="0.594cm" svg:x2="2.36cm" svg:y2="0.594cm" draw:start-shape="id6" draw:start-glue-point="10" draw:end-shape="id4"><text:p/></draw:connector><draw:custom-shape draw:style-name="gr5" draw:text-style-name="P91" draw:id="id5" svg:width="0.72cm" svg:height="0.761cm" svg:x="4.821cm" svg:y="0.215cm"><text:p text:style-name="P88"><text:span text:style-name="T52">3</text:span></text:p><draw:enhanced-geometry svg:viewBox="0 0 21600 21600" draw:glue-points="10800 0 3160 3160 0 10800 3160 18440 10800 21600 18440 18440 21600 10800 18440 3160" draw:text-areas="3200 3200 18400 18400" draw:type="ellipse"/></draw:custom-shape><draw:frame draw:style-name="gr2" draw:text-style-name="P87" svg:width="0.717cm" svg:height="0.676cm" svg:x="2.304cm" svg:y="1.439cm"><draw:text-box><text:p text:style-name="P86"><text:span text:style-name="T49">b</text:span></text:p></draw:text-box></draw:frame></draw:g></text:p>
      <text:p text:style-name="Text_20_body">We'll use this idea and to eliminate a transition <text:span text:style-name="T7"></text:span><text:span text:style-name="T21">x, y, </text:span><text:span text:style-name="T6">e</text:span><text:span text:style-name="T7"> <text:s/></text:span>we'll add an arc <text:s/><text:span text:style-name="T7"></text:span><text:span text:style-name="T21">x, z, l</text:span><text:span text:style-name="T7"></text:span> for every arc <text:span text:style-name="T7"></text:span><text:span text:style-name="T21">y, z, l</text:span><text:span text:style-name="T7"> </text:span>in <text:span text:style-name="T11">E</text:span>.</text:p>
      <text:p text:style-name="Text_20_body">To accomplish this task we will also take advantage of the properties we identified in the previous section: we can start from the final state and proceed backward since we know that if there is an <text:s/><text:span text:style-name="T1">e</text:span>-transition to the state <text:span text:style-name="T11">j</text:span>, it can only be originating from the state <text:span text:style-name="T11">j-</text:span><text:span text:style-name="T26">1</text:span>.</text:p>
      <text:p text:style-name="P27">Eliminate <text:span text:style-name="T1">e</text:span>-transitions:</text:p>
      <text:p text:style-name="P65"><text:span text:style-name="T37"><text:tab/>for</text:span> <text:span text:style-name="T11">j</text:span> = <text:span text:style-name="T11">n</text:span> <text:span text:style-name="T37">to</text:span> 1 <text:span text:style-name="T37">step</text:span> -1 <text:span text:style-name="T37">do</text:span></text:p>
      <text:p text:style-name="P28"><text:tab/><text:tab/><text:span text:style-name="T37">if</text:span> <text:span text:style-name="T7">  </text:span><text:span text:style-name="T21">j, j+1, </text:span><text:span text:style-name="T6">e</text:span><text:span text:style-name="T7">  </text:span><text:span text:style-name="T6">E </text:span><text:span text:style-name="T7"><text:s/></text:span><text:span text:style-name="T25">then</text:span></text:p>
      <text:p text:style-name="P28"><text:tab/><text:tab/><text:tab/><text:span text:style-name="T11">delete</text:span>( <text:span text:style-name="T7"></text:span><text:span text:style-name="T21">j, j+1, </text:span><text:span text:style-name="T6">e</text:span><text:span text:style-name="T7"> </text:span>)</text:p>
      <text:p text:style-name="P28"><text:tab/><text:tab/><text:tab/><text:span text:style-name="T37">foreach </text:span><text:s/><text:span text:style-name="T11">arc</text:span> <text:span text:style-name="T7"> </text:span><text:span text:style-name="T6">E</text:span><text:span text:style-name="T21">(</text:span><text:span text:style-name="T6"> </text:span><text:span text:style-name="T21">j+1) </text:span><text:span text:style-name="T37">do</text:span></text:p>
      <text:p text:style-name="P28"><text:tab/><text:tab/><text:tab/><text:tab/><text:span text:style-name="T11">create</text:span>( <text:span text:style-name="T11">j</text:span>, <text:span text:style-name="T11">to</text:span>(<text:span text:style-name="T11">arc</text:span>), <text:span text:style-name="T11">label(arc) </text:span>) <text:s/>// copy arcs</text:p>
      <text:p text:style-name="P28"><text:tab/><text:tab/><text:tab/><text:span text:style-name="T37">end</text:span></text:p>
      <text:p text:style-name="P28"><text:tab/><text:tab/><text:tab/><text:span text:style-name="T37">if</text:span> <text:s/><text:span text:style-name="T11">isfinal</text:span>( <text:span text:style-name="T21">j+1</text:span><text:span text:style-name="T11"> </text:span>) <text:s/><text:span text:style-name="T37">then</text:span> </text:p>
      <text:p text:style-name="P28"><text:tab/><text:tab/><text:tab/><text:tab/><text:span text:style-name="T11">setasfinal</text:span>( <text:span text:style-name="T11">j</text:span> )</text:p>
      <text:p text:style-name="P28"><text:tab/><text:tab/><text:tab/><text:span text:style-name="T37">end</text:span></text:p>
      <text:p text:style-name="P28"><text:tab/><text:tab/><text:span text:style-name="T37">end</text:span></text:p>
      <text:p text:style-name="P28"><text:tab/><text:span text:style-name="T37">end</text:span></text:p>
      <text:p text:style-name="P28"/>
      <text:p text:style-name="P28">The algorithm above transform the original NFA in a NFA with the following properties:</text:p>
      <text:p text:style-name="P28"/>
      <text:p text:style-name="P34"><text:span text:style-name="T37">Property 1. <text:tab/></text:span><text:span text:style-name="T38">It has </text:span><text:span text:style-name="T13">n</text:span><text:span text:style-name="T38">+1 states where </text:span><text:span text:style-name="T13">n</text:span><text:span text:style-name="T28"> is the number of <text:s/>characters in the expression (character classes count as 1).</text:span></text:p>
      <text:p text:style-name="P35"/>
      <text:p text:style-name="P29"><text:span text:style-name="T37">Property 2'. </text:span>Each arc <text:span text:style-name="T1"></text:span><text:span text:style-name="T20">x, y, l</text:span><text:span text:style-name="T1"></text:span><text:span text:style-name="T7"> <text:s/></text:span>connects a state to itself or to a higher numbered state:<text:line-break/> <text:s text:c="3"/><text:span text:style-name="T1"></text:span><text:span text:style-name="T20">x, y, l</text:span><text:span text:style-name="T1"></text:span><text:span text:style-name="T16"> </text:span><text:span text:style-name="T7"> </text:span><text:span text:style-name="T6">E <text:s/></text:span><text:span text:style-name="T7"> </text:span><text:span text:style-name="T21">y </text:span><text:span text:style-name="T6"> </text:span><text:span text:style-name="T7"><text:s/></text:span><text:span text:style-name="T21">x</text:span> </text:p>
      <text:p text:style-name="P29"/>
      <text:p text:style-name="P81"><text:span text:style-name="T37">Property 3'.</text:span><text:span text:style-name="T28"> </text:span><text:span text:style-name="T26">It has a single initial state but may have more than one accepting final state:<text:line-break/> <text:s text:c="7"/>| </text:span><text:span text:style-name="T11">I </text:span><text:span text:style-name="T26">| = 1 </text:span><text:span text:style-name="T3"> | </text:span><text:span text:style-name="T21">F</text:span><text:span text:style-name="T3"> |  1</text:span></text:p>
      <text:p text:style-name="P81"><text:span text:style-name="T37">Proposition 1.</text:span><text:span text:style-name="T28"> The NFA obtained through the application of algorithm 1 recognize the same language than the original NFA</text:span></text:p>
      <text:p text:style-name="P84"><text:span text:style-name="T37">Proof. </text:span><text:span text:style-name="T13">&lt;TO BE WRITTEN&gt;</text:span></text:p>
      <text:p text:style-name="P36">Figure 4 is the NFA resulting from applying the algorithm to Figure 3:</text:p>
      <text:p text:style-name="P37"/>
      <text:p text:style-name="P20"><draw:frame draw:style-name="fr1" draw:name="Cornice4" text:anchor-type="as-char" svg:width="9.241cm" draw:z-index="7"><draw:text-box fo:min-height="3.041cm"><text:p text:style-name="P26"><draw:g text:anchor-type="paragraph" draw:z-index="9" draw:style-name="gr11"><draw:custom-shape draw:style-name="gr5" draw:text-style-name="P96" draw:id="id21" svg:width="0.6cm" svg:height="0.6cm" svg:x="0cm" svg:y="1.392cm"><text:p text:style-name="P88"><text:span text:style-name="T55">1</text:span></text:p><draw:enhanced-geometry svg:viewBox="0 0 21600 21600" draw:glue-points="10800 0 3160 3160 0 10800 3160 18440 10800 21600 18440 18440 21600 10800 18440 3160" draw:text-areas="3200 3200 18400 18400" draw:type="ellipse"/></draw:custom-shape><draw:connector draw:style-name="gr3" draw:text-style-name="P89" draw:type="curve" svg:x1="0.6cm" svg:y1="1.69cm" svg:x2="2.02cm" svg:y2="1.69cm" draw:start-shape="id21" draw:start-glue-point="10" draw:end-shape="id22" draw:end-glue-point="6"><text:p text:style-name="P88"><text:span text:style-name="T50"><text:s/></text:span></text:p></draw:connector><draw:frame draw:style-name="gr2" draw:text-style-name="P97" svg:width="0.664cm" svg:height="0.623cm" svg:x="0.908cm" svg:y="1.242cm"><draw:text-box><text:p text:style-name="P86"><text:span text:style-name="T56">a</text:span></text:p></draw:text-box></draw:frame><draw:connector draw:style-name="gr3" draw:text-style-name="P89" draw:type="curve" svg:x1="2.529cm" svg:y1="0.824cm" svg:x2="4.318cm" svg:y2="0.824cm" draw:start-shape="id22" draw:start-glue-point="11" draw:end-shape="id23" draw:end-glue-point="5"><text:p text:style-name="P88"><text:span text:style-name="T50"><text:s/></text:span></text:p></draw:connector><draw:frame draw:style-name="gr2" draw:text-style-name="P97" svg:width="0.638cm" svg:height="0.623cm" svg:x="3cm" svg:y="0.72cm"><draw:text-box><text:p text:style-name="P86"><text:span text:style-name="T56">c</text:span></text:p></draw:text-box></draw:frame><draw:connector draw:style-name="gr3" draw:text-style-name="P89" draw:type="curve" draw:line-skew="0.233cm" svg:x1="2.316cm" svg:y1="1.988cm" svg:x2="8.939cm" svg:y2="2.817cm" draw:start-shape="id22" draw:start-glue-point="8" draw:end-shape="id24" draw:end-glue-point="8"><text:p text:style-name="P88"><text:span text:style-name="T50"><text:s/></text:span></text:p></draw:connector><draw:connector draw:style-name="gr3" draw:text-style-name="P89" draw:type="curve" svg:x1="5.398cm" svg:y1="1.692cm" svg:x2="4.53cm" svg:y2="0.831cm" draw:start-shape="id23" draw:start-glue-point="10" draw:end-shape="id23" draw:end-glue-point="4"><text:p text:style-name="P88"><text:span text:style-name="T50"><text:s/></text:span></text:p></draw:connector><draw:frame draw:style-name="gr2" draw:text-style-name="P97" svg:width="0.638cm" svg:height="0.623cm" svg:x="4.604cm" svg:y="0.84cm"><draw:text-box><text:p text:style-name="P86"><text:span text:style-name="T56">c</text:span></text:p></draw:text-box></draw:frame><draw:connector draw:style-name="gr3" draw:text-style-name="P89" draw:type="curve" svg:x1="2.618cm" svg:y1="1.69cm" svg:x2="4.234cm" svg:y2="1.69cm" draw:start-shape="id22" draw:start-glue-point="10" draw:end-shape="id23" draw:end-glue-point="6"><text:p text:style-name="P88"><text:span text:style-name="T50"><text:s/></text:span></text:p></draw:connector><draw:frame draw:style-name="gr2" draw:text-style-name="P97" svg:width="0.664cm" svg:height="0.623cm" svg:x="2.939cm" svg:y="1.3cm"><draw:text-box><text:p text:style-name="P86"><text:span text:style-name="T56">b</text:span></text:p></draw:text-box></draw:frame><draw:connector draw:style-name="gr3" draw:text-style-name="P89" draw:type="curve" draw:line-skew="0.081cm -0.182cm" svg:x1="5.493cm" svg:y1="1.691cm" svg:x2="4.53cm" svg:y2="0.617cm" draw:start-shape="id23" draw:start-glue-point="10" draw:end-shape="id23" draw:end-glue-point="4"><text:p text:style-name="P88"><text:span text:style-name="T50"><text:s/></text:span></text:p></draw:connector><draw:frame draw:style-name="gr2" draw:text-style-name="P97" svg:width="0.664cm" svg:height="0.623cm" svg:x="5.004cm" svg:y="0.46cm"><draw:text-box><text:p text:style-name="P86"><text:span text:style-name="T56">b</text:span></text:p></draw:text-box></draw:frame><draw:connector draw:style-name="gr3" draw:text-style-name="P89" draw:type="curve" svg:x1="4.831cm" svg:y1="1.69cm" svg:x2="6.459cm" svg:y2="1.69cm" draw:start-shape="id23" draw:start-glue-point="10" draw:end-shape="id25" draw:end-glue-point="6"><text:p text:style-name="P88"><text:span text:style-name="T50"><text:s/></text:span></text:p></draw:connector><draw:frame draw:style-name="gr2" draw:text-style-name="P97" svg:width="0.664cm" svg:height="0.623cm" svg:x="5.544cm" svg:y="1.24cm"><draw:text-box><text:p text:style-name="P86"><text:span text:style-name="T56">a</text:span></text:p></draw:text-box></draw:frame><draw:frame draw:style-name="gr2" draw:text-style-name="P97" svg:width="0.664cm" svg:height="0.623cm" svg:x="5.135cm" svg:y="2.014cm"><draw:text-box><text:p text:style-name="P86"><text:span text:style-name="T56">b</text:span></text:p></draw:text-box></draw:frame><draw:connector draw:style-name="gr3" draw:text-style-name="P89" draw:type="curve" draw:line-skew="0cm 1.894cm" svg:x1="4.53cm" svg:y1="2.563cm" svg:x2="8.726cm" svg:y2="1.903cm" draw:start-shape="id23" draw:start-glue-point="8" draw:end-shape="id24" draw:end-glue-point="7"><text:p text:style-name="P88"><text:span text:style-name="T50"><text:s/></text:span></text:p></draw:connector><draw:custom-shape draw:style-name="gr10" draw:text-style-name="P96" draw:id="id24" svg:width="0.6cm" svg:height="0.6cm" svg:x="8.64cm" svg:y="1.392cm"><text:p text:style-name="P88"><text:span text:style-name="T55">5</text:span></text:p><draw:enhanced-geometry svg:viewBox="0 0 21600 21600" draw:mirror-horizontal="false" draw:mirror-vertical="false" draw:glue-points="10800 0 3160 3160 0 10800 3160 18440 10800 21600 18440 18440 21600 10800 18440 3160" draw:text-areas="3200 3200 18400 18400" draw:type="ring" draw:modifiers="2767.38768718802" draw:enhanced-path="U 10800 10800 10800 10800 0 23592960 Z U 10800 10800 ?f1 ?f1 0 23592960 N"><draw:equation draw:name="f0" draw:formula="$0 "/><draw:equation draw:name="f1" draw:formula="10800-$0 "/><draw:handle draw:handle-position="$0 10800" draw:handle-range-x-minimum="0" draw:handle-range-x-maximum="10800"/></draw:enhanced-geometry></draw:custom-shape><draw:connector draw:style-name="gr3" draw:text-style-name="P89" draw:type="curve" svg:x1="7.057cm" svg:y1="1.69cm" svg:x2="8.641cm" svg:y2="1.69cm" draw:start-shape="id25" draw:start-glue-point="10" draw:end-shape="id24" draw:end-glue-point="6"><text:p text:style-name="P88"><text:span text:style-name="T50"><text:s/></text:span></text:p></draw:connector><draw:frame draw:style-name="gr2" draw:text-style-name="P97" svg:width="0.664cm" svg:height="0.623cm" svg:x="7.285cm" svg:y="1.293cm"><draw:text-box><text:p text:style-name="P86"><text:span text:style-name="T56">b</text:span></text:p></draw:text-box></draw:frame><draw:custom-shape draw:style-name="gr10" draw:text-style-name="P96" draw:id="id25" svg:width="0.6cm" svg:height="0.6cm" svg:x="6.458cm" svg:y="1.392cm"><text:p text:style-name="P88"><text:span text:style-name="T55">4</text:span></text:p><draw:enhanced-geometry svg:viewBox="0 0 21600 21600" draw:mirror-horizontal="false" draw:mirror-vertical="false" draw:glue-points="10800 0 3160 3160 0 10800 3160 18440 10800 21600 18440 18440 21600 10800 18440 3160" draw:text-areas="3200 3200 18400 18400" draw:type="ring" draw:modifiers="2767.38768718802" draw:enhanced-path="U 10800 10800 10800 10800 0 23592960 Z U 10800 10800 ?f1 ?f1 0 23592960 N"><draw:equation draw:name="f0" draw:formula="$0 "/><draw:equation draw:name="f1" draw:formula="10800-$0 "/><draw:handle draw:handle-position="$0 10800" draw:handle-range-x-minimum="0" draw:handle-range-x-maximum="10800"/></draw:enhanced-geometry></draw:custom-shape><draw:frame draw:style-name="gr2" draw:text-style-name="P97" svg:width="0.664cm" svg:height="0.623cm" svg:x="2.974cm" svg:y="2.133cm"><draw:text-box><text:p text:style-name="P86"><text:span text:style-name="T56">b</text:span></text:p></draw:text-box></draw:frame><draw:custom-shape draw:style-name="gr10" draw:text-style-name="P96" draw:id="id23" svg:width="0.6cm" svg:height="0.593cm" svg:x="4.232cm" svg:y="1.395cm"><text:p text:style-name="P88"><text:span text:style-name="T55">3</text:span></text:p><draw:enhanced-geometry svg:viewBox="0 0 21600 21600" draw:mirror-horizontal="false" draw:mirror-vertical="false" draw:glue-points="10800 0 3160 3160 0 10800 3160 18440 10800 21600 18440 18440 21600 10800 18440 3160" draw:text-areas="3200 3200 18400 18400" draw:type="ring" draw:modifiers="2767.38768718802" draw:enhanced-path="U 10800 10800 10800 10800 0 23592960 Z U 10800 10800 ?f1 ?f1 0 23592960 N"><draw:equation draw:name="f0" draw:formula="$0 "/><draw:equation draw:name="f1" draw:formula="10800-$0 "/><draw:handle draw:handle-position="$0 10800" draw:handle-range-x-minimum="0" draw:handle-range-x-maximum="10800"/></draw:enhanced-geometry></draw:custom-shape><draw:connector draw:style-name="gr3" draw:text-style-name="P89" draw:type="curve" draw:line-skew="-0.292cm" svg:x1="2.316cm" svg:y1="1.397cm" svg:x2="6.757cm" svg:y2="0.501cm" draw:start-shape="id22" draw:start-glue-point="4" draw:end-shape="id25" draw:end-glue-point="4"><text:p text:style-name="P88"><text:span text:style-name="T50"><text:s/></text:span></text:p></draw:connector><draw:frame draw:style-name="gr2" draw:text-style-name="P97" svg:width="0.664cm" svg:height="0.623cm" svg:x="3.293cm" svg:y="0cm"><draw:text-box><text:p text:style-name="P86"><text:span text:style-name="T56">a</text:span></text:p></draw:text-box></draw:frame><draw:custom-shape draw:style-name="gr10" draw:text-style-name="P96" draw:id="id22" svg:width="0.6cm" svg:height="0.593cm" svg:x="2.018cm" svg:y="1.395cm"><text:p text:style-name="P88"><text:span text:style-name="T55">2</text:span></text:p><draw:enhanced-geometry svg:viewBox="0 0 21600 21600" draw:mirror-horizontal="false" draw:mirror-vertical="false" draw:glue-points="10800 0 3160 3160 0 10800 3160 18440 10800 21600 18440 18440 21600 10800 18440 3160" draw:text-areas="3200 3200 18400 18400" draw:type="ring" draw:modifiers="2767.38768718802" draw:enhanced-path="U 10800 10800 10800 10800 0 23592960 Z U 10800 10800 ?f1 ?f1 0 23592960 N"><draw:equation draw:name="f0" draw:formula="$0 "/><draw:equation draw:name="f1" draw:formula="10800-$0 "/><draw:handle draw:handle-position="$0 10800" draw:handle-range-x-minimum="0" draw:handle-range-x-maximum="10800"/></draw:enhanced-geometry></draw:custom-shape></draw:g><text:span text:style-name="T37">Figure </text:span><text:span text:style-name="T37"><text:sequence text:ref-name="refFigure2" text:name="Figure" text:formula="ooow:Figure+1" style:num-format="1">4</text:sequence></text:span>: <text:span text:style-name="T1">e-</text:span>free NFA for <text:span text:style-name="T11">a</text:span>[<text:span text:style-name="T11">bc</text:span>]*<text:span text:style-name="T11">a</text:span>?<text:span text:style-name="T11">b</text:span>?</text:p></draw:text-box></draw:frame></text:p>
      <text:h text:style-name="Heading_20_1" text:outline-level="1">Converting to a DFA</text:h>
      <text:p text:style-name="Standard">If there are multiple arcs with the same label exiting from a state <text:span text:style-name="T11">x</text:span> they are replaced by a single arc towards a newly created state that is the union of each arc destination.</text:p>
      <text:p text:style-name="Standard"/>
      <text:p text:style-name="Standard">The following image shows the basic principle to transform a NFA to a DFA:</text:p>
      <text:p text:style-name="Standard"/>
      <text:p text:style-name="P23"><draw:g text:anchor-type="as-char" draw:z-index="2" draw:style-name="gr1"><draw:connector draw:style-name="gr3" draw:text-style-name="P89" draw:type="curve" svg:x1="2.783cm" svg:y1="2.321cm" svg:x2="4.383cm" svg:y2="2.321cm" draw:end-shape="id7" draw:end-glue-point="6"><text:p text:style-name="P88"><text:span text:style-name="T50"><text:s/></text:span></text:p></draw:connector><draw:frame draw:style-name="gr7" draw:text-style-name="P87" svg:width="0.69cm" svg:height="0.742cm" svg:x="0.921cm" svg:y="0.062cm"><draw:text-box><text:p text:style-name="P86"><text:span text:style-name="T49">a</text:span></text:p></draw:text-box></draw:frame><draw:custom-shape draw:style-name="gr5" draw:text-style-name="P93" draw:id="id10" svg:width="0.72cm" svg:height="0.761cm" svg:x="2.013cm" svg:y="1.942cm"><text:p text:style-name="P88"><text:span text:style-name="T53">z</text:span></text:p><draw:enhanced-geometry svg:viewBox="0 0 21600 21600" draw:mirror-horizontal="false" draw:mirror-vertical="false" draw:glue-points="10800 0 3160 3160 0 10800 3160 18440 10800 21600 18440 18440 21600 10800 18440 3160" draw:text-areas="3200 3200 18400 18400" draw:type="ellipse"/></draw:custom-shape><draw:frame draw:style-name="gr7" draw:text-style-name="P94" svg:width="0.69cm" svg:height="0.742cm" svg:x="0.921cm" svg:y="1.743cm"><draw:text-box><text:p text:style-name="P86"><text:span text:style-name="T54">a</text:span></text:p></draw:text-box></draw:frame><draw:custom-shape draw:style-name="gr5" draw:text-style-name="P95" draw:id="id8" svg:width="0.72cm" svg:height="0.759cm" svg:x="0cm" svg:y="1.062cm"><text:p text:style-name="P88"><text:span text:style-name="T53">x</text:span></text:p><draw:enhanced-geometry svg:viewBox="0 0 21600 21600" draw:mirror-horizontal="false" draw:mirror-vertical="false" draw:glue-points="10800 0 3160 3160 0 10800 3160 18440 10800 21600 18440 18440 21600 10800 18440 3160" draw:text-areas="3200 3200 18400 18400" draw:type="ellipse"/></draw:custom-shape><draw:connector draw:style-name="gr3" draw:text-style-name="P89" draw:type="curve" svg:x1="0.358cm" svg:y1="1.063cm" svg:x2="2.014cm" svg:y2="0.52cm" draw:start-shape="id8" draw:start-glue-point="4" draw:end-shape="id9" draw:end-glue-point="6"><text:p text:style-name="P88"><text:span text:style-name="T50"><text:s/></text:span></text:p></draw:connector><draw:frame draw:style-name="gr7" draw:text-style-name="P87" svg:width="0.69cm" svg:height="0.742cm" svg:x="3.064cm" svg:y="1.863cm"><draw:text-box><text:p text:style-name="P86"><text:span text:style-name="T49">c</text:span></text:p></draw:text-box></draw:frame><draw:connector draw:style-name="gr3" draw:text-style-name="P89" draw:type="curve" svg:x1="0.358cm" svg:y1="1.82cm" svg:x2="2.014cm" svg:y2="2.323cm" draw:start-shape="id8" draw:start-glue-point="8" draw:end-shape="id10" draw:end-glue-point="6"><text:p text:style-name="P88"><text:span text:style-name="T50"><text:s/></text:span></text:p></draw:connector><draw:custom-shape draw:style-name="gr5" draw:text-style-name="P93" draw:id="id9" svg:width="0.72cm" svg:height="0.759cm" svg:x="2.013cm" svg:y="0.143cm"><text:p text:style-name="P88"><text:span text:style-name="T53">y</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5" draw:text-style-name="P93" draw:id="id11" svg:width="0.72cm" svg:height="0.759cm" svg:x="4.382cm" svg:y="0.143cm"><text:p text:style-name="P88"><text:span text:style-name="T53">w</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5" draw:text-style-name="P93" draw:id="id7" svg:width="0.72cm" svg:height="0.761cm" svg:x="4.382cm" svg:y="1.942cm"><text:p text:style-name="P88"><text:span text:style-name="T53">v</text:span></text:p><draw:enhanced-geometry svg:viewBox="0 0 21600 21600" draw:mirror-horizontal="false" draw:mirror-vertical="false" draw:glue-points="10800 0 3160 3160 0 10800 3160 18440 10800 21600 18440 18440 21600 10800 18440 3160" draw:text-areas="3200 3200 18400 18400" draw:type="ellipse"/></draw:custom-shape><draw:connector draw:style-name="gr6" draw:text-style-name="P92" draw:type="curve" svg:x1="2.732cm" svg:y1="0.52cm" svg:x2="4.383cm" svg:y2="0.52cm" draw:start-shape="id9" draw:start-glue-point="10" draw:end-shape="id11" draw:end-glue-point="6"><text:p/></draw:connector><draw:frame draw:style-name="gr7" draw:text-style-name="P87" svg:width="0.717cm" svg:height="0.742cm" svg:x="2.967cm" svg:y="0cm"><draw:text-box><text:p text:style-name="P86"><text:span text:style-name="T49">b</text:span></text:p></draw:text-box></draw:frame></draw:g> <text:s text:c="5"/><text:span text:style-name="T7"></text:span> <text:s text:c="4"/><text:span text:style-name="T37"><draw:g text:anchor-type="as-char" draw:z-index="3" draw:style-name="gr1"><draw:connector draw:style-name="gr3" draw:text-style-name="P89" draw:type="curve" svg:x1="2.415cm" svg:y1="1.96cm" svg:x2="4.253cm" svg:y2="2.549cm" draw:start-shape="id12" draw:start-glue-point="8" draw:end-shape="id13" draw:end-glue-point="6"><text:p text:style-name="P88"><text:span text:style-name="T50"><text:s/></text:span></text:p></draw:connector><draw:frame draw:style-name="gr7" draw:text-style-name="P87" svg:width="0.69cm" svg:height="0.742cm" svg:x="0.908cm" svg:y="0.96cm"><draw:text-box><text:p text:style-name="P86"><text:span text:style-name="T49">a</text:span></text:p></draw:text-box></draw:frame><draw:custom-shape draw:style-name="gr5" draw:text-style-name="P95" draw:id="id14" svg:width="0.72cm" svg:height="0.761cm" svg:x="0cm" svg:y="1.199cm"><text:p text:style-name="P88"><text:span text:style-name="T53">x</text:span></text:p><draw:enhanced-geometry svg:viewBox="0 0 21600 21600" draw:mirror-horizontal="false" draw:mirror-vertical="false" draw:glue-points="10800 0 3160 3160 0 10800 3160 18440 10800 21600 18440 18440 21600 10800 18440 3160" draw:text-areas="3200 3200 18400 18400" draw:type="ellipse"/></draw:custom-shape><draw:connector draw:style-name="gr3" draw:text-style-name="P89" draw:type="curve" svg:x1="0.72cm" svg:y1="1.579cm" svg:x2="2.059cm" svg:y2="1.579cm" draw:start-shape="id14" draw:start-glue-point="10" draw:end-shape="id12" draw:end-glue-point="6"><text:p text:style-name="P88"><text:span text:style-name="T50"><text:s/></text:span></text:p></draw:connector><draw:frame draw:style-name="gr7" draw:text-style-name="P87" svg:width="0.69cm" svg:height="0.742cm" svg:x="3.189cm" svg:y="2.14cm"><draw:text-box><text:p text:style-name="P86"><text:span text:style-name="T49">c</text:span></text:p></draw:text-box></draw:frame><draw:custom-shape draw:style-name="gr5" draw:text-style-name="P93" draw:id="id12" svg:width="0.72cm" svg:height="0.761cm" svg:x="2.057cm" svg:y="1.199cm"><text:p text:style-name="P88"><text:span text:style-name="T53">yz</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5" draw:text-style-name="P93" draw:id="id15" svg:width="0.72cm" svg:height="0.761cm" svg:x="4.251cm" svg:y="0.275cm"><text:p text:style-name="P88"><text:span text:style-name="T53">w</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5" draw:text-style-name="P93" draw:id="id13" svg:width="0.72cm" svg:height="0.761cm" svg:x="4.251cm" svg:y="2.168cm"><text:p text:style-name="P88"><text:span text:style-name="T53">v</text:span></text:p><draw:enhanced-geometry svg:viewBox="0 0 21600 21600" draw:mirror-horizontal="false" draw:mirror-vertical="false" draw:glue-points="10800 0 3160 3160 0 10800 3160 18440 10800 21600 18440 18440 21600 10800 18440 3160" draw:text-areas="3200 3200 18400 18400" draw:type="ellipse"/></draw:custom-shape><draw:connector draw:style-name="gr6" draw:text-style-name="P92" draw:type="curve" svg:x1="2.415cm" svg:y1="1.201cm" svg:x2="4.253cm" svg:y2="0.654cm" draw:start-shape="id12" draw:start-glue-point="4" draw:end-shape="id15" draw:end-glue-point="6"><text:p/></draw:connector><draw:frame draw:style-name="gr7" draw:text-style-name="P87" svg:width="0.717cm" svg:height="0.742cm" svg:x="3.133cm" svg:y="0cm"><draw:text-box><text:p text:style-name="P86"><text:span text:style-name="T49">b</text:span></text:p></draw:text-box></draw:frame></draw:g></text:span></text:p>
      <text:p text:style-name="P24"><text:span text:style-name="T37">Figure </text:span><text:span text:style-name="T37"><text:sequence text:ref-name="refFigure3" text:name="Figure" text:formula="ooow:Figure+1" style:num-format="1">5</text:sequence></text:span>: Removing non determinism</text:p>
      <text:p text:style-name="Standard">After having merged all arcs in <text:span text:style-name="T11">x</text:span> we will recursively proceed to each destination state.</text:p>
      <text:p text:style-name="Standard"/>
      <text:p text:style-name="Standard">Note that some state may become unreachable as it is the case for the state <text:span text:style-name="T15">y</text:span> in the example above.</text:p>
      <text:p text:style-name="Standard"/>
      <text:p text:style-name="Standard">The following algorithm proceeds states by states eliminating non deterministic transitions. It relays on property 2' of the NFA obtained in the previous section: since there's no arc that goes back from a state to a lower numbered state, we can proceed from state 1 up to state n+1 and be sure that no non-determinism will be introduced in already processed states.</text:p>
      <text:p text:style-name="Standard"/>
      <text:p text:style-name="Standard"/>
      <text:p text:style-name="P71">Convert NFA to DFA</text:p>
      <text:p text:style-name="P66"><text:span text:style-name="T37"><text:tab/></text:span><text:span text:style-name="T13">pushonce</text:span><text:span text:style-name="T28">( </text:span><text:span text:style-name="T13">stack</text:span><text:span text:style-name="T28">, 1)</text:span></text:p>
      <text:p text:style-name="P40"><text:span text:style-name="T37"><text:tab/>while not </text:span><text:span text:style-name="T13">isempty</text:span><text:span text:style-name="T28">(</text:span><text:span text:style-name="T13"> stack </text:span><text:span text:style-name="T28">)</text:span><text:span text:style-name="T37"> do</text:span></text:p>
      <text:p text:style-name="P41"><text:tab/><text:tab/><text:span text:style-name="T13">state</text:span><text:span text:style-name="T38"> = </text:span><text:span text:style-name="T13">pop</text:span><text:span text:style-name="T38">( </text:span><text:span text:style-name="T13">stack </text:span><text:span text:style-name="T38">)</text:span></text:p>
      <text:p text:style-name="P40"><text:tab/><text:tab/><text:span text:style-name="T37">foreach</text:span> <text:span text:style-name="T11">l </text:span><text:span text:style-name="T3"> </text:span><text:span text:style-name="T7"></text:span><text:span text:style-name="T17">(</text:span><text:span text:style-name="T21">state</text:span><text:span text:style-name="T17">) </text:span><text:span text:style-name="T37">do</text:span></text:p>
      <text:p text:style-name="P40"><text:tab/><text:tab/><text:tab/><text:span text:style-name="T37">if</text:span> <text:span text:style-name="T38"><text:s/>|</text:span><text:span text:style-name="T4"></text:span><text:span text:style-name="T38">(</text:span><text:span text:style-name="T13">state</text:span><text:span text:style-name="T38">, </text:span><text:span text:style-name="T13">l</text:span><text:span text:style-name="T38">)| &gt; 1</text:span> <text:s/><text:span text:style-name="T37">then</text:span> </text:p>
      <text:p text:style-name="P42"><text:tab/><text:tab/><text:tab/><text:tab/><text:span text:style-name="T11">newstate</text:span> = <text:span text:style-name="T11">merge</text:span>( <text:span text:style-name="T3"></text:span>(<text:span text:style-name="T11">state</text:span>, <text:span text:style-name="T11">l</text:span>) )</text:p>
      <text:p text:style-name="P42"><text:tab/><text:tab/><text:tab/><text:tab/><text:span text:style-name="T11">createarc</text:span>( <text:span text:style-name="T21">state, newstate, l</text:span><text:span text:style-name="T7"> </text:span>)</text:p>
      <text:p text:style-name="P38"><text:tab/><text:tab/><text:tab/><text:tab/><text:span text:style-name="T37">foreach</text:span> <text:span text:style-name="T11">y</text:span> <text:span text:style-name="T3"> </text:span><text:span text:style-name="T7"></text:span><text:span text:style-name="T26">(</text:span><text:span text:style-name="T11">state, l</text:span><text:span text:style-name="T26">) </text:span><text:span text:style-name="T37">do</text:span></text:p>
      <text:p text:style-name="P42"><text:tab/><text:tab/><text:tab/><text:tab/><text:tab/><text:span text:style-name="T37">foreach </text:span><text:s/><text:span text:style-name="T11">arc</text:span> <text:span text:style-name="T7"> </text:span><text:span text:style-name="T6">E</text:span><text:span text:style-name="T21">(y) </text:span><text:span text:style-name="T37">do</text:span></text:p>
      <text:p text:style-name="P31"><text:tab/><text:tab/><text:tab/><text:tab/><text:tab/><text:tab/><text:span text:style-name="T11">createarc</text:span>( <text:span text:style-name="T11">newstate</text:span>, <text:s/><text:span text:style-name="T11">to</text:span>(<text:span text:style-name="T11">arc</text:span>), <text:span text:style-name="T11">label(arc) </text:span>) <text:s/>// copy arcs</text:p>
      <text:p text:style-name="P28"><text:tab/><text:tab/><text:tab/><text:tab/><text:tab/><text:span text:style-name="T37">end</text:span></text:p>
      <text:p text:style-name="P42"><text:tab/><text:tab/><text:tab/><text:tab/><text:tab/><text:span text:style-name="T11">deletearc</text:span>( <text:span text:style-name="T7"></text:span><text:span text:style-name="T21">state, y, l</text:span><text:span text:style-name="T7"> </text:span>) <text:s/></text:p>
      <text:p text:style-name="P42"><text:tab/><text:tab/><text:tab/><text:tab/><text:span text:style-name="T37">end</text:span></text:p>
      <text:p text:style-name="P42"><text:tab/><text:tab/><text:tab/><text:tab/><text:span text:style-name="T11">pushonce</text:span> (<text:span text:style-name="T11">stack</text:span>, <text:span text:style-name="T11">newstate </text:span>) </text:p>
      <text:p text:style-name="P38"><text:tab/><text:tab/><text:tab/><text:span text:style-name="T37">else</text:span> </text:p>
      <text:p text:style-name="P42"><text:tab/><text:tab/><text:tab/><text:tab/><text:span text:style-name="T11">pushonce</text:span> (<text:span text:style-name="T11">stack</text:span>, <text:span text:style-name="T11">to</text:span>(<text:span text:style-name="T3"></text:span>(<text:span text:style-name="T11">state</text:span>, <text:span text:style-name="T11">l</text:span>))<text:span text:style-name="T11"> </text:span>) </text:p>
      <text:p text:style-name="P39"><text:tab/><text:tab/><text:tab/><text:span text:style-name="T37">end</text:span></text:p>
      <text:p text:style-name="P39"><text:tab/><text:tab/><text:span text:style-name="T37">end</text:span></text:p>
      <text:p text:style-name="P40"><text:tab/><text:span text:style-name="T37">end</text:span></text:p>
      <text:p text:style-name="P32"/>
      <text:p text:style-name="P32">Note that the DFA obtained has none of the properties the original NFA had.</text:p>
      <text:p text:style-name="P32"/>
      <text:p text:style-name="P81"><text:span text:style-name="T37">Proposition 2.</text:span><text:span text:style-name="T28"> The DFA obtained through the application of algorithm 2 recognize the same language than the original NFA</text:span></text:p>
      <text:p text:style-name="P84"><text:span text:style-name="T37">Proof.</text:span><text:span text:style-name="T28"> </text:span><text:span text:style-name="T13">&lt;TO BE WRITTEN&gt;</text:span></text:p>
      <text:p text:style-name="P44">Figure 6 on next page shows the application of the algorithm above to the NFA in figure 4</text:p>
      <text:p text:style-name="P25"><draw:frame draw:style-name="fr2" draw:name="graphics2" text:anchor-type="paragraph" svg:width="9.511cm" svg:height="21.036cm" draw:z-index="6"><draw:image xlink:href="Pictures/200008D1000025270000522C5FD20D9B.svm" xlink:type="simple" xlink:show="embed" xlink:actuate="onLoad"/></draw:frame><text:span text:style-name="T37">Figure </text:span><text:span text:style-name="T37"><text:sequence text:ref-name="refFigure4" text:name="Figure" text:formula="ooow:Figure+1" style:num-format="1">6</text:sequence></text:span>: Removing non determinism from <text:s/><text:span text:style-name="T11">a</text:span>[<text:span text:style-name="T11">bc</text:span>]*<text:span text:style-name="T11">a</text:span>?<text:span text:style-name="T11">b</text:span>?</text:p>
      <text:h text:style-name="Heading_20_2" text:outline-level="2">Matching multiple expressions </text:h>
      <text:p text:style-name="P10">Let us consider the problem of matching more than one expression at once. Given a list of expressions [<text:span text:style-name="T11">e</text:span><text:span text:style-name="T39">1</text:span>, <text:span text:style-name="T11">e</text:span><text:span text:style-name="T40">2</text:span>, ..., <text:span text:style-name="T11">e</text:span><text:span text:style-name="T40">m</text:span>] we first transform each expression to an <text:span text:style-name="T8">e</text:span><text:span text:style-name="T9">-</text:span><text:span text:style-name="T41">free NFA and then join them merging their first states as shown in the figure:</text:span></text:p>
      <text:p text:style-name="P12"/>
      <text:p text:style-name="P25"><draw:frame draw:style-name="fr2" draw:name="graphics3" text:anchor-type="paragraph" svg:width="9.142cm" svg:height="13.878cm" draw:z-index="8"><draw:image xlink:href="Pictures/20000537000023B7000036376BEAFE43.svm" xlink:type="simple" xlink:show="embed" xlink:actuate="onLoad"/></draw:frame><text:span text:style-name="T37">Figure </text:span><text:span text:style-name="T37"><text:sequence text:ref-name="refFigure5" text:name="Figure" text:formula="ooow:Figure+1" style:num-format="1">7</text:sequence></text:span>: Match two expressions at once</text:p>
      <text:p text:style-name="P12">The final state of each expression is tagged with the number the expression is indexed with. In this way we'll be able to identify which expression we matched.</text:p>
      <text:p text:style-name="P12">There might be cases when a string matches more that one expression in the list. To resolve the ambiguity, we choose the expression with the lowest index (i.e. the one that is specified first in the list).</text:p>
      <text:p text:style-name="P12">For example in the figure 6 above, the string “<text:span text:style-name="T11">abc</text:span>” will match “<text:span text:style-name="T11">abc</text:span>” and not “<text:span text:style-name="T11">a[bd]c</text:span>”.</text:p>
      <text:p text:style-name="P12"/>
      <text:h text:style-name="P17" text:outline-level="2">Sub-patterns Captures </text:h>
      <text:p text:style-name="Standard">We'll use tagged automata to solve the problem of extracting sub-matches as suggested in Ville Laurikari master thesis [1]. Tags are used to store the information on where, in the string to be matched, we were when a transition occurred.</text:p>
      <text:p text:style-name="Standard"/>
      <text:p text:style-name="P5">Since there could be more than one capture in the pattern we will use <text:s/>“(<text:span text:style-name="T39"> </text:span><text:span text:style-name="T43">n</text:span>” and “)<text:span text:style-name="T39"> </text:span><text:span text:style-name="T43">n</text:span>” for, respectively, the beginning and the end of capture <text:span text:style-name="T11">n.</text:span></text:p>
      <text:p text:style-name="P8"/>
      <text:p text:style-name="P5">Tags are introduced as empty transitions and are propagated to states and other transitions during the <text:span text:style-name="T1">e</text:span>-transitions elimination phase.</text:p>
      <text:p text:style-name="P8"/>
      <text:p text:style-name="P9"><draw:frame draw:style-name="fr3" draw:name="graphics1" text:anchor-type="paragraph" svg:width="8.447cm" svg:height="5.779cm" draw:z-index="10"><draw:image xlink:href="Pictures/2000028A000020FF0000169228A4DCF7.svm" xlink:type="simple" xlink:show="embed" xlink:actuate="onLoad"/></draw:frame><text:span text:style-name="T37">Figure </text:span><text:span text:style-name="T37"><text:sequence text:ref-name="refFigure6" text:name="Figure" text:formula="ooow:Figure+1" style:num-format="1">8</text:sequence></text:span>: Tagged NFA and DFA for <text:s/><text:span text:style-name="T11">a(b*).</text:span></text:p>
      <text:p text:style-name="Standard"/>
      <text:p text:style-name="P5"/>
      <text:p text:style-name="P72">Eliminate <text:span text:style-name="T1">e</text:span>-transitions (tagged version):</text:p>
      <text:p text:style-name="P67"><text:span text:style-name="T37"><text:tab/>for</text:span> <text:span text:style-name="T11">j</text:span> = <text:span text:style-name="T11">n</text:span> <text:span text:style-name="T37">to</text:span> 1 <text:span text:style-name="T37">step</text:span> -1 <text:span text:style-name="T37">do</text:span></text:p>
      <text:p text:style-name="P43"><text:tab/><text:tab/><text:span text:style-name="T37">if</text:span> <text:span text:style-name="T7">  </text:span><text:span text:style-name="T21">j, j+1, </text:span><text:span text:style-name="T6">e</text:span><text:span text:style-name="T21">, t</text:span><text:span text:style-name="T7">  </text:span><text:span text:style-name="T6">E </text:span><text:span text:style-name="T7"><text:s/></text:span><text:span text:style-name="T25">then</text:span></text:p>
      <text:p text:style-name="P43"><text:tab/><text:tab/><text:tab/><text:span text:style-name="T37">foreach </text:span><text:s/><text:span text:style-name="T11">arc</text:span> <text:span text:style-name="T7"> </text:span><text:span text:style-name="T6">E</text:span><text:span text:style-name="T7">(</text:span><text:span text:style-name="T6"> </text:span><text:span text:style-name="T21">j+1) </text:span><text:span text:style-name="T37">do</text:span></text:p>
      <text:p text:style-name="P43"><text:tab/><text:tab/><text:tab/><text:tab/><text:span text:style-name="T11">create</text:span>( <text:span text:style-name="T11">j</text:span>, <text:span text:style-name="T11">to</text:span>(<text:span text:style-name="T11">arc</text:span>), <text:span text:style-name="T11">label(arc), tags(arc) </text:span><text:span text:style-name="T3"></text:span><text:span text:style-name="T26"> </text:span><text:span text:style-name="T11">t</text:span><text:span text:style-name="T11"> </text:span>) <text:s/>// copy arcs</text:p>
      <text:p text:style-name="P43"><text:tab/><text:tab/><text:tab/><text:span text:style-name="T37">end</text:span></text:p>
      <text:p text:style-name="P28"><text:tab/><text:tab/><text:tab/><text:span text:style-name="T11">addtags</text:span>(<text:span text:style-name="T11">j,t</text:span>)</text:p>
      <text:p text:style-name="P43"><text:tab/><text:tab/><text:tab/><text:span text:style-name="T37">if</text:span> <text:s/><text:span text:style-name="T11">isfinal</text:span>( <text:span text:style-name="T11">j </text:span><text:span text:style-name="T26">+1</text:span><text:span text:style-name="T11"> </text:span>) <text:s/><text:span text:style-name="T37">then</text:span> </text:p>
      <text:p text:style-name="P28"><text:tab/><text:tab/><text:tab/><text:tab/><text:span text:style-name="T11">setasfinal</text:span>( <text:span text:style-name="T11">j</text:span> )</text:p>
      <text:p text:style-name="P43"><text:tab/><text:tab/><text:tab/><text:span text:style-name="T37">end</text:span></text:p>
      <text:p text:style-name="P43"><text:tab/><text:tab/><text:tab/><text:span text:style-name="T11">delete</text:span>( <text:span text:style-name="T7"></text:span><text:span text:style-name="T21">j,j+1,</text:span><text:span text:style-name="T6">e</text:span><text:span text:style-name="T6"> </text:span>)</text:p>
      <text:p text:style-name="P43"><text:tab/><text:tab/><text:span text:style-name="T37">end</text:span></text:p>
      <text:p text:style-name="P43"><text:span text:style-name="T28"><text:tab/></text:span><text:span text:style-name="T29">end</text:span></text:p>
      <text:p text:style-name="P30"/>
      <text:p text:style-name="Text_20_body">Note that while the first NFA has a larger number of states, the the number of the <text:span text:style-name="T8">e</text:span><text:span text:style-name="T9">-</text:span><text:span text:style-name="T41">free NFA has exactly </text:span><text:span text:style-name="T42">n</text:span><text:span text:style-name="T41">+1 states.</text:span></text:p>
      <text:p text:style-name="Text_20_body">The conversion to a DFA proceeds as for the untagged automata except that tags are merged by the <text:span text:style-name="T11">merge</text:span>() function and in the arcs copy step.</text:p>
      <text:h text:style-name="Heading_20_2" text:outline-level="2"/>
      <text:h text:style-name="P78" text:outline-level="1">Bibliography</text:h>
      <text:p text:style-name="P45">[1]<text:tab/>Ville Laurikari, <text:span text:style-name="T11">Efficient submatch addressing for regular expressions, </text:span><text:span text:style-name="T44">http://www.laurikari.net </text:span></text:p>
      <text:p text:style-name="P45">[2]<text:tab/><text:span text:style-name="T44"> </text:span></text:p>
      <text:p text:style-name="P46"/>
      <text:p text:style-name="P18">We'll deal with different types of tags, the first one we'll analyse is the capture<text:span text:style-name="T26">:</text:span> g<text:span text:style-name="T26">iven </text:span>the expression a(b+)c<text:span text:style-name="T26">, upon successful match, we want to “capture” the sequence of </text:span>b<text:span text:style-name="T26"> for further processing.</text:span></text:p>
      <text:p text:style-name="P6"/>
      <text:list text:style-name="L2">
        <text:list-item>
          <text:p text:style-name="P73">\:<text:tab/>right context</text:p>
        </text:list-item>
        <text:list-item>
          <text:p text:style-name="P73">^<text:tab/>beginning of the line</text:p>
        </text:list-item>
        <text:list-item>
          <text:p text:style-name="P73">$<text:tab/>end of the line</text:p>
        </text:list-item>
        <text:list-item>
          <text:p text:style-name="P73">\&lt;<text:tab/>beginning of word</text:p>
        </text:list-item>
        <text:list-item>
          <text:p text:style-name="P73">\&gt;<text:tab/>end of word</text:p>
        </text:list-item>
      </text:list>
      <text:p text:style-name="P6"/>
      <text:p text:style-name="P6">they will be introduced in the NFA as tagged e-transition and will propagate to other transition or to states during the phases of e-transition elimination and conversion to DFA</text:p>
      <text:p text:style-name="P6"/>
      <text:p text:style-name="P6">Next figure shows the basic case:</text:p>
      <text:p text:style-name="P6"/>
      <text:p text:style-name="P7"/>
      <text:p text:style-name="P6"/>
      <text:p text:style-name="P6"/>
      <text:p text:style-name="P6">In the second NFA the nodes haven't been renumbered. </text:p>
      <text:p text:style-name="P6"/>
      <text:p text:style-name="P6">Things get complicated when capture tags are nested or they appear at the end of the expression:</text:p>
      <text:p text:style-name="P6"/>
      <text:p text:style-name="P6"/>
      <text:p text:style-name="P7"/>
      <text:p text:style-name="P6"/>
      <text:h text:style-name="Heading_20_1" text:outline-level="1">A reverse NFA building algorithm</text:h>
      <text:p text:style-name="Standard">The property 2' of our construction suggest an algorithm that proceed from the last state to the first incorporating the building and the e-transitions elimination steps described in the previous sections:</text:p>
      <text:p text:style-name="Standard"/>
      <text:p text:style-name="Standard">States will be numbered in reverse order so that <text:span text:style-name="T11">q1</text:span> is the final state (or, better, the last of final states) and <text:span text:style-name="T11">n+1</text:span> is the he initial state.</text:p>
      <text:p text:style-name="Standard"/>
      <text:p text:style-name="Standard"/>
      <text:p text:style-name="P2">Build NFA:</text:p>
      <text:p text:style-name="P65"><text:tab/><text:span text:style-name="T11">state</text:span> = 1</text:p>
      <text:p text:style-name="P65"><text:tab/><text:span text:style-name="T11">setasfinal</text:span>( <text:span text:style-name="T11">state</text:span> )</text:p>
      <text:p text:style-name="P28"><text:tab/><text:span text:style-name="T11">t</text:span> = <text:span text:style-name="T11">lasttoken</text:span>( )</text:p>
      <text:p text:style-name="P28"><text:tab/><text:span text:style-name="T37">while </text:span><text:s/><text:span text:style-name="T11">t</text:span> <text:s/><text:span text:style-name="T7"></text:span> <text:s/><text:span text:style-name="T45">“”</text:span> <text:span text:style-name="T37">do</text:span></text:p>
      <text:p text:style-name="P33"><text:tab/><text:tab/><text:span text:style-name="T13">create</text:span><text:span text:style-name="T38">( </text:span><text:span text:style-name="T13">state+1</text:span><text:span text:style-name="T38">, </text:span><text:span text:style-name="T13">state</text:span><text:span text:style-name="T38">, </text:span><text:span text:style-name="T13">label(t) </text:span><text:span text:style-name="T38">) </text:span></text:p>
      <text:p text:style-name="P33"><text:tab/><text:tab/>if<text:span text:style-name="T38"> <text:s/></text:span><text:span text:style-name="T13">is_star</text:span><text:span text:style-name="T38">(</text:span><text:span text:style-name="T13">t</text:span><text:span text:style-name="T38">) <text:s/></text:span><text:span text:style-name="T4"> </text:span><text:span text:style-name="T22">is_plus</text:span><text:span text:style-name="T19">(</text:span><text:span text:style-name="T22">t</text:span><text:span text:style-name="T19">) </text:span>then</text:p>
      <text:p text:style-name="P33"><text:tab/><text:tab/><text:tab/><text:span text:style-name="T13">create</text:span><text:span text:style-name="T38">( </text:span><text:span text:style-name="T13">state</text:span><text:span text:style-name="T38">, </text:span><text:span text:style-name="T13">state</text:span><text:span text:style-name="T38">, </text:span><text:span text:style-name="T13">label(t) </text:span><text:span text:style-name="T38">) </text:span></text:p>
      <text:p text:style-name="P32"><text:tab/><text:tab/><text:span text:style-name="T37">end</text:span></text:p>
      <text:p text:style-name="P32"><text:tab/><text:tab/><text:span text:style-name="T37">if</text:span> <text:s/><text:span text:style-name="T11">is_star</text:span>(<text:span text:style-name="T11">t</text:span>) <text:s/><text:span text:style-name="T3"> </text:span><text:span text:style-name="T21">is_question</text:span><text:span text:style-name="T17">(</text:span><text:span text:style-name="T21">t</text:span><text:span text:style-name="T17">) </text:span><text:s/><text:span text:style-name="T37">then</text:span></text:p>
      <text:p text:style-name="P28"><text:tab/><text:tab/><text:tab/><text:span text:style-name="T37">foreach </text:span><text:s/><text:span text:style-name="T11">t</text:span> <text:span text:style-name="T7"> </text:span><text:span text:style-name="T6">E </text:span><text:span text:style-name="T22">(state</text:span><text:span text:style-name="T21">) </text:span><text:span text:style-name="T37">do</text:span></text:p>
      <text:p text:style-name="P28"><text:tab/><text:tab/><text:tab/><text:tab/><text:span text:style-name="T11">create</text:span>( <text:span text:style-name="T13"><text:s/>state+1</text:span>, <text:span text:style-name="T11">to</text:span>(<text:span text:style-name="T11">t</text:span>), <text:span text:style-name="T11">label(t) </text:span>) <text:s/>// copy arcs</text:p>
      <text:p text:style-name="P28"><text:tab/><text:tab/><text:tab/><text:span text:style-name="T37">end</text:span></text:p>
      <text:p text:style-name="P28"><text:tab/><text:tab/><text:tab/><text:span text:style-name="T37">if</text:span> <text:s/><text:span text:style-name="T11">isfinal</text:span>( <text:span text:style-name="T13">state</text:span><text:span text:style-name="T11"> </text:span>) <text:s/><text:span text:style-name="T37">then</text:span> </text:p>
      <text:p text:style-name="P28"><text:tab/><text:tab/><text:tab/><text:tab/><text:span text:style-name="T11">setasfinal</text:span>( <text:s/><text:span text:style-name="T13">state+1</text:span> )</text:p>
      <text:p text:style-name="P28"><text:tab/><text:tab/><text:tab/><text:span text:style-name="T37">end</text:span></text:p>
      <text:p text:style-name="P32"><text:tab/><text:tab/><text:span text:style-name="T37">end</text:span></text:p>
      <text:p text:style-name="P28"><text:tab/><text:tab/><text:span text:style-name="T11">t</text:span> = <text:span text:style-name="T11">prevtoken</text:span>( )</text:p>
      <text:p text:style-name="P28"><text:tab/><text:tab/><text:span text:style-name="T11">state</text:span> = <text:span text:style-name="T11">state + 1</text:span></text:p>
      <text:p text:style-name="P28"><text:tab/><text:span text:style-name="T37">end</text:span></text:p>
      <text:p text:style-name="P33"/>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ymbol" svg:font-family="Symbol" style:font-family-generic="roman" style:font-pitch="variable" style:font-charset="x-symbol"/>
    <style:font-face style:name="Times New Roman1" svg:font-family="'Times New Roman'" style:font-family-generic="roman" style:font-pitch="variable" style:font-charset="x-symbol"/>
    <style:font-face style:name="Tahoma2" svg:font-family="Tahoma"/>
    <style:font-face style:name="Courier New" svg:font-family="'Courier New'" style:font-family-generic="modern" style:font-pitch="fixed"/>
    <style:font-face style:name="Arial Unicode MS" svg:font-family="'Arial Unicode MS'" style:font-pitch="variable"/>
    <style:font-face style:name="MS Gothic" svg:font-family="'MS Gothic'" style:font-pitch="variable"/>
    <style:font-face style:name="MS Mincho" svg:font-family="'MS Mincho'" style:font-pitch="variable"/>
    <style:font-face style:name="Tahoma" svg:font-family="Tahoma"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Estremità_20_linea_20_1" draw:display-name="Estremità linea 1" svg:viewBox="0 0 1131 902" svg:d="m564 0-564 902h1131z"/>
    <draw:marker draw:name="Symmetric_20_Arrow" draw:display-name="Symmetric Arrow" svg:viewBox="0 0 1131 902" svg:d="m564 0-564 902h1131z"/>
    <draw:stroke-dash draw:name="Dashed_20__28_var_29_" draw:display-name="Dashed (var)" draw:style="rect" draw:dots1="1" draw:dots1-length="112%" draw:distance="72%"/>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top="0cm" fo:margin-bottom="0.212cm"/>
      <style:text-properties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2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2"/>
    </style:style>
    <style:style style:name="Footer" style:family="paragraph" style:parent-style-name="Standard" style:class="extra">
      <style:paragraph-properties text:number-lines="false" text:line-number="0">
        <style:tab-stops>
          <style:tab-stop style:position="7.276cm" style:type="center"/>
          <style:tab-stop style:position="14.55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Property" style:family="paragraph" style:parent-style-name="Standard" style:class="text">
      <style:paragraph-properties fo:margin-left="1.928cm" fo:margin-right="0cm" fo:margin-top="0cm" fo:margin-bottom="0.3cm" fo:keep-together="always" fo:text-indent="-1.928cm" style:auto-text-indent="false" style:shadow="none">
        <style:tab-stops/>
      </style:paragraph-properties>
    </style:style>
    <style:style style:name="Figure"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master-page-name="">
      <style:paragraph-properties fo:padding="0cm" fo:border-left="none" fo:border-right="none" fo:border-top="0.002cm solid #000000" fo:border-bottom="none" style:shadow="none"/>
      <style:text-properties fo:font-size="8pt" style:font-size-asian="8pt" style:font-size-complex="8pt"/>
    </style:style>
    <style:page-layout style:name="pm1">
      <style:page-layout-properties fo:page-width="20.999cm" fo:page-height="29.699cm" style:num-format="1" style:print-orientation="portrait" fo:margin-top="3.327cm" fo:margin-bottom="3.505cm" fo:margin-left="3.062cm" fo:margin-right="3.385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0.982cm" fo:margin-left="0cm" fo:margin-right="0cm" fo:margin-top="0.499cm"/>
      </style:footer-style>
    </style:page-layout>
  </office:automatic-styles>
  <office:master-styles>
    <style:master-page style:name="Standard" style:page-layout-name="pm1">
      <style:footer>
        <text:p text:style-name="P1">YRX – Regular expressions<text:tab/><text:tab/><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initial-creator>Remo Dentato</meta:initial-creator>
    <meta:creation-date>2006-05-05T12:36:46</meta:creation-date>
    <dc:creator>Remo Dentato</dc:creator>
    <dc:date>2007-09-03T22:50:21</dc:date>
    <meta:printed-by>Remo Dentato</meta:printed-by>
    <meta:print-date>2006-06-25T15:49:59</meta:print-date>
    <dc:language>en-GB</dc:language>
    <meta:editing-cycles>108</meta:editing-cycles>
    <meta:editing-duration>P3DT16H8M53S</meta:editing-duration>
    <meta:user-defined meta:name="Info 1"/>
    <meta:user-defined meta:name="Info 2"/>
    <meta:user-defined meta:name="Info 3"/>
    <meta:user-defined meta:name="Info 4"/>
    <meta:document-statistic meta:table-count="0" meta:image-count="3" meta:object-count="0" meta:page-count="13" meta:paragraph-count="178" meta:word-count="1814" meta:character-count="10413"/>
  </office:meta>
</office:document-meta>
</file>